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697000000BFF340F653F36C898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2"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3" style:family="graphic" style:parent-style-name="standard">
      <style:graphic-properties draw:stroke="solid" svg:stroke-width="0.01cm" svg:stroke-color="#000000" draw:stroke-linejoin="round" svg:stroke-linecap="round" draw:fill="none" fo:padding-top="0.005cm" fo:padding-bottom="0.005cm" fo:padding-left="0.005cm" fo:padding-right="0.005cm"/>
    </style:style>
    <style:style style:name="gr4" style:family="graphic" style:parent-style-name="standard">
      <style:graphic-properties draw:stroke="solid" svg:stroke-width="0.04cm" svg:stroke-color="#000000" draw:stroke-linejoin="round" svg:stroke-linecap="round" draw:fill="none" fo:padding-top="0.02cm" fo:padding-bottom="0.02cm" fo:padding-left="0.02cm" fo:padding-right="0.02cm"/>
    </style:style>
    <style:style style:name="gr5" style:family="graphic" style:parent-style-name="standard">
      <style:graphic-properties draw:stroke="solid" svg:stroke-width="0.069cm" svg:stroke-color="#000000" draw:stroke-linejoin="round" svg:stroke-linecap="round" draw:fill="none" fo:padding-top="0.034cm" fo:padding-bottom="0.034cm" fo:padding-left="0.034cm" fo:padding-right="0.034cm"/>
    </style:style>
    <style:style style:name="gr6"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7"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8"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9"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10" style:family="graphic" style:parent-style-name="standard">
      <style:graphic-properties draw:stroke="solid" svg:stroke-width="0.015cm" svg:stroke-color="#000000" draw:stroke-linejoin="round" svg:stroke-linecap="round" draw:fill="none" fo:padding-top="0.007cm" fo:padding-bottom="0.007cm" fo:padding-left="0.007cm" fo:padding-right="0.007cm"/>
    </style:style>
    <style:style style:name="gr11"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5cm" svg:stroke-color="#000000" draw:stroke-linejoin="round" svg:stroke-linecap="round" draw:fill="none" fo:padding-top="0.025cm" fo:padding-bottom="0.025cm" fo:padding-left="0.025cm" fo:padding-right="0.025cm"/>
    </style:style>
    <style:style style:name="gr13" style:family="graphic" style:parent-style-name="standard">
      <style:graphic-properties draw:stroke="solid" svg:stroke-width="0.037cm" svg:stroke-color="#000000" draw:stroke-linejoin="round" svg:stroke-linecap="round" draw:fill="none" fo:padding-top="0.018cm" fo:padding-bottom="0.018cm" fo:padding-left="0.018cm" fo:padding-right="0.018cm"/>
    </style:style>
    <style:style style:name="gr14" style:family="graphic" style:parent-style-name="standard">
      <style:graphic-properties draw:stroke="solid" svg:stroke-width="0.1cm" svg:stroke-color="#000000" draw:stroke-linejoin="round" svg:stroke-linecap="round" draw:fill="none" fo:padding-top="0.05cm" fo:padding-bottom="0.05cm" fo:padding-left="0.05cm" fo:padding-right="0.05cm"/>
    </style:style>
    <style:style style:name="gr15" style:family="graphic" style:parent-style-name="standard">
      <style:graphic-properties draw:stroke="solid" svg:stroke-width="0.038cm" svg:stroke-color="#000000" draw:stroke-linejoin="round" svg:stroke-linecap="round" draw:fill="none" fo:padding-top="0.019cm" fo:padding-bottom="0.019cm" fo:padding-left="0.019cm" fo:padding-right="0.019cm"/>
    </style:style>
    <style:style style:name="gr16"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7" style:family="graphic" style:parent-style-name="standard">
      <style:graphic-properties draw:stroke="solid" svg:stroke-width="0.041cm" svg:stroke-color="#000000" draw:stroke-linejoin="round" svg:stroke-linecap="round" draw:fill="none" fo:padding-top="0.02cm" fo:padding-bottom="0.02cm" fo:padding-left="0.02cm" fo:padding-right="0.02cm"/>
    </style:style>
    <style:style style:name="gr18" style:family="graphic" style:parent-style-name="standard">
      <style:graphic-properties draw:stroke="none" draw:fill="solid" draw:fill-color="#000000"/>
    </style:style>
    <style:style style:name="gr19" style:family="graphic" style:parent-style-name="standard">
      <style:graphic-properties draw:stroke="none" svg:stroke-color="#000000" draw:fill="none" draw:fill-color="#ffffff" fo:min-height="1.873cm"/>
      <style:paragraph-properties style:writing-mode="lr-tb"/>
    </style:style>
    <style:style style:name="gr20" style:family="graphic" style:parent-style-name="standard">
      <style:graphic-properties draw:stroke="none" svg:stroke-color="#000000" draw:fill="none" draw:fill-color="#ffffff" fo:min-height="6.223cm"/>
      <style:paragraph-properties style:writing-mode="lr-tb"/>
    </style:style>
    <style:style style:name="gr21" style:family="graphic" style:parent-style-name="standard">
      <style:graphic-properties draw:stroke="none" svg:stroke-color="#000000" draw:fill="none" draw:fill-color="#ffffff" fo:min-height="3.556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none" draw:fill-color="#ffffff"/>
    </style:style>
    <style:style style:name="P4" style:family="paragraph">
      <loext:graphic-properties draw:fill="none" draw:fill-color="#ffffff"/>
      <style:text-properties fo:font-size="14pt"/>
    </style:style>
    <style:style style:name="P5" style:family="paragraph">
      <loext:graphic-properties draw:fill="none"/>
      <style:paragraph-properties fo:text-align="center"/>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888cm" svg:height="1.778cm" svg:x="0.799cm" svg:y="16.247cm" svg:viewBox="0 0 889 1779" svg:d="M889 1779c-318 0-612-169-770-444-159-276-159-615 0-890 158-275 452-445 770-445">
          <text:p/>
        </draw:path>
        <draw:path draw:style-name="gr1" draw:text-style-name="P1" draw:layer="layout" svg:width="0.889cm" svg:height="1.778cm" svg:x="19.468cm" svg:y="16.247cm" svg:viewBox="0 0 890 1779" svg:d="M0 0c318 0 613 170 771 445 159 275 159 614 0 890-158 275-453 444-771 444">
          <text:p/>
        </draw:path>
        <draw:line draw:style-name="gr2" draw:text-style-name="P1" draw:layer="layout" svg:x1="1.688cm" svg:y1="18.025cm" svg:x2="19.468cm" svg:y2="18.025cm">
          <text:p/>
        </draw:line>
        <draw:line draw:style-name="gr2" draw:text-style-name="P1" draw:layer="layout" svg:x1="1.688cm" svg:y1="16.247cm" svg:x2="19.468cm" svg:y2="16.247cm">
          <text:p/>
        </draw:line>
        <draw:line draw:style-name="gr3" draw:text-style-name="P1" draw:layer="layout" svg:x1="2.517cm" svg:y1="16.412cm" svg:x2="2.654cm" svg:y2="16.412cm">
          <text:p/>
        </draw:line>
        <draw:line draw:style-name="gr3" draw:text-style-name="P1" draw:layer="layout" svg:x1="2.38cm" svg:y1="16.718cm" svg:x2="2.38cm" svg:y2="16.417cm">
          <text:p/>
        </draw:line>
        <draw:path draw:style-name="gr4" draw:text-style-name="P1" draw:layer="layout" svg:width="0.072cm" svg:height="0.073cm" svg:x="2.61cm" svg:y="16.566cm" svg:viewBox="0 0 73 74" svg:d="M73 38c0 20-16 36-36 36-21 0-37-16-37-36s16-38 37-38c20 0 36 18 36 38z">
          <text:p/>
        </draw:path>
        <draw:line draw:style-name="gr5" draw:text-style-name="P1" draw:layer="layout" svg:x1="2.526cm" svg:y1="16.445cm" svg:x2="2.648cm" svg:y2="16.445cm">
          <text:p/>
        </draw:line>
        <draw:line draw:style-name="gr5" draw:text-style-name="P1" draw:layer="layout" svg:x1="2.473cm" svg:y1="16.495cm" svg:x2="2.522cm" svg:y2="16.443cm">
          <text:p/>
        </draw:line>
        <draw:line draw:style-name="gr3" draw:text-style-name="P1" draw:layer="layout" svg:x1="2.365cm" svg:y1="16.424cm" svg:x2="2.375cm" svg:y2="16.424cm">
          <text:p/>
        </draw:line>
        <draw:line draw:style-name="gr3" draw:text-style-name="P1" draw:layer="layout" svg:x1="2.38cm" svg:y1="16.417cm" svg:x2="2.38cm" svg:y2="16.416cm">
          <text:p/>
        </draw:line>
        <draw:line draw:style-name="gr3" draw:text-style-name="P1" draw:layer="layout" svg:x1="2.38cm" svg:y1="16.416cm" svg:x2="2.251cm" svg:y2="16.416cm">
          <text:p/>
        </draw:line>
        <draw:line draw:style-name="gr3" draw:text-style-name="P1" draw:layer="layout" svg:x1="2.251cm" svg:y1="16.416cm" svg:x2="2.248cm" svg:y2="16.416cm">
          <text:p/>
        </draw:line>
        <draw:line draw:style-name="gr3" draw:text-style-name="P1" draw:layer="layout" svg:x1="2.249cm" svg:y1="16.416cm" svg:x2="2.186cm" svg:y2="16.467cm">
          <text:p/>
        </draw:line>
        <draw:line draw:style-name="gr5" draw:text-style-name="P1" draw:layer="layout" svg:x1="2.257cm" svg:y1="16.448cm" svg:x2="2.346cm" svg:y2="16.448cm">
          <text:p/>
        </draw:line>
        <draw:line draw:style-name="gr3" draw:text-style-name="P1" draw:layer="layout" svg:x1="2.654cm" svg:y1="16.412cm" svg:x2="2.66cm" svg:y2="16.412cm">
          <text:p/>
        </draw:line>
        <draw:line draw:style-name="gr3" draw:text-style-name="P1" draw:layer="layout" svg:x1="2.66cm" svg:y1="16.412cm" svg:x2="2.787cm" svg:y2="16.537cm">
          <text:p/>
        </draw:line>
        <draw:path draw:style-name="gr4" draw:text-style-name="P1" draw:layer="layout" svg:width="0.072cm" svg:height="0.073cm" svg:x="2.903cm" svg:y="16.392cm" svg:viewBox="0 0 73 74" svg:d="M73 37c0 21-16 37-36 37-21 0-37-16-37-37s16-37 37-37c20 0 36 16 36 37z">
          <text:p/>
        </draw:path>
        <draw:line draw:style-name="gr5" draw:text-style-name="P1" draw:layer="layout" svg:x1="2.903cm" svg:y1="16.464cm" svg:x2="2.816cm" svg:y2="16.554cm">
          <text:p/>
        </draw:line>
        <draw:line draw:style-name="gr5" draw:text-style-name="P1" draw:layer="layout" svg:x1="2.648cm" svg:y1="16.445cm" svg:x2="2.759cm" svg:y2="16.553cm">
          <text:p/>
        </draw:line>
        <draw:line draw:style-name="gr5" draw:text-style-name="P1" draw:layer="layout" svg:x1="2.347cm" svg:y1="16.446cm" svg:x2="2.347cm" svg:y2="16.707cm">
          <text:p/>
        </draw:line>
        <draw:line draw:style-name="gr5" draw:text-style-name="P1" draw:layer="layout" svg:x1="2.595cm" svg:y1="16.603cm" svg:x2="2.473cm" svg:y2="16.603cm">
          <text:p/>
        </draw:line>
        <draw:line draw:style-name="gr5" draw:text-style-name="P1" draw:layer="layout" svg:x1="2.473cm" svg:y1="16.496cm" svg:x2="2.473cm" svg:y2="16.72cm">
          <text:p/>
        </draw:line>
        <draw:line draw:style-name="gr5" draw:text-style-name="P1" draw:layer="layout" svg:x1="2.473cm" svg:y1="16.72cm" svg:x2="2.517cm" svg:y2="16.763cm">
          <text:p/>
        </draw:line>
        <draw:line draw:style-name="gr5" draw:text-style-name="P1" draw:layer="layout" svg:x1="2.516cm" svg:y1="16.762cm" svg:x2="2.648cm" svg:y2="16.762cm">
          <text:p/>
        </draw:line>
        <draw:line draw:style-name="gr5" draw:text-style-name="P1" draw:layer="layout" svg:x1="2.648cm" svg:y1="16.763cm" svg:x2="2.763cm" svg:y2="16.651cm">
          <text:p/>
        </draw:line>
        <draw:path draw:style-name="gr4" draw:text-style-name="P1" draw:layer="layout" svg:width="0.073cm" svg:height="0.074cm" svg:x="2.311cm" svg:y="16.722cm" svg:viewBox="0 0 74 75" svg:d="M74 37c0 21-17 38-38 38-20 0-36-17-36-38s16-37 36-37c21 0 38 16 38 37z">
          <text:p/>
        </draw:path>
        <draw:line draw:style-name="gr6" draw:text-style-name="P1" draw:layer="layout" svg:x1="2.76cm" svg:y1="16.563cm" svg:x2="2.816cm" svg:y2="16.563cm">
          <text:p/>
        </draw:line>
        <draw:line draw:style-name="gr6" draw:text-style-name="P1" draw:layer="layout" svg:x1="2.762cm" svg:y1="16.641cm" svg:x2="2.816cm" svg:y2="16.641cm">
          <text:p/>
        </draw:line>
        <draw:line draw:style-name="gr5" draw:text-style-name="P1" draw:layer="layout" svg:x1="2.898cm" svg:y1="16.733cm" svg:x2="2.813cm" svg:y2="16.651cm">
          <text:p/>
        </draw:line>
        <draw:path draw:style-name="gr4" draw:text-style-name="P1" draw:layer="layout" svg:width="0.066cm" svg:height="0.066cm" svg:x="2.897cm" svg:y="16.735cm" svg:viewBox="0 0 67 67" svg:d="M67 33c0 19-16 34-34 34s-33-15-33-34c0-18 15-33 33-33s34 15 34 33z">
          <text:p/>
        </draw:path>
        <draw:line draw:style-name="gr3" draw:text-style-name="P1" draw:layer="layout" svg:x1="2.015cm" svg:y1="16.422cm" svg:x2="2.007cm" svg:y2="16.422cm">
          <text:p/>
        </draw:line>
        <draw:line draw:style-name="gr3" draw:text-style-name="P1" draw:layer="layout" svg:x1="1.999cm" svg:y1="16.416cm" svg:x2="2.124cm" svg:y2="16.416cm">
          <text:p/>
        </draw:line>
        <draw:line draw:style-name="gr3" draw:text-style-name="P1" draw:layer="layout" svg:x1="2.124cm" svg:y1="16.416cm" svg:x2="2.183cm" svg:y2="16.465cm">
          <text:p/>
        </draw:line>
        <draw:line draw:style-name="gr5" draw:text-style-name="P1" draw:layer="layout" svg:x1="2.115cm" svg:y1="16.448cm" svg:x2="2.177cm" svg:y2="16.499cm">
          <text:p/>
        </draw:line>
        <draw:line draw:style-name="gr5" draw:text-style-name="P1" draw:layer="layout" svg:x1="2.031cm" svg:y1="16.448cm" svg:x2="2.115cm" svg:y2="16.448cm">
          <text:p/>
        </draw:line>
        <draw:line draw:style-name="gr3" draw:text-style-name="P1" draw:layer="layout" svg:x1="1.926cm" svg:y1="16.675cm" svg:x2="1.935cm" svg:y2="16.675cm">
          <text:p/>
        </draw:line>
        <draw:line draw:style-name="gr3" draw:text-style-name="P1" draw:layer="layout" svg:x1="1.891cm" svg:y1="16.675cm" svg:x2="1.885cm" svg:y2="16.675cm">
          <text:p/>
        </draw:line>
        <draw:line draw:style-name="gr3" draw:text-style-name="P1" draw:layer="layout" svg:x1="1.878cm" svg:y1="16.681cm" svg:x2="1.938cm" svg:y2="16.681cm">
          <text:p/>
        </draw:line>
        <draw:line draw:style-name="gr3" draw:text-style-name="P1" draw:layer="layout" svg:x1="1.938cm" svg:y1="16.681cm" svg:x2="1.941cm" svg:y2="16.681cm">
          <text:p/>
        </draw:line>
        <draw:line draw:style-name="gr3" draw:text-style-name="P1" draw:layer="layout" svg:x1="1.941cm" svg:y1="16.681cm" svg:x2="1.941cm" svg:y2="16.479cm">
          <text:p/>
        </draw:line>
        <draw:path draw:style-name="gr4" draw:text-style-name="P1" draw:layer="layout" svg:width="0.075cm" svg:height="0.075cm" svg:x="1.873cm" svg:y="16.4cm" svg:viewBox="0 0 76 76" svg:d="M76 39c0 20-17 37-39 37-20 0-37-17-37-37 0-22 17-39 37-39 22 0 39 17 39 39z">
          <text:p/>
        </draw:path>
        <draw:line draw:style-name="gr5" draw:text-style-name="P1" draw:layer="layout" svg:x1="1.909cm" svg:y1="16.491cm" svg:x2="1.909cm" svg:y2="16.651cm">
          <text:p/>
        </draw:line>
        <draw:line draw:style-name="gr3" draw:text-style-name="P1" draw:layer="layout" svg:x1="1.727cm" svg:y1="16.419cm" svg:x2="1.739cm" svg:y2="16.419cm">
          <text:p/>
        </draw:line>
        <draw:line draw:style-name="gr3" draw:text-style-name="P1" draw:layer="layout" svg:x1="1.745cm" svg:y1="16.411cm" svg:x2="1.745cm" svg:y2="16.714cm">
          <text:p/>
        </draw:line>
        <draw:line draw:style-name="gr3" draw:text-style-name="P1" draw:layer="layout" svg:x1="1.683cm" svg:y1="16.411cm" svg:x2="1.683cm" svg:y2="16.726cm">
          <text:p/>
        </draw:line>
        <draw:line draw:style-name="gr5" draw:text-style-name="P1" draw:layer="layout" svg:x1="1.714cm" svg:y1="16.718cm" svg:x2="1.714cm" svg:y2="16.445cm">
          <text:p/>
        </draw:line>
        <draw:line draw:style-name="gr5" draw:text-style-name="P1" draw:layer="layout" svg:x1="1.598cm" svg:y1="16.506cm" svg:x2="1.598cm" svg:y2="16.699cm">
          <text:p/>
        </draw:line>
        <draw:line draw:style-name="gr5" draw:text-style-name="P1" draw:layer="layout" svg:x1="1.536cm" svg:y1="16.446cm" svg:x2="1.6cm" svg:y2="16.508cm">
          <text:p/>
        </draw:line>
        <draw:line draw:style-name="gr3" draw:text-style-name="P1" draw:layer="layout" svg:x1="1.715cm" svg:y1="16.411cm" svg:x2="1.745cm" svg:y2="16.411cm">
          <text:p/>
        </draw:line>
        <draw:line draw:style-name="gr3" draw:text-style-name="P1" draw:layer="layout" svg:x1="1.697cm" svg:y1="16.419cm" svg:x2="1.691cm" svg:y2="16.419cm">
          <text:p/>
        </draw:line>
        <draw:line draw:style-name="gr3" draw:text-style-name="P1" draw:layer="layout" svg:x1="1.685cm" svg:y1="16.411cm" svg:x2="1.684cm" svg:y2="16.411cm">
          <text:p/>
        </draw:line>
        <draw:line draw:style-name="gr3" draw:text-style-name="P1" draw:layer="layout" svg:x1="1.684cm" svg:y1="16.411cm" svg:x2="1.683cm" svg:y2="16.411cm">
          <text:p/>
        </draw:line>
        <draw:line draw:style-name="gr3" draw:text-style-name="P1" draw:layer="layout" svg:x1="1.714cm" svg:y1="16.411cm" svg:x2="1.685cm" svg:y2="16.411cm">
          <text:p/>
        </draw:line>
        <draw:line draw:style-name="gr5" draw:text-style-name="P1" draw:layer="layout" svg:x1="1.536cm" svg:y1="16.445cm" svg:x2="1.435cm" svg:y2="16.445cm">
          <text:p/>
        </draw:line>
        <draw:line draw:style-name="gr5" draw:text-style-name="P1" draw:layer="layout" svg:x1="1.376cm" svg:y1="16.51cm" svg:x2="1.376cm" svg:y2="16.534cm">
          <text:p/>
        </draw:line>
        <draw:line draw:style-name="gr5" draw:text-style-name="P1" draw:layer="layout" svg:x1="1.376cm" svg:y1="16.707cm" svg:x2="1.435cm" svg:y2="16.765cm">
          <text:p/>
        </draw:line>
        <draw:line draw:style-name="gr5" draw:text-style-name="P1" draw:layer="layout" svg:x1="1.377cm" svg:y1="16.708cm" svg:x2="1.377cm" svg:y2="16.632cm">
          <text:p/>
        </draw:line>
        <draw:line draw:style-name="gr5" draw:text-style-name="P1" draw:layer="layout" svg:x1="1.433cm" svg:y1="16.764cm" svg:x2="1.537cm" svg:y2="16.764cm">
          <text:p/>
        </draw:line>
        <draw:line draw:style-name="gr5" draw:text-style-name="P1" draw:layer="layout" svg:x1="1.376cm" svg:y1="16.506cm" svg:x2="1.428cm" svg:y2="16.454cm">
          <text:p/>
        </draw:line>
        <draw:path draw:style-name="gr4" draw:text-style-name="P1" draw:layer="layout" svg:width="0.068cm" svg:height="0.069cm" svg:x="1.343cm" svg:y="16.548cm" svg:viewBox="0 0 69 70" svg:d="M69 35c0 19-16 35-35 35s-34-16-34-35 15-35 34-35 35 16 35 35z">
          <text:p/>
        </draw:path>
        <draw:line draw:style-name="gr3" draw:text-style-name="P1" draw:layer="layout" svg:x1="1.999cm" svg:y1="16.716cm" svg:x2="1.999cm" svg:y2="16.417cm">
          <text:p/>
        </draw:line>
        <draw:line draw:style-name="gr5" draw:text-style-name="P1" draw:layer="layout" svg:x1="2.194cm" svg:y1="16.499cm" svg:x2="2.258cm" svg:y2="16.448cm">
          <text:p/>
        </draw:line>
        <draw:line draw:style-name="gr5" draw:text-style-name="P1" draw:layer="layout" svg:x1="2.186cm" svg:y1="16.577cm" svg:x2="2.186cm" svg:y2="16.506cm">
          <text:p/>
        </draw:line>
        <draw:line draw:style-name="gr5" draw:text-style-name="P1" draw:layer="layout" svg:x1="2.031cm" svg:y1="16.707cm" svg:x2="2.031cm" svg:y2="16.448cm">
          <text:p/>
        </draw:line>
        <draw:line draw:style-name="gr3" draw:text-style-name="P1" draw:layer="layout" svg:x1="1.878cm" svg:y1="16.479cm" svg:x2="1.878cm" svg:y2="16.681cm">
          <text:p/>
        </draw:line>
        <draw:line draw:style-name="gr5" draw:text-style-name="P1" draw:layer="layout" svg:x1="1.858cm" svg:y1="16.762cm" svg:x2="1.759cm" svg:y2="16.762cm">
          <text:p/>
        </draw:line>
        <draw:line draw:style-name="gr5" draw:text-style-name="P1" draw:layer="layout" svg:x1="1.76cm" svg:y1="16.763cm" svg:x2="1.714cm" svg:y2="16.717cm">
          <text:p/>
        </draw:line>
        <draw:line draw:style-name="gr5" draw:text-style-name="P1" draw:layer="layout" svg:x1="1.598cm" svg:y1="16.703cm" svg:x2="1.541cm" svg:y2="16.762cm">
          <text:p/>
        </draw:line>
        <draw:path draw:style-name="gr4" draw:text-style-name="P1" draw:layer="layout" svg:width="0.074cm" svg:height="0.075cm" svg:x="2.149cm" svg:y="16.593cm" svg:viewBox="0 0 75 76" svg:d="M75 39c0 20-16 37-38 37-20 0-37-17-37-37 0-21 17-39 37-39 22 0 38 18 38 39z">
          <text:p/>
        </draw:path>
        <draw:path draw:style-name="gr4" draw:text-style-name="P1" draw:layer="layout" svg:width="0.072cm" svg:height="0.074cm" svg:x="1.996cm" svg:y="16.721cm" svg:viewBox="0 0 73 75" svg:d="M73 38c0 20-17 37-37 37s-36-17-36-37 16-38 36-38 37 18 37 38z">
          <text:p/>
        </draw:path>
        <draw:path draw:style-name="gr4" draw:text-style-name="P1" draw:layer="layout" svg:width="0.073cm" svg:height="0.074cm" svg:x="1.873cm" svg:y="16.723cm" svg:viewBox="0 0 74 75" svg:d="M74 37c0 22-17 38-38 38-20 0-36-16-36-38 0-20 16-37 36-37 21 0 38 17 38 37z">
          <text:p/>
        </draw:path>
        <draw:line draw:style-name="gr7" draw:text-style-name="P1" draw:layer="layout" svg:x1="2.793cm" svg:y1="17.708cm" svg:x2="2.732cm" svg:y2="17.751cm">
          <text:p/>
        </draw:line>
        <draw:polyline draw:style-name="gr7" draw:text-style-name="P1" draw:layer="layout" svg:width="0.127cm" svg:height="0.073cm" svg:x="2.665cm" svg:y="17.708cm" svg:viewBox="0 0 128 74" draw:points="128,74 0,74 0,25 6,12 12,6 25,0 43,0 56,6 61,12 68,25 68,74">
          <text:p/>
        </draw:polyline>
        <draw:line draw:style-name="gr7" draw:text-style-name="P1" draw:layer="layout" svg:x1="2.792cm" svg:y1="17.587cm" svg:x2="2.792cm" svg:y2="17.659cm">
          <text:p/>
        </draw:line>
        <draw:polyline draw:style-name="gr7" draw:text-style-name="P1" draw:layer="layout" svg:width="0.127cm" svg:height="0.036cm" svg:x="2.665cm" svg:y="17.623cm" svg:viewBox="0 0 128 37" draw:points="128,0 0,0 18,13 31,25 37,37">
          <text:p/>
        </draw:polyline>
        <draw:polyline draw:style-name="gr7" draw:text-style-name="P1" draw:layer="layout" svg:width="0.127cm" svg:height="0.085cm" svg:x="2.665cm" svg:y="17.46cm" svg:viewBox="0 0 128 86" draw:points="0,86 0,0 128,54">
          <text:p/>
        </draw:polyline>
        <draw:line draw:style-name="gr7" draw:text-style-name="P1" draw:layer="layout" svg:x1="1.701cm" svg:y1="17.72cm" svg:x2="1.701cm" svg:y2="17.568cm">
          <text:p/>
        </draw:line>
        <draw:line draw:style-name="gr7" draw:text-style-name="P1" draw:layer="layout" svg:x1="1.93cm" svg:y1="17.72cm" svg:x2="1.93cm" svg:y2="17.568cm">
          <text:p/>
        </draw:line>
        <draw:line draw:style-name="gr7" draw:text-style-name="P1" draw:layer="layout" svg:x1="1.658cm" svg:y1="17.718cm" svg:x2="1.596cm" svg:y2="17.761cm">
          <text:p/>
        </draw:line>
        <draw:polyline draw:style-name="gr7" draw:text-style-name="P1" draw:layer="layout" svg:width="0.127cm" svg:height="0.073cm" svg:x="1.53cm" svg:y="17.718cm" svg:viewBox="0 0 128 74" draw:points="128,74 0,74 0,25 6,13 13,6 25,0 43,0 55,6 61,13 67,25 67,74">
          <text:p/>
        </draw:polyline>
        <draw:line draw:style-name="gr7" draw:text-style-name="P1" draw:layer="layout" svg:x1="1.657cm" svg:y1="17.597cm" svg:x2="1.657cm" svg:y2="17.669cm">
          <text:p/>
        </draw:line>
        <draw:polyline draw:style-name="gr7" draw:text-style-name="P1" draw:layer="layout" svg:width="0.127cm" svg:height="0.037cm" svg:x="1.53cm" svg:y="17.633cm" svg:viewBox="0 0 128 38" draw:points="128,0 0,0 19,14 31,26 37,38">
          <text:p/>
        </draw:polyline>
        <draw:line draw:style-name="gr7" draw:text-style-name="P1" draw:layer="layout" svg:x1="1.572cm" svg:y1="17.488cm" svg:x2="1.657cm" svg:y2="17.488cm">
          <text:p/>
        </draw:line>
        <draw:polyline draw:style-name="gr7" draw:text-style-name="P1" draw:layer="layout" svg:width="0.091cm" svg:height="0.079cm" svg:x="1.524cm" svg:y="17.47cm" svg:viewBox="0 0 92 80" draw:points="0,49 92,80 92,0">
          <text:p/>
        </draw:polyline>
        <draw:polyline draw:style-name="gr8" draw:text-style-name="P1" draw:layer="layout" svg:width="0.029cm" svg:height="0.153cm" svg:x="2.956cm" svg:y="16.531cm" svg:viewBox="0 0 30 154" draw:points="30,154 25,149 14,135 10,125 5,110 0,86 0,67 5,43 10,29 14,19 25,5 30,0">
          <text:p/>
        </draw:polyline>
        <draw:polyline draw:style-name="gr8" draw:text-style-name="P1" draw:layer="layout" svg:width="0.048cm" svg:height="0.066cm" svg:x="3.018cm" svg:y="16.579cm" svg:viewBox="0 0 49 67" draw:points="49,63 38,67 19,67 10,63 5,57 0,47 0,19 5,9 10,5 19,0 38,0 49,5">
          <text:p/>
        </draw:polyline>
        <draw:polyline draw:style-name="gr8" draw:text-style-name="P1" draw:layer="layout" svg:width="0.028cm" svg:height="0.153cm" svg:x="3.099cm" svg:y="16.531cm" svg:viewBox="0 0 29 154" draw:points="0,154 5,149 14,135 20,125 25,110 29,86 29,67 25,43 20,29 14,19 5,5 0,0">
          <text:p/>
        </draw:polyline>
        <draw:polyline draw:style-name="gr8" draw:text-style-name="P1" draw:layer="layout" svg:width="0.061cm" svg:height="0.1cm" svg:x="3.166cm" svg:y="16.545cm" svg:viewBox="0 0 62 101" draw:points="4,10 9,5 19,0 42,0 52,5 58,10 62,20 62,29 58,43 0,101 62,101">
          <text:p/>
        </draw:polyline>
        <draw:polygon draw:style-name="gr8" draw:text-style-name="P1" draw:layer="layout" svg:width="0.057cm" svg:height="0.1cm" svg:x="3.266cm" svg:y="16.545cm" svg:viewBox="0 0 58 101" draw:points="23,0 33,0 44,5 48,10 53,20 58,39 58,62 53,81 48,92 44,97 33,101 23,101 14,97 9,92 4,81 0,62 0,39 4,20 9,10 14,5">
          <text:p/>
        </draw:polygon>
        <draw:line draw:style-name="gr8" draw:text-style-name="P1" draw:layer="layout" svg:x1="3.418cm" svg:y1="16.645cm" svg:x2="3.361cm" svg:y2="16.645cm">
          <text:p/>
        </draw:line>
        <draw:polyline draw:style-name="gr8" draw:text-style-name="P1" draw:layer="layout" svg:width="0.028cm" svg:height="0.1cm" svg:x="3.361cm" svg:y="16.545cm" svg:viewBox="0 0 29 101" draw:points="29,101 29,0 20,15 10,24 0,29">
          <text:p/>
        </draw:polyline>
        <draw:polyline draw:style-name="gr8" draw:text-style-name="P1" draw:layer="layout" svg:width="0.057cm" svg:height="0.1cm" svg:x="3.456cm" svg:y="16.545cm" svg:viewBox="0 0 58 101" draw:points="10,101 30,101 39,97 44,92 53,77 58,58 58,20 53,10 49,5 39,0 20,0 10,5 5,10 0,20 0,43 5,53 10,58 20,62 39,62 49,58 53,53 58,43">
          <text:p/>
        </draw:polyline>
        <draw:line draw:style-name="gr7" draw:text-style-name="P1" draw:layer="layout" svg:x1="3.37cm" svg:y1="16.97cm" svg:x2="3.689cm" svg:y2="16.97cm">
          <text:p/>
        </draw:line>
        <draw:polyline draw:style-name="gr9" draw:text-style-name="P1" draw:layer="layout" svg:width="0.076cm" svg:height="0.043cm" svg:x="3.437cm" svg:y="17.6cm" svg:viewBox="0 0 77 44" draw:points="74,44 77,33 77,14 74,7 70,3 63,0 56,0 48,3 44,7 41,14 38,30 34,37 30,40 22,44 15,44 8,40 4,37 0,30 0,10 4,0">
          <text:p/>
        </draw:polyline>
        <draw:polygon draw:style-name="gr9" draw:text-style-name="P1" draw:layer="layout" svg:width="0.076cm" svg:height="0.05cm" svg:x="3.437cm" svg:y="17.52cm" svg:viewBox="0 0 77 51" draw:points="0,33 0,18 4,10 11,3 25,0 52,0 67,3 74,10 77,18 77,33 74,39 67,48 52,51 25,51 11,48 4,39">
          <text:p/>
        </draw:polygon>
        <draw:line draw:style-name="gr9" draw:text-style-name="P1" draw:layer="layout" svg:x1="3.513cm" svg:y1="17.487cm" svg:x2="3.437cm" svg:y2="17.487cm">
          <text:p/>
        </draw:line>
        <draw:polyline draw:style-name="gr9" draw:text-style-name="P1" draw:layer="layout" svg:width="0.076cm" svg:height="0.047cm" svg:x="3.437cm" svg:y="17.407cm" svg:viewBox="0 0 77 48" draw:points="70,0 74,4 77,15 77,22 74,33 67,41 59,45 44,48 34,48 18,45 11,41 4,33 0,22 0,15 4,4 8,0">
          <text:p/>
        </draw:polyline>
        <draw:line draw:style-name="gr9" draw:text-style-name="P1" draw:layer="layout" svg:x1="3.484cm" svg:y1="17.375cm" svg:x2="3.484cm" svg:y2="17.316cm">
          <text:p/>
        </draw:line>
        <draw:line draw:style-name="gr9" draw:text-style-name="P1" draw:layer="layout" svg:x1="3.513cm" svg:y1="17.24cm" svg:x2="3.513cm" svg:y2="17.284cm">
          <text:p/>
        </draw:line>
        <draw:polyline draw:style-name="gr9" draw:text-style-name="P1" draw:layer="layout" svg:width="0.076cm" svg:height="0.022cm" svg:x="3.437cm" svg:y="17.262cm" svg:viewBox="0 0 77 23" draw:points="77,0 0,0 11,7 18,15 22,23">
          <text:p/>
        </draw:polyline>
        <draw:line draw:style-name="gr9" draw:text-style-name="P1" draw:layer="layout" svg:x1="3.462cm" svg:y1="17.175cm" svg:x2="3.513cm" svg:y2="17.175cm">
          <text:p/>
        </draw:line>
        <draw:polyline draw:style-name="gr9" draw:text-style-name="P1" draw:layer="layout" svg:width="0.055cm" svg:height="0.047cm" svg:x="3.433cm" svg:y="17.164cm" svg:viewBox="0 0 56 48" draw:points="0,29 56,48 56,0">
          <text:p/>
        </draw:polyline>
        <draw:line draw:style-name="gr10" draw:text-style-name="P1" draw:layer="layout" svg:x1="3.622cm" svg:y1="17.522cm" svg:x2="3.622cm" svg:y2="17.558cm">
          <text:p/>
        </draw:line>
        <draw:polyline draw:style-name="gr10" draw:text-style-name="P1" draw:layer="layout" svg:width="0.064cm" svg:height="0.018cm" svg:x="3.558cm" svg:y="17.54cm" svg:viewBox="0 0 65 19" draw:points="65,0 0,0 9,7 16,13 20,19">
          <text:p/>
        </draw:polyline>
        <draw:polyline draw:style-name="gr10" draw:text-style-name="P1" draw:layer="layout" svg:width="0.064cm" svg:height="0.036cm" svg:x="3.558cm" svg:y="17.461cm" svg:viewBox="0 0 65 37" draw:points="0,3 0,34 31,37 29,34 26,27 26,12 29,6 31,3 38,0 53,0 59,3 62,6 65,12 65,27 62,34 59,37">
          <text:p/>
        </draw:polyline>
        <draw:polygon draw:style-name="gr10" draw:text-style-name="P1" draw:layer="layout" svg:width="0.064cm" svg:height="0.036cm" svg:x="3.558cm" svg:y="17.401cm" svg:viewBox="0 0 65 37" draw:points="0,21 0,15 3,9 7,6 12,3 26,0 41,0 53,3 59,6 62,9 65,15 65,21 62,28 59,31 53,34 41,37 26,37 12,34 7,31 3,28">
          <text:p/>
        </draw:polygon>
        <draw:line draw:style-name="gr10" draw:text-style-name="P1" draw:layer="layout" svg:x1="3.622cm" svg:y1="17.374cm" svg:x2="3.579cm" svg:y2="17.374cm">
          <text:p/>
        </draw:line>
        <draw:polyline draw:style-name="gr10" draw:text-style-name="P1" draw:layer="layout" svg:width="0.043cm" svg:height="0.028cm" svg:x="3.579cm" svg:y="17.346cm" svg:viewBox="0 0 44 29" draw:points="7,29 4,25 0,19 0,10 4,3 10,0 44,0">
          <text:p/>
        </draw:polyline>
        <draw:polyline draw:style-name="gr10" draw:text-style-name="P1" draw:layer="layout" svg:width="0.043cm" svg:height="0.027cm" svg:x="3.579cm" svg:y="17.319cm" svg:viewBox="0 0 44 28" draw:points="10,28 4,25 0,18 0,9 4,3 10,0 44,0">
          <text:p/>
        </draw:polyline>
        <draw:line draw:style-name="gr10" draw:text-style-name="P1" draw:layer="layout" svg:x1="3.622cm" svg:y1="17.289cm" svg:x2="3.579cm" svg:y2="17.289cm">
          <text:p/>
        </draw:line>
        <draw:polyline draw:style-name="gr10" draw:text-style-name="P1" draw:layer="layout" svg:width="0.007cm" svg:height="0.006cm" svg:x="3.558cm" svg:y="17.286cm" svg:viewBox="0 0 8 7" draw:points="0,4 3,7 8,4 3,0 0,4 8,4">
          <text:p/>
        </draw:polyline>
        <draw:polyline draw:style-name="gr10" draw:text-style-name="P1" draw:layer="layout" svg:width="0.064cm" svg:height="0.009cm" svg:x="3.558cm" svg:y="17.25cm" svg:viewBox="0 0 65 10" draw:points="65,0 62,6 56,10 0,10">
          <text:p/>
        </draw:polyline>
        <draw:polyline draw:style-name="gr7" draw:text-style-name="P1" draw:layer="layout" svg:width="0.073cm" svg:height="0.127cm" svg:x="3.435cm" svg:y="16.777cm" svg:viewBox="0 0 74 128" draw:points="0,0 0,104 6,116 13,122 25,128 49,128 61,122 68,116 74,104 74,0">
          <text:p/>
        </draw:polyline>
        <draw:line draw:style-name="gr7" draw:text-style-name="P1" draw:layer="layout" svg:x1="3.623cm" svg:y1="16.819cm" svg:x2="3.623cm" svg:y2="16.904cm">
          <text:p/>
        </draw:line>
        <draw:polyline draw:style-name="gr7" draw:text-style-name="P1" draw:layer="layout" svg:width="0.079cm" svg:height="0.09cm" svg:x="3.562cm" svg:y="16.771cm" svg:viewBox="0 0 80 91" draw:points="31,0 0,91 80,91">
          <text:p/>
        </draw:polyline>
        <draw:line draw:style-name="gr7" draw:text-style-name="P1" draw:layer="layout" svg:x1="2.844cm" svg:y1="17.72cm" svg:x2="2.844cm" svg:y2="17.568cm">
          <text:p/>
        </draw:line>
        <draw:line draw:style-name="gr7" draw:text-style-name="P1" draw:layer="layout" svg:x1="3.072cm" svg:y1="17.72cm" svg:x2="3.072cm" svg:y2="17.568cm">
          <text:p/>
        </draw:line>
        <draw:line draw:style-name="gr7" draw:text-style-name="P1" draw:layer="layout" svg:x1="8.254cm" svg:y1="16.768cm" svg:x2="8.254cm" svg:y2="16.869cm">
          <text:p/>
        </draw:line>
        <draw:line draw:style-name="gr7" draw:text-style-name="P1" draw:layer="layout" svg:x1="8.457cm" svg:y1="16.768cm" svg:x2="8.457cm" svg:y2="16.869cm">
          <text:p/>
        </draw:line>
        <draw:line draw:style-name="gr7" draw:text-style-name="P1" draw:layer="layout" svg:x1="8.61cm" svg:y1="17.284cm" svg:x2="8.548cm" svg:y2="17.327cm">
          <text:p/>
        </draw:line>
        <draw:polyline draw:style-name="gr7" draw:text-style-name="P1" draw:layer="layout" svg:width="0.127cm" svg:height="0.073cm" svg:x="8.482cm" svg:y="17.284cm" svg:viewBox="0 0 128 74" draw:points="128,74 0,74 0,26 6,12 12,6 24,0 42,0 54,6 60,12 66,26 66,74">
          <text:p/>
        </draw:polyline>
        <draw:polyline draw:style-name="gr7" draw:text-style-name="P1" draw:layer="layout" svg:width="0.127cm" svg:height="0.073cm" svg:x="8.482cm" svg:y="17.163cm" svg:viewBox="0 0 128 74" draw:points="128,62 128,37 122,24 115,19 96,6 72,0 24,0 12,6 6,12 0,24 0,49 6,62 12,68 24,74 54,74 66,68 72,62 78,49 78,24 72,12 66,6 54,0">
          <text:p/>
        </draw:polyline>
        <draw:line draw:style-name="gr7" draw:text-style-name="P1" draw:layer="layout" svg:x1="8.254cm" svg:y1="17.212cm" svg:x2="8.254cm" svg:y2="17.314cm">
          <text:p/>
        </draw:line>
        <draw:line draw:style-name="gr7" draw:text-style-name="P1" draw:layer="layout" svg:x1="8.457cm" svg:y1="17.212cm" svg:x2="8.457cm" svg:y2="17.314cm">
          <text:p/>
        </draw:line>
        <draw:line draw:style-name="gr7" draw:text-style-name="P1" draw:layer="layout" svg:x1="8.213cm" svg:y1="17.287cm" svg:x2="8.152cm" svg:y2="17.33cm">
          <text:p/>
        </draw:line>
        <draw:polyline draw:style-name="gr7" draw:text-style-name="P1" draw:layer="layout" svg:width="0.127cm" svg:height="0.072cm" svg:x="8.085cm" svg:y="17.287cm" svg:viewBox="0 0 128 73" draw:points="128,73 0,73 0,25 7,13 12,6 25,0 43,0 55,6 62,13 68,25 68,73">
          <text:p/>
        </draw:polyline>
        <draw:polyline draw:style-name="gr7" draw:text-style-name="P1" draw:layer="layout" svg:width="0.127cm" svg:height="0.072cm" svg:x="8.085cm" svg:y="17.166cm" svg:viewBox="0 0 128 73" draw:points="0,12 0,36 7,48 12,54 31,67 55,73 104,73 117,67 122,61 128,48 128,24 122,12 117,6 104,0 74,0 62,6 55,12 49,24 49,48 55,61 62,67 74,73">
          <text:p/>
        </draw:polyline>
        <draw:line draw:style-name="gr7" draw:text-style-name="P1" draw:layer="layout" svg:x1="9.016cm" svg:y1="17.657cm" svg:x2="9.016cm" svg:y2="17.758cm">
          <text:p/>
        </draw:line>
        <draw:line draw:style-name="gr7" draw:text-style-name="P1" draw:layer="layout" svg:x1="8.986cm" svg:y1="17.789cm" svg:x2="8.924cm" svg:y2="17.832cm">
          <text:p/>
        </draw:line>
        <draw:polyline draw:style-name="gr7" draw:text-style-name="P1" draw:layer="layout" svg:width="0.127cm" svg:height="0.072cm" svg:x="8.858cm" svg:y="17.789cm" svg:viewBox="0 0 128 73" draw:points="128,73 0,73 0,25 6,12 11,6 24,0 42,0 54,6 60,12 66,25 66,73">
          <text:p/>
        </draw:polyline>
        <draw:line draw:style-name="gr7" draw:text-style-name="P1" draw:layer="layout" svg:x1="8.985cm" svg:y1="17.668cm" svg:x2="8.985cm" svg:y2="17.741cm">
          <text:p/>
        </draw:line>
        <draw:polyline draw:style-name="gr7" draw:text-style-name="P1" draw:layer="layout" svg:width="0.127cm" svg:height="0.037cm" svg:x="8.858cm" svg:y="17.704cm" svg:viewBox="0 0 128 38" draw:points="128,0 0,0 18,13 30,26 36,38">
          <text:p/>
        </draw:polyline>
        <draw:line draw:style-name="gr7" draw:text-style-name="P1" draw:layer="layout" svg:x1="8.985cm" svg:y1="17.547cm" svg:x2="8.985cm" svg:y2="17.62cm">
          <text:p/>
        </draw:line>
        <draw:polyline draw:style-name="gr7" draw:text-style-name="P1" draw:layer="layout" svg:width="0.127cm" svg:height="0.036cm" svg:x="8.858cm" svg:y="17.584cm" svg:viewBox="0 0 128 37" draw:points="128,0 0,0 18,12 30,24 36,37">
          <text:p/>
        </draw:polyline>
        <draw:line draw:style-name="gr7" draw:text-style-name="P1" draw:layer="layout" svg:x1="8.838cm" svg:y1="17.758cm" svg:x2="8.838cm" svg:y2="17.657cm">
          <text:p/>
        </draw:line>
        <draw:line draw:style-name="gr7" draw:text-style-name="P1" draw:layer="layout" svg:x1="8.635cm" svg:y1="17.758cm" svg:x2="8.635cm" svg:y2="17.657cm">
          <text:p/>
        </draw:line>
        <draw:line draw:style-name="gr7" draw:text-style-name="P1" draw:layer="layout" svg:x1="8.61cm" svg:y1="17.731cm" svg:x2="8.548cm" svg:y2="17.775cm">
          <text:p/>
        </draw:line>
        <draw:polyline draw:style-name="gr7" draw:text-style-name="P1" draw:layer="layout" svg:width="0.127cm" svg:height="0.073cm" svg:x="8.482cm" svg:y="17.731cm" svg:viewBox="0 0 128 74" draw:points="128,74 0,74 0,25 6,13 12,6 24,0 42,0 54,6 60,13 66,25 66,74">
          <text:p/>
        </draw:polyline>
        <draw:polyline draw:style-name="gr7" draw:text-style-name="P1" draw:layer="layout" svg:width="0.127cm" svg:height="0.073cm" svg:x="8.482cm" svg:y="17.61cm" svg:viewBox="0 0 128 74" draw:points="54,50 48,62 42,68 30,74 24,74 12,68 6,62 0,50 0,25 6,12 12,6 24,0 30,0 42,6 48,12 54,25 54,50 60,62 66,68 78,74 102,74 115,68 122,62 128,50 128,25 122,12 115,6 102,0 78,0 66,6 60,12 54,25">
          <text:p/>
        </draw:polyline>
        <draw:line draw:style-name="gr7" draw:text-style-name="P1" draw:layer="layout" svg:x1="8.254cm" svg:y1="17.657cm" svg:x2="8.254cm" svg:y2="17.758cm">
          <text:p/>
        </draw:line>
        <draw:line draw:style-name="gr7" draw:text-style-name="P1" draw:layer="layout" svg:x1="8.457cm" svg:y1="17.657cm" svg:x2="8.457cm" svg:y2="17.758cm">
          <text:p/>
        </draw:line>
        <draw:line draw:style-name="gr7" draw:text-style-name="P1" draw:layer="layout" svg:x1="8.212cm" svg:y1="17.729cm" svg:x2="8.149cm" svg:y2="17.772cm">
          <text:p/>
        </draw:line>
        <draw:polyline draw:style-name="gr7" draw:text-style-name="P1" draw:layer="layout" svg:width="0.127cm" svg:height="0.072cm" svg:x="8.083cm" svg:y="17.729cm" svg:viewBox="0 0 128 73" draw:points="128,73 0,73 0,25 6,13 12,7 24,0 42,0 54,7 61,13 67,25 67,73">
          <text:p/>
        </draw:polyline>
        <draw:polyline draw:style-name="gr7" draw:text-style-name="P1" draw:layer="layout" svg:width="0.127cm" svg:height="0.084cm" svg:x="8.083cm" svg:y="17.602cm" svg:viewBox="0 0 128 85" draw:points="0,85 0,0 128,55">
          <text:p/>
        </draw:polyline>
        <draw:line draw:style-name="gr7" draw:text-style-name="P1" draw:layer="layout" svg:x1="9.016cm" svg:y1="17.212cm" svg:x2="9.016cm" svg:y2="17.314cm">
          <text:p/>
        </draw:line>
        <draw:line draw:style-name="gr7" draw:text-style-name="P1" draw:layer="layout" svg:x1="9.219cm" svg:y1="17.212cm" svg:x2="9.219cm" svg:y2="17.314cm">
          <text:p/>
        </draw:line>
        <draw:line draw:style-name="gr7" draw:text-style-name="P1" draw:layer="layout" svg:x1="8.838cm" svg:y1="17.314cm" svg:x2="8.838cm" svg:y2="17.212cm">
          <text:p/>
        </draw:line>
        <draw:line draw:style-name="gr7" draw:text-style-name="P1" draw:layer="layout" svg:x1="8.635cm" svg:y1="17.314cm" svg:x2="8.635cm" svg:y2="17.212cm">
          <text:p/>
        </draw:line>
        <draw:line draw:style-name="gr8" draw:text-style-name="P1" draw:layer="layout" svg:x1="6.594cm" svg:y1="16.68cm" svg:x2="6.545cm" svg:y2="16.715cm">
          <text:p/>
        </draw:line>
        <draw:polyline draw:style-name="gr8" draw:text-style-name="P1" draw:layer="layout" svg:width="0.101cm" svg:height="0.058cm" svg:x="6.492cm" svg:y="16.68cm" svg:viewBox="0 0 102 59" draw:points="102,59 0,59 0,20 5,10 10,5 19,0 34,0 44,5 49,10 54,20 54,59">
          <text:p/>
        </draw:polyline>
        <draw:polyline draw:style-name="gr8" draw:text-style-name="P1" draw:layer="layout" svg:width="0.067cm" svg:height="0.047cm" svg:x="6.526cm" svg:y="16.595cm" svg:viewBox="0 0 68 48" draw:points="63,5 68,15 68,34 63,43 52,48 14,48 5,43 0,34 0,15 5,5 14,0 24,0 33,48">
          <text:p/>
        </draw:polyline>
        <draw:polyline draw:style-name="gr8" draw:text-style-name="P1" draw:layer="layout" svg:width="0.067cm" svg:height="0.047cm" svg:x="6.526cm" svg:y="16.514cm" svg:viewBox="0 0 68 48" draw:points="0,48 68,24 0,0">
          <text:p/>
        </draw:polyline>
        <draw:line draw:style-name="gr8" draw:text-style-name="P1" draw:layer="layout" svg:x1="6.564cm" svg:y1="16.48cm" svg:x2="6.564cm" svg:y2="16.433cm">
          <text:p/>
        </draw:line>
        <draw:polyline draw:style-name="gr8" draw:text-style-name="P1" draw:layer="layout" svg:width="0.101cm" svg:height="0.067cm" svg:x="6.492cm" svg:y="16.423cm" svg:viewBox="0 0 102 68" draw:points="102,68 0,35 102,0">
          <text:p/>
        </draw:polyline>
        <draw:line draw:style-name="gr7" draw:text-style-name="P1" draw:layer="layout" svg:x1="8.221cm" svg:y1="16.9cm" svg:x2="8.159cm" svg:y2="16.943cm">
          <text:p/>
        </draw:line>
        <draw:polyline draw:style-name="gr7" draw:text-style-name="P1" draw:layer="layout" svg:width="0.127cm" svg:height="0.072cm" svg:x="8.093cm" svg:y="16.9cm" svg:viewBox="0 0 128 73" draw:points="128,73 0,73 0,24 6,12 12,6 24,0 42,0 56,6 62,12 67,24 67,73">
          <text:p/>
        </draw:polyline>
        <draw:polyline draw:style-name="gr7" draw:text-style-name="P1" draw:layer="layout" svg:width="0.127cm" svg:height="0.079cm" svg:x="8.093cm" svg:y="16.779cm" svg:viewBox="0 0 128 80" draw:points="12,74 6,68 0,56 0,24 6,13 12,6 24,0 36,0 56,6 128,80 128,0">
          <text:p/>
        </draw:polyline>
        <draw:line draw:style-name="gr7" draw:text-style-name="P1" draw:layer="layout" svg:x1="8.135cm" svg:y1="16.67cm" svg:x2="8.22cm" svg:y2="16.67cm">
          <text:p/>
        </draw:line>
        <draw:polyline draw:style-name="gr7" draw:text-style-name="P1" draw:layer="layout" svg:width="0.091cm" svg:height="0.079cm" svg:x="8.087cm" svg:y="16.652cm" svg:viewBox="0 0 92 80" draw:points="0,49 92,80 92,0">
          <text:p/>
        </draw:polyline>
        <draw:line draw:style-name="gr7" draw:text-style-name="P1" draw:layer="layout" svg:x1="6.501cm" svg:y1="17.72cm" svg:x2="6.501cm" svg:y2="17.568cm">
          <text:p/>
        </draw:line>
        <draw:line draw:style-name="gr7" draw:text-style-name="P1" draw:layer="layout" svg:x1="6.679cm" svg:y1="17.728cm" svg:x2="6.618cm" svg:y2="17.772cm">
          <text:p/>
        </draw:line>
        <draw:polyline draw:style-name="gr7" draw:text-style-name="P1" draw:layer="layout" svg:width="0.127cm" svg:height="0.073cm" svg:x="6.551cm" svg:y="17.728cm" svg:viewBox="0 0 128 74" draw:points="128,74 0,74 0,25 7,13 12,8 25,0 42,0 55,8 61,13 67,25 67,74">
          <text:p/>
        </draw:polyline>
        <draw:polyline draw:style-name="gr7" draw:text-style-name="P1" draw:layer="layout" svg:width="0.127cm" svg:height="0.079cm" svg:x="6.551cm" svg:y="17.607cm" svg:viewBox="0 0 128 80" draw:points="12,74 7,68 0,55 0,25 7,13 12,7 25,0 37,0 55,7 128,80 128,0">
          <text:p/>
        </draw:polyline>
        <draw:polyline draw:style-name="gr7" draw:text-style-name="P1" draw:layer="layout" svg:width="0.127cm" svg:height="0.079cm" svg:x="6.551cm" svg:y="17.486cm" svg:viewBox="0 0 128 80" draw:points="0,80 0,0 49,43 49,25 55,12 61,6 74,0 104,0 116,6 122,12 128,25 128,62 122,74 116,80">
          <text:p/>
        </draw:polyline>
        <draw:line draw:style-name="gr7" draw:text-style-name="P1" draw:layer="layout" svg:x1="3.37cm" svg:y1="17.84cm" svg:x2="3.37cm" svg:y2="16.97cm">
          <text:p/>
        </draw:line>
        <draw:line draw:style-name="gr7" draw:text-style-name="P1" draw:layer="layout" svg:x1="3.67cm" svg:y1="17.84cm" svg:x2="3.37cm" svg:y2="17.84cm">
          <text:p/>
        </draw:line>
        <draw:line draw:style-name="gr7" draw:text-style-name="P1" draw:layer="layout" svg:x1="3.69cm" svg:y1="17.82cm" svg:x2="3.67cm" svg:y2="17.841cm">
          <text:p/>
        </draw:line>
        <draw:line draw:style-name="gr7" draw:text-style-name="P1" draw:layer="layout" svg:x1="3.689cm" svg:y1="16.97cm" svg:x2="3.689cm" svg:y2="17.82cm">
          <text:p/>
        </draw:line>
        <draw:path draw:style-name="gr11" draw:text-style-name="P1" draw:layer="layout" svg:width="0.061cm" svg:height="0.061cm" svg:x="3.699cm" svg:y="17.845cm" svg:viewBox="0 0 62 62" svg:d="M62 31c0 17-14 31-30 31-17 0-32-14-32-31s15-31 32-31c16 0 30 14 30 31z">
          <text:p/>
        </draw:path>
        <draw:path draw:style-name="gr11" draw:text-style-name="P1" draw:layer="layout" svg:width="0.062cm" svg:height="0.061cm" svg:x="3.589cm" svg:y="17.735cm" svg:viewBox="0 0 63 62" svg:d="M63 31c0 17-15 31-31 31-17 0-32-14-32-31s15-31 32-31c16 0 31 14 31 31z">
          <text:p/>
        </draw:path>
        <draw:line draw:style-name="gr7" draw:text-style-name="P1" draw:layer="layout" svg:x1="3.987cm" svg:y1="17.72cm" svg:x2="3.987cm" svg:y2="17.568cm">
          <text:p/>
        </draw:line>
        <draw:line draw:style-name="gr7" draw:text-style-name="P1" draw:layer="layout" svg:x1="4.215cm" svg:y1="17.72cm" svg:x2="4.215cm" svg:y2="17.568cm">
          <text:p/>
        </draw:line>
        <draw:line draw:style-name="gr7" draw:text-style-name="P1" draw:layer="layout" svg:x1="4.401cm" svg:y1="17.723cm" svg:x2="4.339cm" svg:y2="17.766cm">
          <text:p/>
        </draw:line>
        <draw:polyline draw:style-name="gr7" draw:text-style-name="P1" draw:layer="layout" svg:width="0.127cm" svg:height="0.073cm" svg:x="4.273cm" svg:y="17.723cm" svg:viewBox="0 0 128 74" draw:points="128,74 0,74 0,25 6,13 12,7 24,0 42,0 54,7 61,13 67,25 67,74">
          <text:p/>
        </draw:polyline>
        <draw:line draw:style-name="gr7" draw:text-style-name="P1" draw:layer="layout" svg:x1="4.4cm" svg:y1="17.602cm" svg:x2="4.4cm" svg:y2="17.675cm">
          <text:p/>
        </draw:line>
        <draw:polyline draw:style-name="gr7" draw:text-style-name="P1" draw:layer="layout" svg:width="0.127cm" svg:height="0.037cm" svg:x="4.273cm" svg:y="17.638cm" svg:viewBox="0 0 128 38" draw:points="128,0 0,0 18,13 30,26 36,38">
          <text:p/>
        </draw:polyline>
        <draw:polyline draw:style-name="gr7" draw:text-style-name="P1" draw:layer="layout" svg:width="0.127cm" svg:height="0.073cm" svg:x="4.273cm" svg:y="17.481cm" svg:viewBox="0 0 128 74" draw:points="128,62 128,37 122,24 116,19 97,6 74,0 24,0 12,6 6,12 0,24 0,50 6,62 12,68 24,74 54,74 67,68 74,62 79,50 79,24 74,12 67,6 54,0">
          <text:p/>
        </draw:polyline>
        <draw:polyline draw:style-name="gr12" draw:text-style-name="P1" draw:layer="layout" svg:width="0.144cm" svg:height="0.254cm" svg:x="3.917cm" svg:y="16.461cm" svg:viewBox="0 0 145 255" draw:points="84,121 121,133 133,145 145,169 145,207 133,231 121,243 96,255 0,255 0,0 84,0 108,12 121,24 133,48 133,72 121,97 108,109 84,121 0,121">
          <text:p/>
        </draw:polyline>
        <draw:line draw:style-name="gr12" draw:text-style-name="P1" draw:layer="layout" svg:x1="4.17cm" svg:y1="16.715cm" svg:x2="4.17cm" svg:y2="16.545cm">
          <text:p/>
        </draw:line>
        <draw:polyline draw:style-name="gr12" draw:text-style-name="P1" draw:layer="layout" svg:width="0.025cm" svg:height="0.024cm" svg:x="4.158cm" svg:y="16.461cm" svg:viewBox="0 0 26 25" draw:points="12,0 0,12 12,25 26,12 12,0 12,25">
          <text:p/>
        </draw:polyline>
        <draw:line draw:style-name="gr12" draw:text-style-name="P1" draw:layer="layout" svg:x1="4.292cm" svg:y1="16.715cm" svg:x2="4.292cm" svg:y2="16.461cm">
          <text:p/>
        </draw:line>
        <draw:line draw:style-name="gr12" draw:text-style-name="P1" draw:layer="layout" svg:x1="4.315cm" svg:y1="16.618cm" svg:x2="4.389cm" svg:y2="16.716cm">
          <text:p/>
        </draw:line>
        <draw:line draw:style-name="gr12" draw:text-style-name="P1" draw:layer="layout" svg:x1="4.389cm" svg:y1="16.545cm" svg:x2="4.292cm" svg:y2="16.643cm">
          <text:p/>
        </draw:line>
        <draw:polyline draw:style-name="gr12" draw:text-style-name="P1" draw:layer="layout" svg:width="0.121cm" svg:height="0.17cm" svg:x="4.485cm" svg:y="16.545cm" svg:viewBox="0 0 122 171" draw:points="110,159 85,171 37,171 13,159 0,135 0,38 13,13 37,0 85,0 110,13 122,38 122,62 0,86">
          <text:p/>
        </draw:polyline>
        <draw:line draw:style-name="gr12" draw:text-style-name="P1" draw:layer="layout" svg:x1="4.715cm" svg:y1="16.618cm" svg:x2="4.908cm" svg:y2="16.618cm">
          <text:p/>
        </draw:line>
        <draw:line draw:style-name="gr12" draw:text-style-name="P1" draw:layer="layout" svg:x1="4.993cm" svg:y1="16.461cm" svg:x2="5.138cm" svg:y2="16.461cm">
          <text:p/>
        </draw:line>
        <draw:line draw:style-name="gr12" draw:text-style-name="P1" draw:layer="layout" svg:x1="5.065cm" svg:y1="16.715cm" svg:x2="5.065cm" svg:y2="16.461cm">
          <text:p/>
        </draw:line>
        <draw:polyline draw:style-name="gr12" draw:text-style-name="P1" draw:layer="layout" svg:width="0.145cm" svg:height="0.254cm" svg:x="5.211cm" svg:y="16.461cm" svg:viewBox="0 0 146 255" draw:points="0,243 37,255 98,255 121,243 134,231 146,207 146,182 134,157 121,145 98,133 49,121 25,109 12,97 0,72 0,48 12,24 25,12 49,0 109,0 146,12">
          <text:p/>
        </draw:polyline>
        <draw:polyline draw:style-name="gr12" draw:text-style-name="P1" draw:layer="layout" svg:width="0.12cm" svg:height="0.254cm" svg:x="5.465cm" svg:y="16.461cm" svg:viewBox="0 0 121 255" draw:points="121,255 0,255 0,0">
          <text:p/>
        </draw:polyline>
        <draw:line draw:style-name="gr12" draw:text-style-name="P1" draw:layer="layout" svg:x1="5.67cm" svg:y1="16.618cm" svg:x2="5.864cm" svg:y2="16.618cm">
          <text:p/>
        </draw:line>
        <draw:line draw:style-name="gr12" draw:text-style-name="P1" draw:layer="layout" svg:x1="5.985cm" svg:y1="16.715cm" svg:x2="5.985cm" svg:y2="16.461cm">
          <text:p/>
        </draw:line>
        <draw:line draw:style-name="gr12" draw:text-style-name="P1" draw:layer="layout" svg:x1="6.131cm" svg:y1="16.716cm" svg:x2="6.021cm" svg:y2="16.57cm">
          <text:p/>
        </draw:line>
        <draw:line draw:style-name="gr12" draw:text-style-name="P1" draw:layer="layout" svg:x1="6.131cm" svg:y1="16.461cm" svg:x2="5.985cm" svg:y2="16.607cm">
          <text:p/>
        </draw:line>
        <draw:line draw:style-name="gr12" draw:text-style-name="P1" draw:layer="layout" svg:x1="6.239cm" svg:y1="16.715cm" svg:x2="6.239cm" svg:y2="16.545cm">
          <text:p/>
        </draw:line>
        <draw:polyline draw:style-name="gr12" draw:text-style-name="P1" draw:layer="layout" svg:width="0.024cm" svg:height="0.024cm" svg:x="6.227cm" svg:y="16.461cm" svg:viewBox="0 0 25 25" draw:points="13,0 0,12 13,25 25,12 13,0 13,25">
          <text:p/>
        </draw:polyline>
        <draw:line draw:style-name="gr12" draw:text-style-name="P1" draw:layer="layout" svg:x1="6.324cm" svg:y1="16.545cm" svg:x2="6.42cm" svg:y2="16.545cm">
          <text:p/>
        </draw:line>
        <draw:polyline draw:style-name="gr12" draw:text-style-name="P1" draw:layer="layout" svg:width="0.06cm" svg:height="0.254cm" svg:x="6.36cm" svg:y="16.461cm" svg:viewBox="0 0 61 255" draw:points="0,0 0,219 12,243 36,255 61,255">
          <text:p/>
        </draw:polyline>
        <draw:line draw:style-name="gr7" draw:text-style-name="P1" draw:layer="layout" svg:x1="6.273cm" svg:y1="17.72cm" svg:x2="6.273cm" svg:y2="17.568cm">
          <text:p/>
        </draw:line>
        <draw:line draw:style-name="gr7" draw:text-style-name="P1" draw:layer="layout" svg:x1="5.13cm" svg:y1="17.72cm" svg:x2="5.13cm" svg:y2="17.568cm">
          <text:p/>
        </draw:line>
        <draw:line draw:style-name="gr7" draw:text-style-name="P1" draw:layer="layout" svg:x1="5.359cm" svg:y1="17.72cm" svg:x2="5.359cm" svg:y2="17.568cm">
          <text:p/>
        </draw:line>
        <draw:line draw:style-name="gr7" draw:text-style-name="P1" draw:layer="layout" svg:x1="5.534cm" svg:y1="17.726cm" svg:x2="5.472cm" svg:y2="17.769cm">
          <text:p/>
        </draw:line>
        <draw:polyline draw:style-name="gr7" draw:text-style-name="P1" draw:layer="layout" svg:width="0.127cm" svg:height="0.072cm" svg:x="5.406cm" svg:y="17.726cm" svg:viewBox="0 0 128 73" draw:points="128,73 0,73 0,25 6,13 12,7 24,0 43,0 55,7 61,13 67,25 67,73">
          <text:p/>
        </draw:polyline>
        <draw:polyline draw:style-name="gr7" draw:text-style-name="P1" draw:layer="layout" svg:width="0.127cm" svg:height="0.078cm" svg:x="5.406cm" svg:y="17.605cm" svg:viewBox="0 0 128 79" draw:points="12,73 6,67 0,55 0,25 6,13 12,6 24,0 37,0 55,6 128,79 128,0">
          <text:p/>
        </draw:polyline>
        <draw:line draw:style-name="gr7" draw:text-style-name="P1" draw:layer="layout" svg:x1="5.533cm" svg:y1="17.484cm" svg:x2="5.533cm" svg:y2="17.556cm">
          <text:p/>
        </draw:line>
        <draw:polyline draw:style-name="gr7" draw:text-style-name="P1" draw:layer="layout" svg:width="0.127cm" svg:height="0.036cm" svg:x="5.406cm" svg:y="17.52cm" svg:viewBox="0 0 128 37" draw:points="128,0 0,0 18,13 31,25 37,37">
          <text:p/>
        </draw:polyline>
        <draw:line draw:style-name="gr7" draw:text-style-name="P1" draw:layer="layout" svg:x1="9.976cm" svg:y1="17.019cm" svg:x2="9.976cm" svg:y2="17.868cm">
          <text:p/>
        </draw:line>
        <draw:polyline draw:style-name="gr9" draw:text-style-name="P1" draw:layer="layout" svg:width="0.076cm" svg:height="0.043cm" svg:x="9.724cm" svg:y="17.648cm" svg:viewBox="0 0 77 44" draw:points="73,44 77,34 77,15 73,7 69,3 62,0 55,0 48,3 43,7 40,15 36,30 32,37 29,40 21,44 14,44 7,40 3,37 0,30 0,10 3,0">
          <text:p/>
        </draw:polyline>
        <draw:polygon draw:style-name="gr9" draw:text-style-name="P1" draw:layer="layout" svg:width="0.076cm" svg:height="0.051cm" svg:x="9.724cm" svg:y="17.568cm" svg:viewBox="0 0 77 52" draw:points="0,33 0,18 3,11 11,4 25,0 51,0 66,4 73,11 77,18 77,33 73,39 66,48 51,52 25,52 11,48 3,39">
          <text:p/>
        </draw:polygon>
        <draw:line draw:style-name="gr9" draw:text-style-name="P1" draw:layer="layout" svg:x1="9.8cm" svg:y1="17.535cm" svg:x2="9.724cm" svg:y2="17.535cm">
          <text:p/>
        </draw:line>
        <draw:polyline draw:style-name="gr9" draw:text-style-name="P1" draw:layer="layout" svg:width="0.076cm" svg:height="0.048cm" svg:x="9.724cm" svg:y="17.455cm" svg:viewBox="0 0 77 49" draw:points="69,0 73,4 77,15 77,22 73,33 66,41 59,45 43,49 32,49 18,45 11,41 3,33 0,22 0,15 3,4 7,0">
          <text:p/>
        </draw:polyline>
        <draw:line draw:style-name="gr9" draw:text-style-name="P1" draw:layer="layout" svg:x1="9.771cm" svg:y1="17.423cm" svg:x2="9.771cm" svg:y2="17.365cm">
          <text:p/>
        </draw:line>
        <draw:line draw:style-name="gr9" draw:text-style-name="P1" draw:layer="layout" svg:x1="9.8cm" svg:y1="17.288cm" svg:x2="9.8cm" svg:y2="17.332cm">
          <text:p/>
        </draw:line>
        <draw:polyline draw:style-name="gr9" draw:text-style-name="P1" draw:layer="layout" svg:width="0.076cm" svg:height="0.022cm" svg:x="9.724cm" svg:y="17.31cm" svg:viewBox="0 0 77 23" draw:points="77,0 0,0 11,9 18,16 21,23">
          <text:p/>
        </draw:polyline>
        <draw:line draw:style-name="gr9" draw:text-style-name="P1" draw:layer="layout" svg:x1="9.749cm" svg:y1="17.223cm" svg:x2="9.8cm" svg:y2="17.223cm">
          <text:p/>
        </draw:line>
        <draw:polyline draw:style-name="gr9" draw:text-style-name="P1" draw:layer="layout" svg:width="0.054cm" svg:height="0.048cm" svg:x="9.72cm" svg:y="17.212cm" svg:viewBox="0 0 55 49" draw:points="0,30 55,49 55,0">
          <text:p/>
        </draw:polyline>
        <draw:line draw:style-name="gr7" draw:text-style-name="P1" draw:layer="layout" svg:x1="9.656cm" svg:y1="17.019cm" svg:x2="9.976cm" svg:y2="17.019cm">
          <text:p/>
        </draw:line>
        <draw:line draw:style-name="gr7" draw:text-style-name="P1" draw:layer="layout" svg:x1="10.4cm" svg:y1="17.568cm" svg:x2="10.4cm" svg:y2="17.72cm">
          <text:p/>
        </draw:line>
        <draw:line draw:style-name="gr7" draw:text-style-name="P1" draw:layer="layout" svg:x1="10.362cm" svg:y1="17.723cm" svg:x2="10.301cm" svg:y2="17.766cm">
          <text:p/>
        </draw:line>
        <draw:polyline draw:style-name="gr7" draw:text-style-name="P1" draw:layer="layout" svg:width="0.127cm" svg:height="0.073cm" svg:x="10.234cm" svg:y="17.723cm" svg:viewBox="0 0 128 74" draw:points="128,74 0,74 0,25 7,13 12,7 25,0 43,0 55,7 60,13 67,25 67,74">
          <text:p/>
        </draw:polyline>
        <draw:line draw:style-name="gr7" draw:text-style-name="P1" draw:layer="layout" svg:x1="10.361cm" svg:y1="17.602cm" svg:x2="10.361cm" svg:y2="17.675cm">
          <text:p/>
        </draw:line>
        <draw:polyline draw:style-name="gr7" draw:text-style-name="P1" draw:layer="layout" svg:width="0.127cm" svg:height="0.037cm" svg:x="10.234cm" svg:y="17.638cm" svg:viewBox="0 0 128 38" draw:points="128,0 0,0 18,13 30,26 37,38">
          <text:p/>
        </draw:polyline>
        <draw:polyline draw:style-name="gr7" draw:text-style-name="P1" draw:layer="layout" svg:width="0.127cm" svg:height="0.079cm" svg:x="10.234cm" svg:y="17.481cm" svg:viewBox="0 0 128 80" draw:points="0,80 0,0 49,42 49,24 55,12 60,6 73,0 103,0 116,6 122,12 128,24 128,62 122,74 116,80">
          <text:p/>
        </draw:polyline>
        <draw:path draw:style-name="gr11" draw:text-style-name="P1" draw:layer="layout" svg:width="0.061cm" svg:height="0.061cm" svg:x="9.986cm" svg:y="17.893cm" svg:viewBox="0 0 62 62" svg:d="M62 31c0 17-14 31-31 31-18 0-31-14-31-31s13-31 31-31c17 0 31 14 31 31z">
          <text:p/>
        </draw:path>
        <draw:line draw:style-name="gr7" draw:text-style-name="P1" draw:layer="layout" svg:x1="9.977cm" svg:y1="17.868cm" svg:x2="9.956cm" svg:y2="17.889cm">
          <text:p/>
        </draw:line>
        <draw:line draw:style-name="gr7" draw:text-style-name="P1" draw:layer="layout" svg:x1="9.956cm" svg:y1="17.888cm" svg:x2="9.656cm" svg:y2="17.888cm">
          <text:p/>
        </draw:line>
        <draw:line draw:style-name="gr7" draw:text-style-name="P1" draw:layer="layout" svg:x1="9.656cm" svg:y1="17.888cm" svg:x2="9.656cm" svg:y2="17.019cm">
          <text:p/>
        </draw:line>
        <draw:path draw:style-name="gr11" draw:text-style-name="P1" draw:layer="layout" svg:width="0.061cm" svg:height="0.061cm" svg:x="9.876cm" svg:y="17.783cm" svg:viewBox="0 0 62 62" svg:d="M62 31c0 17-14 31-31 31-18 0-31-14-31-31 0-16 13-31 31-31 17 0 31 15 31 31z">
          <text:p/>
        </draw:path>
        <draw:line draw:style-name="gr7" draw:text-style-name="P1" draw:layer="layout" svg:x1="11.235cm" svg:y1="17.603cm" svg:x2="11.336cm" svg:y2="17.603cm">
          <text:p/>
        </draw:line>
        <draw:line draw:style-name="gr7" draw:text-style-name="P1" draw:layer="layout" svg:x1="11.235cm" svg:y1="17.4cm" svg:x2="11.336cm" svg:y2="17.4cm">
          <text:p/>
        </draw:line>
        <draw:line draw:style-name="gr7" draw:text-style-name="P1" draw:layer="layout" svg:x1="11.235cm" svg:y1="17.845cm" svg:x2="11.336cm" svg:y2="17.845cm">
          <text:p/>
        </draw:line>
        <draw:line draw:style-name="gr7" draw:text-style-name="P1" draw:layer="layout" svg:x1="11.235cm" svg:y1="17.641cm" svg:x2="11.336cm" svg:y2="17.641cm">
          <text:p/>
        </draw:line>
        <draw:line draw:style-name="gr7" draw:text-style-name="P1" draw:layer="layout" svg:x1="11.204cm" svg:y1="18.002cm" svg:x2="11.16cm" svg:y2="17.941cm">
          <text:p/>
        </draw:line>
        <draw:polyline draw:style-name="gr7" draw:text-style-name="P1" draw:layer="layout" svg:width="0.073cm" svg:height="0.127cm" svg:x="11.13cm" svg:y="17.874cm" svg:viewBox="0 0 74 128" draw:points="0,128 0,0 49,0 61,6 68,12 74,25 74,43 68,55 61,61 49,67 0,67">
          <text:p/>
        </draw:polyline>
        <draw:polyline draw:style-name="gr7" draw:text-style-name="P1" draw:layer="layout" svg:width="0.079cm" svg:height="0.127cm" svg:x="11.245cm" svg:y="17.874cm" svg:viewBox="0 0 80 128" draw:points="6,12 12,6 24,0 55,0 68,6 73,12 80,25 80,37 73,55 0,128 80,128">
          <text:p/>
        </draw:polyline>
        <draw:polygon draw:style-name="gr7" draw:text-style-name="P1" draw:layer="layout" svg:width="0.072cm" svg:height="0.127cm" svg:x="11.372cm" svg:y="17.874cm" svg:viewBox="0 0 73 128" draw:points="30,0 42,0 55,6 61,12 68,25 73,48 73,79 68,104 61,116 55,122 42,128 30,128 18,122 12,116 6,104 0,79 0,48 6,25 12,12 18,6">
          <text:p/>
        </draw:polygon>
        <draw:line draw:style-name="gr7" draw:text-style-name="P1" draw:layer="layout" svg:x1="11.204cm" svg:y1="17.365cm" svg:x2="11.16cm" svg:y2="17.303cm">
          <text:p/>
        </draw:line>
        <draw:polyline draw:style-name="gr7" draw:text-style-name="P1" draw:layer="layout" svg:width="0.073cm" svg:height="0.127cm" svg:x="11.13cm" svg:y="17.237cm" svg:viewBox="0 0 74 128" draw:points="0,128 0,0 49,0 61,6 68,12 74,24 74,42 68,54 61,60 49,66 0,66">
          <text:p/>
        </draw:polyline>
        <draw:polyline draw:style-name="gr7" draw:text-style-name="P1" draw:layer="layout" svg:width="0.079cm" svg:height="0.127cm" svg:x="11.245cm" svg:y="17.237cm" svg:viewBox="0 0 80 128" draw:points="6,12 12,6 24,0 55,0 68,6 73,12 80,24 80,36 73,54 0,128 80,128">
          <text:p/>
        </draw:polyline>
        <draw:polyline draw:style-name="gr7" draw:text-style-name="P1" draw:layer="layout" svg:width="0.078cm" svg:height="0.127cm" svg:x="11.366cm" svg:y="17.237cm" svg:viewBox="0 0 79 128" draw:points="6,12 12,6 24,0 55,0 67,6 74,12 79,24 79,36 74,54 0,128 79,128">
          <text:p/>
        </draw:polyline>
        <draw:line draw:style-name="gr7" draw:text-style-name="P1" draw:layer="layout" svg:x1="11.781cm" svg:y1="17.4cm" svg:x2="11.679cm" svg:y2="17.4cm">
          <text:p/>
        </draw:line>
        <draw:line draw:style-name="gr7" draw:text-style-name="P1" draw:layer="layout" svg:x1="11.781cm" svg:y1="17.603cm" svg:x2="11.679cm" svg:y2="17.603cm">
          <text:p/>
        </draw:line>
        <draw:line draw:style-name="gr7" draw:text-style-name="P1" draw:layer="layout" svg:x1="11.653cm" svg:y1="17.365cm" svg:x2="11.61cm" svg:y2="17.303cm">
          <text:p/>
        </draw:line>
        <draw:polyline draw:style-name="gr7" draw:text-style-name="P1" draw:layer="layout" svg:width="0.072cm" svg:height="0.127cm" svg:x="11.58cm" svg:y="17.237cm" svg:viewBox="0 0 73 128" draw:points="0,128 0,0 48,0 61,6 67,12 73,24 73,42 67,54 61,60 48,66 0,66">
          <text:p/>
        </draw:polyline>
        <draw:line draw:style-name="gr7" draw:text-style-name="P1" draw:layer="layout" svg:x1="11.773cm" svg:y1="17.364cm" svg:x2="11.7cm" svg:y2="17.364cm">
          <text:p/>
        </draw:line>
        <draw:polyline draw:style-name="gr7" draw:text-style-name="P1" draw:layer="layout" svg:width="0.037cm" svg:height="0.127cm" svg:x="11.7cm" svg:y="17.237cm" svg:viewBox="0 0 38 128" draw:points="38,128 38,0 25,18 13,30 0,36">
          <text:p/>
        </draw:polyline>
        <draw:polyline draw:style-name="gr7" draw:text-style-name="P1" draw:layer="layout" svg:width="0.072cm" svg:height="0.127cm" svg:x="11.822cm" svg:y="17.237cm" svg:viewBox="0 0 73 128" draw:points="23,54 12,48 6,42 0,30 0,24 6,12 12,6 23,0 49,0 61,6 67,12 73,24 73,30 67,42 61,48 49,54 23,54 12,60 6,66 0,78 0,103 6,115 12,122 23,128 49,128 61,122 67,115 73,103 73,78 67,66 61,60 49,54">
          <text:p/>
        </draw:polyline>
        <draw:line draw:style-name="gr7" draw:text-style-name="P1" draw:layer="layout" svg:x1="11.679cm" svg:y1="17.845cm" svg:x2="11.781cm" svg:y2="17.845cm">
          <text:p/>
        </draw:line>
        <draw:line draw:style-name="gr7" draw:text-style-name="P1" draw:layer="layout" svg:x1="11.679cm" svg:y1="17.641cm" svg:x2="11.781cm" svg:y2="17.641cm">
          <text:p/>
        </draw:line>
        <draw:polyline draw:style-name="gr7" draw:text-style-name="P1" draw:layer="layout" svg:width="0.078cm" svg:height="0.127cm" svg:x="11.637cm" svg:y="17.874cm" svg:viewBox="0 0 79 128" draw:points="79,116 73,122 55,128 43,128 24,122 12,110 6,97 0,73 0,55 6,30 12,18 24,6 43,0 55,0 73,6 79,12">
          <text:p/>
        </draw:polyline>
        <draw:line draw:style-name="gr7" draw:text-style-name="P1" draw:layer="layout" svg:x1="11.824cm" svg:y1="17.917cm" svg:x2="11.824cm" svg:y2="18.001cm">
          <text:p/>
        </draw:line>
        <draw:polyline draw:style-name="gr7" draw:text-style-name="P1" draw:layer="layout" svg:width="0.079cm" svg:height="0.091cm" svg:x="11.763cm" svg:y="17.868cm" svg:viewBox="0 0 80 92" draw:points="31,0 0,92 80,92">
          <text:p/>
        </draw:polyline>
        <draw:line draw:style-name="gr10" draw:text-style-name="P1" draw:layer="layout" svg:x1="9.908cm" svg:y1="17.57cm" svg:x2="9.908cm" svg:y2="17.607cm">
          <text:p/>
        </draw:line>
        <draw:polyline draw:style-name="gr10" draw:text-style-name="P1" draw:layer="layout" svg:width="0.063cm" svg:height="0.019cm" svg:x="9.845cm" svg:y="17.588cm" svg:viewBox="0 0 64 20" draw:points="64,0 0,0 9,6 15,13 18,20">
          <text:p/>
        </draw:polyline>
        <draw:polyline draw:style-name="gr10" draw:text-style-name="P1" draw:layer="layout" svg:width="0.063cm" svg:height="0.036cm" svg:x="9.845cm" svg:y="17.51cm" svg:viewBox="0 0 64 37" draw:points="0,2 0,34 30,37 27,34 24,28 24,12 27,5 30,2 37,0 52,0 58,2 62,5 64,12 64,28 62,34 58,37">
          <text:p/>
        </draw:polyline>
        <draw:polygon draw:style-name="gr10" draw:text-style-name="P1" draw:layer="layout" svg:width="0.063cm" svg:height="0.036cm" svg:x="9.845cm" svg:y="17.449cm" svg:viewBox="0 0 64 37" draw:points="0,22 0,16 3,9 6,6 12,3 24,0 40,0 52,3 58,6 62,9 64,16 64,22 62,28 58,31 52,34 40,37 24,37 12,34 6,31 3,28">
          <text:p/>
        </draw:polygon>
        <draw:line draw:style-name="gr10" draw:text-style-name="P1" draw:layer="layout" svg:x1="9.908cm" svg:y1="17.422cm" svg:x2="9.866cm" svg:y2="17.422cm">
          <text:p/>
        </draw:line>
        <draw:polyline draw:style-name="gr10" draw:text-style-name="P1" draw:layer="layout" svg:width="0.042cm" svg:height="0.027cm" svg:x="9.866cm" svg:y="17.395cm" svg:viewBox="0 0 43 28" draw:points="6,28 3,25 0,19 0,9 3,2 9,0 43,0">
          <text:p/>
        </draw:polyline>
        <draw:polyline draw:style-name="gr10" draw:text-style-name="P1" draw:layer="layout" svg:width="0.042cm" svg:height="0.028cm" svg:x="9.866cm" svg:y="17.367cm" svg:viewBox="0 0 43 29" draw:points="9,29 3,25 0,18 0,9 3,3 9,0 43,0">
          <text:p/>
        </draw:polyline>
        <draw:line draw:style-name="gr10" draw:text-style-name="P1" draw:layer="layout" svg:x1="9.908cm" svg:y1="17.337cm" svg:x2="9.866cm" svg:y2="17.337cm">
          <text:p/>
        </draw:line>
        <draw:polyline draw:style-name="gr10" draw:text-style-name="P1" draw:layer="layout" svg:width="0.006cm" svg:height="0.006cm" svg:x="9.845cm" svg:y="17.334cm" svg:viewBox="0 0 7 7" draw:points="0,4 3,7 7,4 3,0 0,4 7,4">
          <text:p/>
        </draw:polyline>
        <draw:polyline draw:style-name="gr10" draw:text-style-name="P1" draw:layer="layout" svg:width="0.063cm" svg:height="0.009cm" svg:x="9.845cm" svg:y="17.298cm" svg:viewBox="0 0 64 10" draw:points="64,0 62,6 55,10 0,10">
          <text:p/>
        </draw:polyline>
        <draw:polyline draw:style-name="gr7" draw:text-style-name="P1" draw:layer="layout" svg:width="0.073cm" svg:height="0.127cm" svg:x="9.414cm" svg:y="16.871cm" svg:viewBox="0 0 74 128" draw:points="0,0 0,104 7,116 13,122 25,128 49,128 61,122 68,116 74,104 74,0">
          <text:p/>
        </draw:polyline>
        <draw:polyline draw:style-name="gr7" draw:text-style-name="P1" draw:layer="layout" svg:width="0.078cm" svg:height="0.127cm" svg:x="9.536cm" svg:y="16.871cm" svg:viewBox="0 0 79 128" draw:points="0,0 79,0 37,48 55,48 67,54 73,60 79,72 79,104 73,116 67,122 55,128 18,128 6,122 0,116">
          <text:p/>
        </draw:polyline>
        <draw:line draw:style-name="gr7" draw:text-style-name="P1" draw:layer="layout" svg:x1="9.219cm" svg:y1="17.657cm" svg:x2="9.219cm" svg:y2="17.758cm">
          <text:p/>
        </draw:line>
        <draw:line draw:style-name="gr7" draw:text-style-name="P1" draw:layer="layout" svg:x1="8.988cm" svg:y1="17.347cm" svg:x2="8.927cm" svg:y2="17.391cm">
          <text:p/>
        </draw:line>
        <draw:polyline draw:style-name="gr7" draw:text-style-name="P1" draw:layer="layout" svg:width="0.127cm" svg:height="0.073cm" svg:x="8.86cm" svg:y="17.347cm" svg:viewBox="0 0 128 74" draw:points="128,74 0,74 0,26 6,12 12,7 24,0 42,0 56,7 62,12 68,26 68,74">
          <text:p/>
        </draw:polyline>
        <draw:line draw:style-name="gr7" draw:text-style-name="P1" draw:layer="layout" svg:x1="8.987cm" svg:y1="17.226cm" svg:x2="8.987cm" svg:y2="17.299cm">
          <text:p/>
        </draw:line>
        <draw:polyline draw:style-name="gr7" draw:text-style-name="P1" draw:layer="layout" svg:width="0.127cm" svg:height="0.036cm" svg:x="8.86cm" svg:y="17.263cm" svg:viewBox="0 0 128 37" draw:points="128,0 0,0 19,12 31,25 36,37">
          <text:p/>
        </draw:polyline>
        <draw:polygon draw:style-name="gr7" draw:text-style-name="P1" draw:layer="layout" svg:width="0.127cm" svg:height="0.073cm" svg:x="8.86cm" svg:y="17.105cm" svg:viewBox="0 0 128 74" draw:points="0,43 0,31 6,18 12,12 24,6 50,0 80,0 104,6 116,12 122,18 128,31 128,43 122,56 116,62 104,68 80,74 50,74 24,68 12,62 6,56">
          <text:p/>
        </draw:polygon>
        <draw:line draw:style-name="gr7" draw:text-style-name="P1" draw:layer="layout" svg:x1="9.43cm" svg:y1="16.366cm" svg:x2="9.43cm" svg:y2="16.636cm">
          <text:p/>
        </draw:line>
        <draw:line draw:style-name="gr7" draw:text-style-name="P1" draw:layer="layout" svg:x1="9.748cm" svg:y1="16.366cm" svg:x2="9.249cm" svg:y2="16.366cm">
          <text:p/>
        </draw:line>
        <draw:line draw:style-name="gr7" draw:text-style-name="P1" draw:layer="layout" svg:x1="9.385cm" svg:y1="16.366cm" svg:x2="9.385cm" svg:y2="16.636cm">
          <text:p/>
        </draw:line>
        <draw:line draw:style-name="gr7" draw:text-style-name="P1" draw:layer="layout" svg:x1="9.249cm" svg:y1="16.636cm" svg:x2="9.748cm" svg:y2="16.636cm">
          <text:p/>
        </draw:line>
        <draw:polygon draw:style-name="gr10" draw:text-style-name="P1" draw:layer="layout" svg:width="0.036cm" svg:height="0.064cm" svg:x="9.449cm" svg:y="16.692cm" svg:viewBox="0 0 37 65" draw:points="0,65 0,0 15,0 24,3 32,10 34,15 37,28 37,37 34,49 32,56 24,62 15,65">
          <text:p/>
        </draw:polygon>
        <draw:polyline draw:style-name="gr10" draw:text-style-name="P1" draw:layer="layout" svg:width="0.039cm" svg:height="0.064cm" svg:x="9.507cm" svg:y="16.692cm" svg:viewBox="0 0 40 65" draw:points="3,6 6,3 12,0 27,0 34,3 37,6 40,12 40,19 37,28 0,65 40,65">
          <text:p/>
        </draw:polyline>
        <draw:line draw:style-name="gr7" draw:text-style-name="P1" draw:layer="layout" svg:x1="11.726cm" svg:y1="16.636cm" svg:x2="11.726cm" svg:y2="16.366cm">
          <text:p/>
        </draw:line>
        <draw:line draw:style-name="gr7" draw:text-style-name="P1" draw:layer="layout" svg:x1="11.408cm" svg:y1="16.636cm" svg:x2="11.907cm" svg:y2="16.636cm">
          <text:p/>
        </draw:line>
        <draw:line draw:style-name="gr7" draw:text-style-name="P1" draw:layer="layout" svg:x1="11.771cm" svg:y1="16.636cm" svg:x2="11.771cm" svg:y2="16.366cm">
          <text:p/>
        </draw:line>
        <draw:line draw:style-name="gr7" draw:text-style-name="P1" draw:layer="layout" svg:x1="11.907cm" svg:y1="16.366cm" svg:x2="11.408cm" svg:y2="16.366cm">
          <text:p/>
        </draw:line>
        <draw:polygon draw:style-name="gr10" draw:text-style-name="P1" draw:layer="layout" svg:width="0.036cm" svg:height="0.063cm" svg:x="11.611cm" svg:y="16.667cm" svg:viewBox="0 0 37 64" draw:points="0,64 0,0 16,0 25,3 31,9 34,16 37,28 37,37 34,49 31,55 25,61 16,64">
          <text:p/>
        </draw:polygon>
        <draw:line draw:style-name="gr10" draw:text-style-name="P1" draw:layer="layout" svg:x1="11.707cm" svg:y1="16.73cm" svg:x2="11.671cm" svg:y2="16.73cm">
          <text:p/>
        </draw:line>
        <draw:polyline draw:style-name="gr10" draw:text-style-name="P1" draw:layer="layout" svg:width="0.018cm" svg:height="0.063cm" svg:x="11.671cm" svg:y="16.667cm" svg:viewBox="0 0 19 64" draw:points="19,64 19,0 14,9 6,16 0,19">
          <text:p/>
        </draw:polyline>
        <draw:line draw:style-name="gr8" draw:text-style-name="P1" draw:layer="layout" svg:x1="9.943cm" svg:y1="16.885cm" svg:x2="9.909cm" svg:y2="16.836cm">
          <text:p/>
        </draw:line>
        <draw:polyline draw:style-name="gr8" draw:text-style-name="P1" draw:layer="layout" svg:width="0.057cm" svg:height="0.1cm" svg:x="9.885cm" svg:y="16.784cm" svg:viewBox="0 0 58 101" draw:points="0,101 0,0 39,0 49,5 53,10 58,19 58,33 53,43 49,48 39,53 0,53">
          <text:p/>
        </draw:polyline>
        <draw:line draw:style-name="gr8" draw:text-style-name="P1" draw:layer="layout" svg:x1="9.985cm" svg:y1="16.884cm" svg:x2="9.985cm" svg:y2="16.784cm">
          <text:p/>
        </draw:line>
        <draw:polyline draw:style-name="gr8" draw:text-style-name="P1" draw:layer="layout" svg:width="0.062cm" svg:height="0.1cm" svg:x="10.028cm" svg:y="16.784cm" svg:viewBox="0 0 63 101" draw:points="58,5 49,0 34,0 19,5 9,14 5,24 0,43 0,58 5,77 9,87 19,96 34,101 44,101 58,96 63,92 63,58 44,58">
          <text:p/>
        </draw:polyline>
        <draw:line draw:style-name="gr8" draw:text-style-name="P1" draw:layer="layout" svg:x1="10.133cm" svg:y1="16.884cm" svg:x2="10.133cm" svg:y2="16.784cm">
          <text:p/>
        </draw:line>
        <draw:line draw:style-name="gr8" draw:text-style-name="P1" draw:layer="layout" svg:x1="10.133cm" svg:y1="16.832cm" svg:x2="10.19cm" svg:y2="16.832cm">
          <text:p/>
        </draw:line>
        <draw:line draw:style-name="gr8" draw:text-style-name="P1" draw:layer="layout" svg:x1="10.19cm" svg:y1="16.884cm" svg:x2="10.19cm" svg:y2="16.784cm">
          <text:p/>
        </draw:line>
        <draw:line draw:style-name="gr8" draw:text-style-name="P1" draw:layer="layout" svg:x1="10.223cm" svg:y1="16.784cm" svg:x2="10.28cm" svg:y2="16.784cm">
          <text:p/>
        </draw:line>
        <draw:line draw:style-name="gr8" draw:text-style-name="P1" draw:layer="layout" svg:x1="10.252cm" svg:y1="16.884cm" svg:x2="10.252cm" svg:y2="16.784cm">
          <text:p/>
        </draw:line>
        <draw:polyline draw:style-name="gr8" draw:text-style-name="P1" draw:layer="layout" svg:width="0.062cm" svg:height="0.1cm" svg:x="10.385cm" svg:y="16.784cm" svg:viewBox="0 0 63 101" draw:points="63,92 58,96 44,101 33,101 19,96 10,87 5,77 0,58 0,43 5,24 10,14 19,5 33,0 44,0 58,5 63,10">
          <text:p/>
        </draw:polyline>
        <draw:polygon draw:style-name="gr8" draw:text-style-name="P1" draw:layer="layout" svg:width="0.067cm" svg:height="0.1cm" svg:x="10.485cm" svg:y="16.784cm" svg:viewBox="0 0 68 101" draw:points="24,0 43,0 52,5 63,14 68,33 68,68 63,87 52,96 43,101 24,101 14,96 5,87 0,68 0,33 5,14 14,5">
          <text:p/>
        </draw:polygon>
        <draw:polyline draw:style-name="gr8" draw:text-style-name="P1" draw:layer="layout" svg:width="0.066cm" svg:height="0.1cm" svg:x="10.595cm" svg:y="16.784cm" svg:viewBox="0 0 67 101" draw:points="0,101 0,0 34,73 67,0 67,101">
          <text:p/>
        </draw:polyline>
        <draw:polyline draw:style-name="gr8" draw:text-style-name="P1" draw:layer="layout" svg:width="0.067cm" svg:height="0.1cm" svg:x="10.709cm" svg:y="16.784cm" svg:viewBox="0 0 68 101" draw:points="0,101 0,0 34,73 68,0 68,101">
          <text:p/>
        </draw:polyline>
        <draw:polyline draw:style-name="gr8" draw:text-style-name="P1" draw:layer="layout" svg:width="0.048cm" svg:height="0.1cm" svg:x="10.899cm" svg:y="16.784cm" svg:viewBox="0 0 49 101" draw:points="49,101 0,101 0,0">
          <text:p/>
        </draw:polyline>
        <draw:line draw:style-name="gr8" draw:text-style-name="P1" draw:layer="layout" svg:x1="10.98cm" svg:y1="16.832cm" svg:x2="11.014cm" svg:y2="16.832cm">
          <text:p/>
        </draw:line>
        <draw:polyline draw:style-name="gr8" draw:text-style-name="P1" draw:layer="layout" svg:width="0.048cm" svg:height="0.1cm" svg:x="10.98cm" svg:y="16.784cm" svg:viewBox="0 0 49 101" draw:points="49,101 0,101 0,0 49,0">
          <text:p/>
        </draw:polyline>
        <draw:line draw:style-name="gr8" draw:text-style-name="P1" draw:layer="layout" svg:x1="11.104cm" svg:y1="16.832cm" svg:x2="11.071cm" svg:y2="16.832cm">
          <text:p/>
        </draw:line>
        <draw:polyline draw:style-name="gr8" draw:text-style-name="P1" draw:layer="layout" svg:width="0.047cm" svg:height="0.1cm" svg:x="11.071cm" svg:y="16.784cm" svg:viewBox="0 0 48 101" draw:points="0,101 0,0 48,0">
          <text:p/>
        </draw:polyline>
        <draw:line draw:style-name="gr8" draw:text-style-name="P1" draw:layer="layout" svg:x1="11.142cm" svg:y1="16.784cm" svg:x2="11.199cm" svg:y2="16.784cm">
          <text:p/>
        </draw:line>
        <draw:line draw:style-name="gr8" draw:text-style-name="P1" draw:layer="layout" svg:x1="11.171cm" svg:y1="16.884cm" svg:x2="11.171cm" svg:y2="16.784cm">
          <text:p/>
        </draw:line>
        <draw:line draw:style-name="gr7" draw:text-style-name="P1" draw:layer="layout" svg:x1="10.731cm" svg:y1="17.187cm" svg:x2="10.731cm" svg:y2="17.288cm">
          <text:p/>
        </draw:line>
        <draw:line draw:style-name="gr7" draw:text-style-name="P1" draw:layer="layout" svg:x1="10.934cm" svg:y1="17.187cm" svg:x2="10.934cm" svg:y2="17.288cm">
          <text:p/>
        </draw:line>
        <draw:line draw:style-name="gr7" draw:text-style-name="P1" draw:layer="layout" svg:x1="11.089cm" svg:y1="17.314cm" svg:x2="11.027cm" svg:y2="17.358cm">
          <text:p/>
        </draw:line>
        <draw:polyline draw:style-name="gr7" draw:text-style-name="P1" draw:layer="layout" svg:width="0.127cm" svg:height="0.073cm" svg:x="10.961cm" svg:y="17.314cm" svg:viewBox="0 0 128 74" draw:points="128,74 0,74 0,24 6,12 12,6 24,0 42,0 54,6 60,12 66,24 66,74">
          <text:p/>
        </draw:polyline>
        <draw:line draw:style-name="gr7" draw:text-style-name="P1" draw:layer="layout" svg:x1="11.088cm" svg:y1="17.193cm" svg:x2="11.088cm" svg:y2="17.266cm">
          <text:p/>
        </draw:line>
        <draw:polyline draw:style-name="gr7" draw:text-style-name="P1" draw:layer="layout" svg:width="0.127cm" svg:height="0.036cm" svg:x="10.961cm" svg:y="17.23cm" svg:viewBox="0 0 128 37" draw:points="128,0 0,0 18,12 30,24 36,37">
          <text:p/>
        </draw:polyline>
        <draw:polyline draw:style-name="gr7" draw:text-style-name="P1" draw:layer="layout" svg:width="0.127cm" svg:height="0.078cm" svg:x="10.961cm" svg:y="17.073cm" svg:viewBox="0 0 128 79" draw:points="12,73 6,66 0,54 0,23 6,11 12,5 24,0 36,0 54,5 128,79 128,0">
          <text:p/>
        </draw:polyline>
        <draw:line draw:style-name="gr7" draw:text-style-name="P1" draw:layer="layout" svg:x1="10.629cm" svg:y1="17.568cm" svg:x2="10.629cm" svg:y2="17.72cm">
          <text:p/>
        </draw:line>
        <draw:line draw:style-name="gr7" draw:text-style-name="P1" draw:layer="layout" svg:x1="10.731cm" svg:y1="17.593cm" svg:x2="10.731cm" svg:y2="17.695cm">
          <text:p/>
        </draw:line>
        <draw:line draw:style-name="gr7" draw:text-style-name="P1" draw:layer="layout" svg:x1="10.934cm" svg:y1="17.593cm" svg:x2="10.934cm" svg:y2="17.695cm">
          <text:p/>
        </draw:line>
        <draw:polyline draw:style-name="gr7" draw:text-style-name="P1" draw:layer="layout" svg:width="0.127cm" svg:height="0.078cm" svg:x="10.958cm" svg:y="17.658cm" svg:viewBox="0 0 128 79" draw:points="116,0 122,6 128,24 128,37 122,55 110,67 98,73 74,79 56,79 31,73 18,67 6,55 0,37 0,24 6,6 12,0">
          <text:p/>
        </draw:polyline>
        <draw:polyline draw:style-name="gr7" draw:text-style-name="P1" draw:layer="layout" svg:width="0.127cm" svg:height="0.078cm" svg:x="10.958cm" svg:y="17.537cm" svg:viewBox="0 0 128 79" draw:points="0,79 0,0 50,42 50,24 56,12 61,5 74,0 104,0 116,5 122,12 128,24 128,60 122,72 116,79">
          <text:p/>
        </draw:polyline>
        <draw:line draw:style-name="gr8" draw:text-style-name="P1" draw:layer="layout" svg:x1="15.243cm" svg:y1="16.87cm" svg:x2="15.208cm" svg:y2="16.821cm">
          <text:p/>
        </draw:line>
        <draw:polyline draw:style-name="gr8" draw:text-style-name="P1" draw:layer="layout" svg:width="0.057cm" svg:height="0.1cm" svg:x="15.185cm" svg:y="16.769cm" svg:viewBox="0 0 58 101" draw:points="0,101 0,0 39,0 48,5 53,9 58,19 58,33 53,43 48,47 39,52 0,52">
          <text:p/>
        </draw:polyline>
        <draw:polygon draw:style-name="gr8" draw:text-style-name="P1" draw:layer="layout" svg:width="0.052cm" svg:height="0.067cm" svg:x="15.28cm" svg:y="16.802cm" svg:viewBox="0 0 53 68" draw:points="20,68 9,63 5,58 0,49 0,19 5,10 9,5 20,0 34,0 44,5 49,10 53,19 53,49 49,58 44,63 34,68">
          <text:p/>
        </draw:polygon>
        <draw:line draw:style-name="gr8" draw:text-style-name="P1" draw:layer="layout" svg:x1="15.375cm" svg:y1="16.869cm" svg:x2="15.375cm" svg:y2="16.769cm">
          <text:p/>
        </draw:line>
        <draw:line draw:style-name="gr8" draw:text-style-name="P1" draw:layer="layout" svg:x1="15.375cm" svg:y1="16.816cm" svg:x2="15.432cm" svg:y2="16.816cm">
          <text:p/>
        </draw:line>
        <draw:line draw:style-name="gr8" draw:text-style-name="P1" draw:layer="layout" svg:x1="15.432cm" svg:y1="16.869cm" svg:x2="15.432cm" svg:y2="16.769cm">
          <text:p/>
        </draw:line>
        <draw:polyline draw:style-name="gr8" draw:text-style-name="P1" draw:layer="layout" svg:width="0.057cm" svg:height="0.1cm" svg:x="15.475cm" svg:y="16.769cm" svg:viewBox="0 0 58 101" draw:points="0,96 14,101 39,101 49,96 53,91 58,82 58,72 53,62 49,57 39,52 19,47 10,43 5,38 0,28 0,19 5,9 10,5 19,0 44,0 58,5">
          <text:p/>
        </draw:polyline>
        <draw:path draw:style-name="gr7" draw:text-style-name="P1" draw:layer="layout" svg:width="0.362cm" svg:height="0.362cm" svg:x="15.165cm" svg:y="16.329cm" svg:viewBox="0 0 363 363" svg:d="M363 181c0 101-81 182-182 182-100 0-181-81-181-182 0-100 81-181 181-181 101 0 182 81 182 181z">
          <text:p/>
        </draw:path>
        <draw:line draw:style-name="gr8" draw:text-style-name="P1" draw:layer="layout" svg:x1="15.295cm" svg:y1="17.118cm" svg:x2="15.391cm" svg:y2="17.118cm">
          <text:p/>
        </draw:line>
        <draw:line draw:style-name="gr8" draw:text-style-name="P1" draw:layer="layout" svg:x1="15.295cm" svg:y1="17.119cm" svg:x2="15.273cm" svg:y2="17.223cm">
          <text:p/>
        </draw:line>
        <draw:line draw:style-name="gr13" draw:text-style-name="P1" draw:layer="layout" svg:x1="15.303cm" svg:y1="17.129cm" svg:x2="15.381cm" svg:y2="17.129cm">
          <text:p/>
        </draw:line>
        <draw:line draw:style-name="gr14" draw:text-style-name="P1" draw:layer="layout" svg:x1="15.415cm" svg:y1="17.28cm" svg:x2="15.392cm" svg:y2="17.35cm">
          <text:p/>
        </draw:line>
        <draw:line draw:style-name="gr14" draw:text-style-name="P1" draw:layer="layout" svg:x1="15.288cm" svg:y1="17.278cm" svg:x2="15.306cm" svg:y2="17.34cm">
          <text:p/>
        </draw:line>
        <draw:line draw:style-name="gr8" draw:text-style-name="P1" draw:layer="layout" svg:x1="15.326cm" svg:y1="17.362cm" svg:x2="15.238cm" svg:y2="17.405cm">
          <text:p/>
        </draw:line>
        <draw:line draw:style-name="gr8" draw:text-style-name="P1" draw:layer="layout" svg:x1="15.408cm" svg:y1="17.379cm" svg:x2="15.325cm" svg:y2="17.362cm">
          <text:p/>
        </draw:line>
        <draw:line draw:style-name="gr8" draw:text-style-name="P1" draw:layer="layout" svg:x1="15.459cm" svg:y1="17.422cm" svg:x2="15.407cm" svg:y2="17.378cm">
          <text:p/>
        </draw:line>
        <draw:line draw:style-name="gr8" draw:text-style-name="P1" draw:layer="layout" svg:x1="15.187cm" svg:y1="17.293cm" svg:x2="15.286cm" svg:y2="17.243cm">
          <text:p/>
        </draw:line>
        <draw:line draw:style-name="gr8" draw:text-style-name="P1" draw:layer="layout" svg:x1="15.098cm" svg:y1="17.22cm" svg:x2="15.188cm" svg:y2="17.293cm">
          <text:p/>
        </draw:line>
        <draw:line draw:style-name="gr8" draw:text-style-name="P1" draw:layer="layout" svg:x1="15.124cm" svg:y1="17.357cm" svg:x2="15.062cm" svg:y2="17.265cm">
          <text:p/>
        </draw:line>
        <draw:line draw:style-name="gr8" draw:text-style-name="P1" draw:layer="layout" svg:x1="15.195cm" svg:y1="17.259cm" svg:x2="15.286cm" svg:y2="17.221cm">
          <text:p/>
        </draw:line>
        <draw:line draw:style-name="gr8" draw:text-style-name="P1" draw:layer="layout" svg:x1="15.101cm" svg:y1="17.194cm" svg:x2="15.199cm" svg:y2="17.266cm">
          <text:p/>
        </draw:line>
        <draw:line draw:style-name="gr13" draw:text-style-name="P1" draw:layer="layout" svg:x1="15.192cm" svg:y1="17.275cm" svg:x2="15.278cm" svg:y2="17.233cm">
          <text:p/>
        </draw:line>
        <draw:line draw:style-name="gr13" draw:text-style-name="P1" draw:layer="layout" svg:x1="15.104cm" svg:y1="17.21cm" svg:x2="15.188cm" svg:y2="17.276cm">
          <text:p/>
        </draw:line>
        <draw:line draw:style-name="gr14" draw:text-style-name="P1" draw:layer="layout" svg:x1="15.474cm" svg:y1="17.305cm" svg:x2="15.431cm" svg:y2="17.365cm">
          <text:p/>
        </draw:line>
        <draw:line draw:style-name="gr14" draw:text-style-name="P1" draw:layer="layout" svg:x1="15.567cm" svg:y1="17.285cm" svg:x2="15.455cm" svg:y2="17.393cm">
          <text:p/>
        </draw:line>
        <draw:line draw:style-name="gr8" draw:text-style-name="P1" draw:layer="layout" svg:x1="15.413cm" svg:y1="17.227cm" svg:x2="15.494cm" svg:y2="17.262cm">
          <text:p/>
        </draw:line>
        <draw:line draw:style-name="gr13" draw:text-style-name="P1" draw:layer="layout" svg:x1="15.401cm" svg:y1="17.233cm" svg:x2="15.491cm" svg:y2="17.279cm">
          <text:p/>
        </draw:line>
        <draw:line draw:style-name="gr14" draw:text-style-name="P1" draw:layer="layout" svg:x1="15.34cm" svg:y1="17.18cm" svg:x2="15.34cm" svg:y2="17.331cm">
          <text:p/>
        </draw:line>
        <draw:line draw:style-name="gr8" draw:text-style-name="P1" draw:layer="layout" svg:x1="15.391cm" svg:y1="17.118cm" svg:x2="15.415cm" svg:y2="17.237cm">
          <text:p/>
        </draw:line>
        <draw:line draw:style-name="gr13" draw:text-style-name="P1" draw:layer="layout" svg:x1="15.379cm" svg:y1="17.131cm" svg:x2="15.402cm" svg:y2="17.234cm">
          <text:p/>
        </draw:line>
        <draw:line draw:style-name="gr13" draw:text-style-name="P1" draw:layer="layout" svg:x1="15.304cm" svg:y1="17.13cm" svg:x2="15.282cm" svg:y2="17.232cm">
          <text:p/>
        </draw:line>
        <draw:line draw:style-name="gr7" draw:text-style-name="P1" draw:layer="layout" svg:x1="12.577cm" svg:y1="16.417cm" svg:x2="12.577cm" svg:y2="16.488cm">
          <text:p/>
        </draw:line>
        <draw:line draw:style-name="gr7" draw:text-style-name="P1" draw:layer="layout" svg:x1="12.661cm" svg:y1="16.417cm" svg:x2="12.577cm" svg:y2="16.417cm">
          <text:p/>
        </draw:line>
        <draw:line draw:style-name="gr7" draw:text-style-name="P1" draw:layer="layout" svg:x1="12.661cm" svg:y1="16.702cm" svg:x2="12.577cm" svg:y2="16.702cm">
          <text:p/>
        </draw:line>
        <draw:line draw:style-name="gr7" draw:text-style-name="P1" draw:layer="layout" svg:x1="12.577cm" svg:y1="16.631cm" svg:x2="12.577cm" svg:y2="16.702cm">
          <text:p/>
        </draw:line>
        <draw:polyline draw:style-name="gr7" draw:text-style-name="P1" draw:layer="layout" svg:width="0.063cm" svg:height="0.11cm" svg:x="12.679cm" svg:y="16.261cm" svg:viewBox="0 0 64 111" draw:points="0,0 0,90 5,100 11,106 21,111 43,111 53,106 59,100 64,90 64,0">
          <text:p/>
        </draw:polyline>
        <draw:polyline draw:style-name="gr7" draw:text-style-name="P1" draw:layer="layout" svg:width="0.068cm" svg:height="0.11cm" svg:x="12.784cm" svg:y="16.261cm" svg:viewBox="0 0 69 111" draw:points="5,10 10,5 21,0 48,0 58,5 64,10 69,20 69,31 64,47 0,111 69,111">
          <text:p/>
        </draw:polyline>
        <draw:line draw:style-name="gr7" draw:text-style-name="P1" draw:layer="layout" svg:x1="12.915cm" svg:y1="17.034cm" svg:x2="12.813cm" svg:y2="17.034cm">
          <text:p/>
        </draw:line>
        <draw:line draw:style-name="gr7" draw:text-style-name="P1" draw:layer="layout" svg:x1="12.915cm" svg:y1="17.238cm" svg:x2="12.813cm" svg:y2="17.238cm">
          <text:p/>
        </draw:line>
        <draw:polyline draw:style-name="gr7" draw:text-style-name="P1" draw:layer="layout" svg:width="0.079cm" svg:height="0.127cm" svg:x="12.769cm" svg:y="17.287cm" svg:viewBox="0 0 80 128" draw:points="80,116 74,123 55,128 43,128 25,123 13,110 6,98 0,74 0,56 6,31 13,18 25,7 43,0 55,0 74,7 80,13">
          <text:p/>
        </draw:polyline>
        <draw:line draw:style-name="gr7" draw:text-style-name="P1" draw:layer="layout" svg:x1="12.969cm" svg:y1="17.414cm" svg:x2="12.896cm" svg:y2="17.414cm">
          <text:p/>
        </draw:line>
        <draw:polyline draw:style-name="gr7" draw:text-style-name="P1" draw:layer="layout" svg:width="0.037cm" svg:height="0.127cm" svg:x="12.896cm" svg:y="17.287cm" svg:viewBox="0 0 38 128" draw:points="38,128 38,0 26,18 13,31 0,37">
          <text:p/>
        </draw:polyline>
        <draw:polyline draw:style-name="gr8" draw:text-style-name="P1" draw:layer="layout" svg:width="0.057cm" svg:height="0.1cm" svg:x="13.074cm" svg:y="17.244cm" svg:viewBox="0 0 58 101" draw:points="34,48 48,52 53,57 58,67 58,81 53,91 48,96 39,101 0,101 0,0 34,0 44,5 48,9 53,19 53,28 48,38 44,43 34,48 0,48">
          <text:p/>
        </draw:polyline>
        <draw:line draw:style-name="gr8" draw:text-style-name="P1" draw:layer="layout" svg:x1="13.169cm" svg:y1="17.315cm" svg:x2="13.217cm" svg:y2="17.315cm">
          <text:p/>
        </draw:line>
        <draw:polyline draw:style-name="gr8" draw:text-style-name="P1" draw:layer="layout" svg:width="0.067cm" svg:height="0.1cm" svg:x="13.159cm" svg:y="17.244cm" svg:viewBox="0 0 68 101" draw:points="0,101 35,0 68,101">
          <text:p/>
        </draw:polyline>
        <draw:line draw:style-name="gr8" draw:text-style-name="P1" draw:layer="layout" svg:x1="13.245cm" svg:y1="17.244cm" svg:x2="13.302cm" svg:y2="17.244cm">
          <text:p/>
        </draw:line>
        <draw:line draw:style-name="gr8" draw:text-style-name="P1" draw:layer="layout" svg:x1="13.274cm" svg:y1="17.344cm" svg:x2="13.274cm" svg:y2="17.244cm">
          <text:p/>
        </draw:line>
        <draw:line draw:style-name="gr8" draw:text-style-name="P1" draw:layer="layout" svg:x1="13.321cm" svg:y1="17.244cm" svg:x2="13.379cm" svg:y2="17.244cm">
          <text:p/>
        </draw:line>
        <draw:line draw:style-name="gr8" draw:text-style-name="P1" draw:layer="layout" svg:x1="13.35cm" svg:y1="17.344cm" svg:x2="13.35cm" svg:y2="17.244cm">
          <text:p/>
        </draw:line>
        <draw:line draw:style-name="gr8" draw:text-style-name="P1" draw:layer="layout" svg:x1="13.412cm" svg:y1="17.306cm" svg:x2="13.488cm" svg:y2="17.306cm">
          <text:p/>
        </draw:line>
        <draw:line draw:style-name="gr8" draw:text-style-name="P1" draw:layer="layout" svg:x1="13.45cm" svg:y1="17.344cm" svg:x2="13.45cm" svg:y2="17.268cm">
          <text:p/>
        </draw:line>
        <draw:line draw:style-name="gr8" draw:text-style-name="P1" draw:layer="layout" svg:x1="14.969cm" svg:y1="17.483cm" svg:x2="15.081cm" svg:y2="17.457cm">
          <text:p/>
        </draw:line>
        <draw:line draw:style-name="gr8" draw:text-style-name="P1" draw:layer="layout" svg:x1="14.954cm" svg:y1="17.458cm" svg:x2="15.072cm" svg:y2="17.437cm">
          <text:p/>
        </draw:line>
        <draw:line draw:style-name="gr8" draw:text-style-name="P1" draw:layer="layout" svg:x1="14.954cm" svg:y1="17.457cm" svg:x2="14.954cm" svg:y2="17.556cm">
          <text:p/>
        </draw:line>
        <draw:line draw:style-name="gr13" draw:text-style-name="P1" draw:layer="layout" svg:x1="14.968cm" svg:y1="17.467cm" svg:x2="15.071cm" svg:y2="17.448cm">
          <text:p/>
        </draw:line>
        <draw:line draw:style-name="gr7" draw:text-style-name="P1" draw:layer="layout" svg:x1="14.655cm" svg:y1="17.72cm" svg:x2="14.655cm" svg:y2="17.568cm">
          <text:p/>
        </draw:line>
        <draw:line draw:style-name="gr7" draw:text-style-name="P1" draw:layer="layout" svg:x1="14.607cm" svg:y1="17.665cm" svg:x2="14.545cm" svg:y2="17.709cm">
          <text:p/>
        </draw:line>
        <draw:polyline draw:style-name="gr7" draw:text-style-name="P1" draw:layer="layout" svg:width="0.127cm" svg:height="0.073cm" svg:x="14.479cm" svg:y="17.665cm" svg:viewBox="0 0 128 74" draw:points="128,74 0,74 0,24 5,12 12,6 25,0 43,0 55,6 61,12 67,24 67,74">
          <text:p/>
        </draw:polyline>
        <draw:line draw:style-name="gr7" draw:text-style-name="P1" draw:layer="layout" svg:x1="14.606cm" svg:y1="17.544cm" svg:x2="14.606cm" svg:y2="17.617cm">
          <text:p/>
        </draw:line>
        <draw:polyline draw:style-name="gr7" draw:text-style-name="P1" draw:layer="layout" svg:width="0.127cm" svg:height="0.037cm" svg:x="14.479cm" svg:y="17.58cm" svg:viewBox="0 0 128 38" draw:points="128,0 0,0 19,13 31,26 37,38">
          <text:p/>
        </draw:polyline>
        <draw:polyline draw:style-name="gr8" draw:text-style-name="P1" draw:layer="layout" svg:width="0.047cm" svg:height="0.099cm" svg:x="13.499cm" svg:y="16.828cm" svg:viewBox="0 0 48 100" draw:points="48,100 0,100 0,0">
          <text:p/>
        </draw:polyline>
        <draw:line draw:style-name="gr8" draw:text-style-name="P1" draw:layer="layout" svg:x1="13.631cm" svg:y1="16.927cm" svg:x2="13.574cm" svg:y2="16.927cm">
          <text:p/>
        </draw:line>
        <draw:polyline draw:style-name="gr8" draw:text-style-name="P1" draw:layer="layout" svg:width="0.029cm" svg:height="0.099cm" svg:x="13.574cm" svg:y="16.828cm" svg:viewBox="0 0 30 100" draw:points="30,100 30,0 20,14 10,23 0,28">
          <text:p/>
        </draw:polyline>
        <draw:polygon draw:style-name="gr7" draw:text-style-name="P1" draw:layer="layout" svg:width="0.058cm" svg:height="0.073cm" svg:x="14.825cm" svg:y="17.911cm" svg:viewBox="0 0 59 74" draw:points="21,74 10,69 6,64 0,54 0,21 6,10 10,5 21,0 37,0 48,5 54,10 59,21 59,54 54,64 48,69 37,74">
          <text:p/>
        </draw:polygon>
        <draw:line draw:style-name="gr7" draw:text-style-name="P1" draw:layer="layout" svg:x1="14.93cm" svg:y1="17.911cm" svg:x2="14.93cm" svg:y2="18.021cm">
          <text:p/>
        </draw:line>
        <draw:polyline draw:style-name="gr7" draw:text-style-name="P1" draw:layer="layout" svg:width="0.052cm" svg:height="0.073cm" svg:x="14.93cm" svg:y="17.911cm" svg:viewBox="0 0 53 74" draw:points="0,5 10,0 31,0 42,5 47,10 53,21 53,54 47,64 42,69 31,74 10,74 0,69">
          <text:p/>
        </draw:polyline>
        <draw:polyline draw:style-name="gr7" draw:text-style-name="P1" draw:layer="layout" svg:width="0.053cm" svg:height="0.073cm" svg:x="15.024cm" svg:y="17.911cm" svg:viewBox="0 0 54 74" draw:points="48,69 38,74 17,74 6,69 0,58 0,16 6,5 17,0 38,0 48,5 54,16 54,26 0,38">
          <text:p/>
        </draw:polyline>
        <draw:line draw:style-name="gr7" draw:text-style-name="P1" draw:layer="layout" svg:x1="15.124cm" svg:y1="17.911cm" svg:x2="15.124cm" svg:y2="17.984cm">
          <text:p/>
        </draw:line>
        <draw:polyline draw:style-name="gr7" draw:text-style-name="P1" draw:layer="layout" svg:width="0.047cm" svg:height="0.073cm" svg:x="15.124cm" svg:y="17.911cm" svg:viewBox="0 0 48 74" draw:points="0,10 5,5 16,0 32,0 43,5 48,16 48,74">
          <text:p/>
        </draw:polyline>
        <draw:line draw:style-name="gr14" draw:text-style-name="P1" draw:layer="layout" svg:x1="15.119cm" svg:y1="17.62cm" svg:x2="15.177cm" svg:y2="17.571cm">
          <text:p/>
        </draw:line>
        <draw:line draw:style-name="gr14" draw:text-style-name="P1" draw:layer="layout" svg:x1="15.186cm" svg:y1="17.71cm" svg:x2="15.224cm" svg:y2="17.633cm">
          <text:p/>
        </draw:line>
        <draw:line draw:style-name="gr14" draw:text-style-name="P1" draw:layer="layout" svg:x1="15.118cm" svg:y1="17.728cm" svg:x2="15.205cm" svg:y2="17.624cm">
          <text:p/>
        </draw:line>
        <draw:line draw:style-name="gr8" draw:text-style-name="P1" draw:layer="layout" svg:x1="14.954cm" svg:y1="17.557cm" svg:x2="15.062cm" svg:y2="17.577cm">
          <text:p/>
        </draw:line>
        <draw:line draw:style-name="gr13" draw:text-style-name="P1" draw:layer="layout" svg:x1="14.968cm" svg:y1="17.546cm" svg:x2="15.064cm" svg:y2="17.568cm">
          <text:p/>
        </draw:line>
        <draw:line draw:style-name="gr7" draw:text-style-name="P1" draw:layer="layout" svg:x1="14.884cm" svg:y1="17.72cm" svg:x2="14.884cm" svg:y2="17.568cm">
          <text:p/>
        </draw:line>
        <draw:line draw:style-name="gr14" draw:text-style-name="P1" draw:layer="layout" svg:x1="15.144cm" svg:y1="17.382cm" svg:x2="15.191cm" svg:y2="17.412cm">
          <text:p/>
        </draw:line>
        <draw:line draw:style-name="gr14" draw:text-style-name="P1" draw:layer="layout" svg:x1="15.127cm" svg:y1="17.43cm" svg:x2="15.172cm" svg:y2="17.447cm">
          <text:p/>
        </draw:line>
        <draw:line draw:style-name="gr14" draw:text-style-name="P1" draw:layer="layout" svg:x1="15.113cm" svg:y1="17.277cm" svg:x2="15.22cm" svg:y2="17.389cm">
          <text:p/>
        </draw:line>
        <draw:line draw:style-name="gr8" draw:text-style-name="P1" draw:layer="layout" svg:x1="15.033cm" svg:y1="17.266cm" svg:x2="15.101cm" svg:y2="17.194cm">
          <text:p/>
        </draw:line>
        <draw:line draw:style-name="gr15" draw:text-style-name="P1" draw:layer="layout" svg:x1="15.049cm" svg:y1="17.267cm" svg:x2="15.1cm" svg:y2="17.212cm">
          <text:p/>
        </draw:line>
        <draw:line draw:style-name="gr13" draw:text-style-name="P1" draw:layer="layout" svg:x1="15.05cm" svg:y1="17.268cm" svg:x2="15.107cm" svg:y2="17.354cm">
          <text:p/>
        </draw:line>
        <draw:line draw:style-name="gr7" draw:text-style-name="P1" draw:layer="layout" svg:x1="12.226cm" svg:y1="17.641cm" svg:x2="12.124cm" svg:y2="17.641cm">
          <text:p/>
        </draw:line>
        <draw:line draw:style-name="gr7" draw:text-style-name="P1" draw:layer="layout" svg:x1="12.226cm" svg:y1="17.845cm" svg:x2="12.124cm" svg:y2="17.845cm">
          <text:p/>
        </draw:line>
        <draw:line draw:style-name="gr7" draw:text-style-name="P1" draw:layer="layout" svg:x1="12.093cm" svg:y1="17.997cm" svg:x2="12.049cm" svg:y2="17.936cm">
          <text:p/>
        </draw:line>
        <draw:polyline draw:style-name="gr7" draw:text-style-name="P1" draw:layer="layout" svg:width="0.073cm" svg:height="0.127cm" svg:x="12.019cm" svg:y="17.869cm" svg:viewBox="0 0 74 128" draw:points="0,128 0,0 48,0 61,6 68,12 74,24 74,42 68,54 61,61 48,67 0,67">
          <text:p/>
        </draw:polyline>
        <draw:line draw:style-name="gr7" draw:text-style-name="P1" draw:layer="layout" svg:x1="12.213cm" svg:y1="17.996cm" svg:x2="12.14cm" svg:y2="17.996cm">
          <text:p/>
        </draw:line>
        <draw:polyline draw:style-name="gr7" draw:text-style-name="P1" draw:layer="layout" svg:width="0.036cm" svg:height="0.127cm" svg:x="12.14cm" svg:y="17.869cm" svg:viewBox="0 0 37 128" draw:points="37,128 37,0 24,19 12,31 0,36">
          <text:p/>
        </draw:polyline>
        <draw:polyline draw:style-name="gr7" draw:text-style-name="P1" draw:layer="layout" svg:width="0.072cm" svg:height="0.127cm" svg:x="12.261cm" svg:y="17.869cm" svg:viewBox="0 0 73 128" draw:points="61,0 37,0 25,6 18,12 6,31 0,54 0,104 6,116 12,122 25,128 50,128 61,122 68,116 73,104 73,73 68,61 61,54 50,49 25,49 12,54 6,61 0,73">
          <text:p/>
        </draw:polyline>
        <draw:line draw:style-name="gr7" draw:text-style-name="P1" draw:layer="layout" svg:x1="12.226cm" svg:y1="17.603cm" svg:x2="12.124cm" svg:y2="17.603cm">
          <text:p/>
        </draw:line>
        <draw:line draw:style-name="gr7" draw:text-style-name="P1" draw:layer="layout" svg:x1="12.226cm" svg:y1="17.4cm" svg:x2="12.124cm" svg:y2="17.4cm">
          <text:p/>
        </draw:line>
        <draw:line draw:style-name="gr7" draw:text-style-name="P1" draw:layer="layout" svg:x1="12.09cm" svg:y1="17.365cm" svg:x2="12.047cm" svg:y2="17.303cm">
          <text:p/>
        </draw:line>
        <draw:polyline draw:style-name="gr7" draw:text-style-name="P1" draw:layer="layout" svg:width="0.073cm" svg:height="0.127cm" svg:x="12.016cm" svg:y="17.237cm" svg:viewBox="0 0 74 128" draw:points="0,128 0,0 49,0 62,6 68,12 74,24 74,42 68,54 62,60 49,66 0,66">
          <text:p/>
        </draw:polyline>
        <draw:line draw:style-name="gr7" draw:text-style-name="P1" draw:layer="layout" svg:x1="12.21cm" svg:y1="17.364cm" svg:x2="12.138cm" svg:y2="17.364cm">
          <text:p/>
        </draw:line>
        <draw:polyline draw:style-name="gr7" draw:text-style-name="P1" draw:layer="layout" svg:width="0.036cm" svg:height="0.127cm" svg:x="12.138cm" svg:y="17.237cm" svg:viewBox="0 0 37 128" draw:points="37,128 37,0 23,18 12,30 0,36">
          <text:p/>
        </draw:polyline>
        <draw:polyline draw:style-name="gr7" draw:text-style-name="P1" draw:layer="layout" svg:width="0.073cm" svg:height="0.127cm" svg:x="12.258cm" svg:y="17.237cm" svg:viewBox="0 0 74 128" draw:points="68,0 7,0 0,60 7,54 19,48 50,48 62,54 68,60 74,72 74,103 68,115 62,122 50,128 19,128 7,122 0,115">
          <text:p/>
        </draw:polyline>
        <draw:line draw:style-name="gr7" draw:text-style-name="P1" draw:layer="layout" svg:x1="12.432cm" svg:y1="17.238cm" svg:x2="12.534cm" svg:y2="17.238cm">
          <text:p/>
        </draw:line>
        <draw:line draw:style-name="gr7" draw:text-style-name="P1" draw:layer="layout" svg:x1="12.432cm" svg:y1="17.034cm" svg:x2="12.534cm" svg:y2="17.034cm">
          <text:p/>
        </draw:line>
        <draw:polyline draw:style-name="gr7" draw:text-style-name="P1" draw:layer="layout" svg:width="0.078cm" svg:height="0.127cm" svg:x="12.381cm" svg:y="17.285cm" svg:viewBox="0 0 79 128" draw:points="79,116 74,122 54,128 42,128 24,122 12,110 6,98 0,74 0,54 6,30 12,18 24,6 42,0 54,0 74,6 79,12">
          <text:p/>
        </draw:polyline>
        <draw:polyline draw:style-name="gr7" draw:text-style-name="P1" draw:layer="layout" svg:width="0.078cm" svg:height="0.127cm" svg:x="12.502cm" svg:y="17.285cm" svg:viewBox="0 0 79 128" draw:points="6,12 12,6 25,0 55,0 67,6 73,12 79,24 79,36 73,54 0,128 79,128">
          <text:p/>
        </draw:polyline>
        <draw:line draw:style-name="gr16" draw:text-style-name="P1" draw:layer="layout" svg:x1="15.278cm" svg:y1="17.989cm" svg:x2="15.278cm" svg:y2="17.889cm">
          <text:p/>
        </draw:line>
        <draw:polyline draw:style-name="gr16" draw:text-style-name="P1" draw:layer="layout" svg:width="0.043cm" svg:height="0.067cm" svg:x="15.278cm" svg:y="17.922cm" svg:viewBox="0 0 44 68" draw:points="44,68 44,15 39,5 29,0 14,0 4,5 0,10">
          <text:p/>
        </draw:polyline>
        <draw:polyline draw:style-name="gr16" draw:text-style-name="P1" draw:layer="layout" svg:width="0.043cm" svg:height="0.067cm" svg:x="15.368cm" svg:y="17.922cm" svg:viewBox="0 0 44 68" draw:points="44,68 44,15 39,5 30,0 10,0 0,5">
          <text:p/>
        </draw:polyline>
        <draw:polyline draw:style-name="gr16" draw:text-style-name="P1" draw:layer="layout" svg:width="0.048cm" svg:height="0.043cm" svg:x="15.363cm" svg:y="17.946cm" svg:viewBox="0 0 49 44" draw:points="49,39 39,44 15,44 5,39 0,30 0,19 5,10 15,5 39,5 49,0">
          <text:p/>
        </draw:polyline>
        <draw:line draw:style-name="gr16" draw:text-style-name="P1" draw:layer="layout" svg:x1="15.459cm" svg:y1="17.989cm" svg:x2="15.459cm" svg:y2="17.922cm">
          <text:p/>
        </draw:line>
        <draw:polyline draw:style-name="gr16" draw:text-style-name="P1" draw:layer="layout" svg:width="0.028cm" svg:height="0.019cm" svg:x="15.459cm" svg:y="17.922cm" svg:viewBox="0 0 29 20" draw:points="0,20 4,10 10,5 20,0 29,0">
          <text:p/>
        </draw:polyline>
        <draw:line draw:style-name="gr16" draw:text-style-name="P1" draw:layer="layout" svg:x1="15.563cm" svg:y1="17.989cm" svg:x2="15.563cm" svg:y2="17.889cm">
          <text:p/>
        </draw:line>
        <draw:polyline draw:style-name="gr16" draw:text-style-name="P1" draw:layer="layout" svg:width="0.047cm" svg:height="0.067cm" svg:x="15.516cm" svg:y="17.922cm" svg:viewBox="0 0 48 68" draw:points="48,63 39,68 20,68 10,63 6,59 0,49 0,19 6,10 10,5 20,0 39,0 48,5">
          <text:p/>
        </draw:polyline>
        <draw:polyline draw:style-name="gr16" draw:text-style-name="P1" draw:layer="layout" svg:width="0.076cm" svg:height="0.067cm" svg:x="15.602cm" svg:y="17.922cm" svg:viewBox="0 0 77 68" draw:points="0,0 19,68 39,19 58,68 77,0">
          <text:p/>
        </draw:polyline>
        <draw:polyline draw:style-name="gr16" draw:text-style-name="P1" draw:layer="layout" svg:width="0.043cm" svg:height="0.067cm" svg:x="15.716cm" svg:y="17.922cm" svg:viewBox="0 0 44 68" draw:points="44,68 44,15 39,5 29,0 9,0 0,5">
          <text:p/>
        </draw:polyline>
        <draw:polyline draw:style-name="gr16" draw:text-style-name="P1" draw:layer="layout" svg:width="0.048cm" svg:height="0.043cm" svg:x="15.711cm" svg:y="17.946cm" svg:viewBox="0 0 49 44" draw:points="49,39 38,44 14,44 5,39 0,30 0,19 5,10 14,5 38,5 49,0">
          <text:p/>
        </draw:polyline>
        <draw:line draw:style-name="gr16" draw:text-style-name="P1" draw:layer="layout" svg:x1="15.806cm" svg:y1="17.989cm" svg:x2="15.806cm" svg:y2="17.922cm">
          <text:p/>
        </draw:line>
        <draw:polyline draw:style-name="gr16" draw:text-style-name="P1" draw:layer="layout" svg:width="0.029cm" svg:height="0.019cm" svg:x="15.806cm" svg:y="17.922cm" svg:viewBox="0 0 30 20" draw:points="0,20 5,10 10,5 19,0 30,0">
          <text:p/>
        </draw:polyline>
        <draw:polyline draw:style-name="gr16" draw:text-style-name="P1" draw:layer="layout" svg:width="0.047cm" svg:height="0.067cm" svg:x="15.864cm" svg:y="17.922cm" svg:viewBox="0 0 48 68" draw:points="43,63 34,68 14,68 4,63 0,54 0,15 4,5 14,0 34,0 43,5 48,15 48,24 0,34">
          <text:p/>
        </draw:polyline>
        <draw:line draw:style-name="gr8" draw:text-style-name="P1" draw:layer="layout" svg:x1="15.514cm" svg:y1="17.751cm" svg:x2="15.46cm" svg:y2="17.785cm">
          <text:p/>
        </draw:line>
        <draw:line draw:style-name="gr8" draw:text-style-name="P1" draw:layer="layout" svg:x1="15.495cm" svg:y1="17.754cm" svg:x2="15.583cm" svg:y2="17.817cm">
          <text:p/>
        </draw:line>
        <draw:line draw:style-name="gr8" draw:text-style-name="P1" draw:layer="layout" svg:x1="15.584cm" svg:y1="17.816cm" svg:x2="15.653cm" svg:y2="17.747cm">
          <text:p/>
        </draw:line>
        <draw:line draw:style-name="gr13" draw:text-style-name="P1" draw:layer="layout" svg:x1="15.582cm" svg:y1="17.801cm" svg:x2="15.639cm" svg:y2="17.746cm">
          <text:p/>
        </draw:line>
        <draw:line draw:style-name="gr13" draw:text-style-name="P1" draw:layer="layout" svg:x1="15.582cm" svg:y1="17.802cm" svg:x2="15.498cm" svg:y2="17.745cm">
          <text:p/>
        </draw:line>
        <draw:line draw:style-name="gr14" draw:text-style-name="P1" draw:layer="layout" svg:x1="15.457cm" svg:y1="17.624cm" svg:x2="15.491cm" svg:y2="17.698cm">
          <text:p/>
        </draw:line>
        <draw:line draw:style-name="gr8" draw:text-style-name="P1" draw:layer="layout" svg:x1="15.406cm" svg:y1="17.643cm" svg:x2="15.393cm" svg:y2="17.614cm">
          <text:p/>
        </draw:line>
        <draw:line draw:style-name="gr8" draw:text-style-name="P1" draw:layer="layout" svg:x1="15.419cm" svg:y1="17.597cm" svg:x2="15.393cm" svg:y2="17.614cm">
          <text:p/>
        </draw:line>
        <draw:line draw:style-name="gr8" draw:text-style-name="P1" draw:layer="layout" svg:x1="15.269cm" svg:y1="17.597cm" svg:x2="15.292cm" svg:y2="17.615cm">
          <text:p/>
        </draw:line>
        <draw:line draw:style-name="gr8" draw:text-style-name="P1" draw:layer="layout" svg:x1="15.425cm" svg:y1="17.623cm" svg:x2="15.444cm" svg:y2="17.61cm">
          <text:p/>
        </draw:line>
        <draw:line draw:style-name="gr14" draw:text-style-name="P1" draw:layer="layout" svg:x1="15.457cm" svg:y1="17.633cm" svg:x2="15.576cm" svg:y2="17.735cm">
          <text:p/>
        </draw:line>
        <draw:line draw:style-name="gr8" draw:text-style-name="P1" draw:layer="layout" svg:x1="15.421cm" svg:y1="17.616cm" svg:x2="15.475cm" svg:y2="17.756cm">
          <text:p/>
        </draw:line>
        <draw:line draw:style-name="gr8" draw:text-style-name="P1" draw:layer="layout" svg:x1="15.461cm" svg:y1="17.785cm" svg:x2="15.422cm" svg:y2="17.686cm">
          <text:p/>
        </draw:line>
        <draw:line draw:style-name="gr8" draw:text-style-name="P1" draw:layer="layout" svg:x1="15.582cm" svg:y1="17.786cm" svg:x2="15.499cm" svg:y2="17.732cm">
          <text:p/>
        </draw:line>
        <draw:line draw:style-name="gr8" draw:text-style-name="P1" draw:layer="layout" svg:x1="15.624cm" svg:y1="17.738cm" svg:x2="15.575cm" svg:y2="17.792cm">
          <text:p/>
        </draw:line>
        <draw:line draw:style-name="gr13" draw:text-style-name="P1" draw:layer="layout" svg:x1="15.576cm" svg:y1="17.656cm" svg:x2="15.639cm" svg:y2="17.746cm">
          <text:p/>
        </draw:line>
        <draw:line draw:style-name="gr13" draw:text-style-name="P1" draw:layer="layout" svg:x1="15.465cm" svg:y1="17.764cm" svg:x2="15.406cm" svg:y2="17.619cm">
          <text:p/>
        </draw:line>
        <draw:line draw:style-name="gr13" draw:text-style-name="P1" draw:layer="layout" svg:x1="15.499cm" svg:y1="17.745cm" svg:x2="15.464cm" svg:y2="17.764cm">
          <text:p/>
        </draw:line>
        <draw:line draw:style-name="gr8" draw:text-style-name="P1" draw:layer="layout" svg:x1="15.627cm" svg:y1="17.575cm" svg:x2="15.588cm" svg:y2="17.674cm">
          <text:p/>
        </draw:line>
        <draw:line draw:style-name="gr8" draw:text-style-name="P1" draw:layer="layout" svg:x1="15.616cm" svg:y1="17.579cm" svg:x2="15.729cm" svg:y2="17.557cm">
          <text:p/>
        </draw:line>
        <draw:line draw:style-name="gr8" draw:text-style-name="P1" draw:layer="layout" svg:x1="15.723cm" svg:y1="17.534cm" svg:x2="15.611cm" svg:y2="17.557cm">
          <text:p/>
        </draw:line>
        <draw:line draw:style-name="gr13" draw:text-style-name="P1" draw:layer="layout" svg:x1="15.618cm" svg:y1="17.565cm" svg:x2="15.576cm" svg:y2="17.657cm">
          <text:p/>
        </draw:line>
        <draw:line draw:style-name="gr13" draw:text-style-name="P1" draw:layer="layout" svg:x1="15.719cm" svg:y1="17.548cm" svg:x2="15.617cm" svg:y2="17.566cm">
          <text:p/>
        </draw:line>
        <draw:line draw:style-name="gr7" draw:text-style-name="P1" draw:layer="layout" svg:x1="15.798cm" svg:y1="17.72cm" svg:x2="15.798cm" svg:y2="17.568cm">
          <text:p/>
        </draw:line>
        <draw:line draw:style-name="gr8" draw:text-style-name="P1" draw:layer="layout" svg:x1="15.73cm" svg:y1="17.459cm" svg:x2="15.73cm" svg:y2="17.555cm">
          <text:p/>
        </draw:line>
        <draw:line draw:style-name="gr8" draw:text-style-name="P1" draw:layer="layout" svg:x1="15.591cm" svg:y1="17.356cm" svg:x2="15.628cm" svg:y2="17.444cm">
          <text:p/>
        </draw:line>
        <draw:line draw:style-name="gr8" draw:text-style-name="P1" draw:layer="layout" svg:x1="15.653cm" svg:y1="17.268cm" svg:x2="15.582cm" svg:y2="17.368cm">
          <text:p/>
        </draw:line>
        <draw:line draw:style-name="gr13" draw:text-style-name="P1" draw:layer="layout" svg:x1="15.718cm" svg:y1="17.465cm" svg:x2="15.718cm" svg:y2="17.548cm">
          <text:p/>
        </draw:line>
        <draw:line draw:style-name="gr13" draw:text-style-name="P1" draw:layer="layout" svg:x1="15.61cm" svg:y1="17.441cm" svg:x2="15.719cm" svg:y2="17.466cm">
          <text:p/>
        </draw:line>
        <draw:line draw:style-name="gr13" draw:text-style-name="P1" draw:layer="layout" svg:x1="15.576cm" svg:y1="17.348cm" svg:x2="15.611cm" svg:y2="17.442cm">
          <text:p/>
        </draw:line>
        <draw:line draw:style-name="gr8" draw:text-style-name="P1" draw:layer="layout" svg:x1="15.232cm" svg:y1="17.585cm" svg:x2="15.259cm" svg:y2="17.62cm">
          <text:p/>
        </draw:line>
        <draw:line draw:style-name="gr8" draw:text-style-name="P1" draw:layer="layout" svg:x1="15.196cm" svg:y1="17.478cm" svg:x2="15.21cm" svg:y2="17.561cm">
          <text:p/>
        </draw:line>
        <draw:line draw:style-name="gr8" draw:text-style-name="P1" draw:layer="layout" svg:x1="15.239cm" svg:y1="17.404cm" svg:x2="15.196cm" svg:y2="17.478cm">
          <text:p/>
        </draw:line>
        <draw:path draw:style-name="gr13" draw:text-style-name="P1" draw:layer="layout" svg:width="0.042cm" svg:height="0.185cm" svg:x="15.216cm" svg:y="17.417cm" svg:viewBox="0 0 43 186" svg:d="M43 186c-25-23-41-57-43-92-1-35 12-69 36-94">
          <text:p/>
        </draw:path>
        <draw:path draw:style-name="gr13" draw:text-style-name="P1" draw:layer="layout" svg:width="0.193cm" svg:height="0.05cm" svg:x="15.253cm" svg:y="17.384cm" svg:viewBox="0 0 194 51" svg:d="M0 31c59-48 146-40 194 20">
          <text:p/>
        </draw:path>
        <draw:path draw:style-name="gr13" draw:text-style-name="P1" draw:layer="layout" svg:width="0.059cm" svg:height="0.186cm" svg:x="15.408cm" svg:y="17.433cm" svg:viewBox="0 0 60 187" svg:d="M37 0c42 62 25 146-37 187">
          <text:p/>
        </draw:path>
        <draw:line draw:style-name="gr14" draw:text-style-name="P1" draw:layer="layout" svg:x1="15.095cm" svg:y1="17.556cm" svg:x2="15.166cm" svg:y2="17.542cm">
          <text:p/>
        </draw:line>
        <draw:line draw:style-name="gr14" draw:text-style-name="P1" draw:layer="layout" svg:x1="15.015cm" svg:y1="17.507cm" svg:x2="15.157cm" svg:y2="17.5cm">
          <text:p/>
        </draw:line>
        <draw:line draw:style-name="gr8" draw:text-style-name="P1" draw:layer="layout" svg:x1="15.209cm" svg:y1="17.563cm" svg:x2="15.22cm" svg:y2="17.581cm">
          <text:p/>
        </draw:line>
        <draw:line draw:style-name="gr8" draw:text-style-name="P1" draw:layer="layout" svg:x1="15.209cm" svg:y1="17.563cm" svg:x2="15.22cm" svg:y2="17.581cm">
          <text:p/>
        </draw:line>
        <draw:line draw:style-name="gr8" draw:text-style-name="P1" draw:layer="layout" svg:x1="14.984cm" svg:y1="17.476cm" svg:x2="14.984cm" svg:y2="17.541cm">
          <text:p/>
        </draw:line>
        <draw:line draw:style-name="gr15" draw:text-style-name="P1" draw:layer="layout" svg:x1="14.969cm" svg:y1="17.468cm" svg:x2="14.969cm" svg:y2="17.547cm">
          <text:p/>
        </draw:line>
        <draw:line draw:style-name="gr8" draw:text-style-name="P1" draw:layer="layout" svg:x1="15.22cm" svg:y1="17.583cm" svg:x2="15.252cm" svg:y2="17.611cm">
          <text:p/>
        </draw:line>
        <draw:line draw:style-name="gr8" draw:text-style-name="P1" draw:layer="layout" svg:x1="15.188cm" svg:y1="17.761cm" svg:x2="15.223cm" svg:y2="17.784cm">
          <text:p/>
        </draw:line>
        <draw:line draw:style-name="gr8" draw:text-style-name="P1" draw:layer="layout" svg:x1="15.226cm" svg:y1="17.782cm" svg:x2="15.292cm" svg:y2="17.614cm">
          <text:p/>
        </draw:line>
        <draw:line draw:style-name="gr13" draw:text-style-name="P1" draw:layer="layout" svg:x1="15.066cm" svg:y1="17.569cm" svg:x2="15.102cm" svg:y2="17.659cm">
          <text:p/>
        </draw:line>
        <draw:line draw:style-name="gr13" draw:text-style-name="P1" draw:layer="layout" svg:x1="15.184cm" svg:y1="17.745cm" svg:x2="15.216cm" svg:y2="17.766cm">
          <text:p/>
        </draw:line>
        <draw:line draw:style-name="gr17" draw:text-style-name="P1" draw:layer="layout" svg:x1="15.218cm" svg:y1="17.764cm" svg:x2="15.274cm" svg:y2="17.621cm">
          <text:p/>
        </draw:line>
        <draw:line draw:style-name="gr14" draw:text-style-name="P1" draw:layer="layout" svg:x1="15.244cm" svg:y1="17.304cm" svg:x2="15.263cm" svg:y2="17.341cm">
          <text:p/>
        </draw:line>
        <draw:line draw:style-name="gr8" draw:text-style-name="P1" draw:layer="layout" svg:x1="15.123cm" svg:y1="17.355cm" svg:x2="15.083cm" svg:y2="17.456cm">
          <text:p/>
        </draw:line>
        <draw:line draw:style-name="gr8" draw:text-style-name="P1" draw:layer="layout" svg:x1="15.035cm" svg:y1="17.269cm" svg:x2="15.095cm" svg:y2="17.355cm">
          <text:p/>
        </draw:line>
        <draw:line draw:style-name="gr8" draw:text-style-name="P1" draw:layer="layout" svg:x1="15.061cm" svg:y1="17.438cm" svg:x2="15.095cm" svg:y2="17.354cm">
          <text:p/>
        </draw:line>
        <draw:line draw:style-name="gr13" draw:text-style-name="P1" draw:layer="layout" svg:x1="15.073cm" svg:y1="17.446cm" svg:x2="15.108cm" svg:y2="17.358cm">
          <text:p/>
        </draw:line>
        <draw:line draw:style-name="gr8" draw:text-style-name="P1" draw:layer="layout" svg:x1="15.03cm" svg:y1="17.748cm" svg:x2="15.091cm" svg:y2="17.661cm">
          <text:p/>
        </draw:line>
        <draw:line draw:style-name="gr8" draw:text-style-name="P1" draw:layer="layout" svg:x1="15.104cm" svg:y1="17.818cm" svg:x2="15.031cm" svg:y2="17.748cm">
          <text:p/>
        </draw:line>
        <draw:line draw:style-name="gr8" draw:text-style-name="P1" draw:layer="layout" svg:x1="15.188cm" svg:y1="17.76cm" svg:x2="15.104cm" svg:y2="17.817cm">
          <text:p/>
        </draw:line>
        <draw:line draw:style-name="gr13" draw:text-style-name="P1" draw:layer="layout" svg:x1="15.049cm" svg:y1="17.747cm" svg:x2="15.102cm" svg:y2="17.663cm">
          <text:p/>
        </draw:line>
        <draw:line draw:style-name="gr15" draw:text-style-name="P1" draw:layer="layout" svg:x1="15.047cm" svg:y1="17.746cm" svg:x2="15.104cm" svg:y2="17.801cm">
          <text:p/>
        </draw:line>
        <draw:line draw:style-name="gr4" draw:text-style-name="P1" draw:layer="layout" svg:x1="15.105cm" svg:y1="17.801cm" svg:x2="15.183cm" svg:y2="17.746cm">
          <text:p/>
        </draw:line>
        <draw:polyline draw:style-name="gr8" draw:text-style-name="P1" draw:layer="layout" svg:width="0.047cm" svg:height="0.1cm" svg:x="15.924cm" svg:y="16.576cm" svg:viewBox="0 0 48 101" draw:points="48,101 0,101 0,0">
          <text:p/>
        </draw:polyline>
        <draw:line draw:style-name="gr8" draw:text-style-name="P1" draw:layer="layout" svg:x1="16.005cm" svg:y1="16.623cm" svg:x2="16.038cm" svg:y2="16.623cm">
          <text:p/>
        </draw:line>
        <draw:polyline draw:style-name="gr8" draw:text-style-name="P1" draw:layer="layout" svg:width="0.047cm" svg:height="0.1cm" svg:x="16.005cm" svg:y="16.576cm" svg:viewBox="0 0 48 101" draw:points="48,101 0,101 0,0 48,0">
          <text:p/>
        </draw:polyline>
        <draw:polygon draw:style-name="gr8" draw:text-style-name="P1" draw:layer="layout" svg:width="0.057cm" svg:height="0.1cm" svg:x="16.095cm" svg:y="16.576cm" svg:viewBox="0 0 58 101" draw:points="0,101 0,0 24,0 39,4 49,14 54,23 58,42 58,57 54,77 49,86 39,96 24,101">
          <text:p/>
        </draw:polygon>
        <draw:line draw:style-name="gr8" draw:text-style-name="P1" draw:layer="layout" svg:x1="16.248cm" svg:y1="16.676cm" svg:x2="16.191cm" svg:y2="16.676cm">
          <text:p/>
        </draw:line>
        <draw:polyline draw:style-name="gr8" draw:text-style-name="P1" draw:layer="layout" svg:width="0.028cm" svg:height="0.1cm" svg:x="16.191cm" svg:y="16.576cm" svg:viewBox="0 0 29 101" draw:points="29,101 29,0 20,14 10,23 0,28">
          <text:p/>
        </draw:polyline>
        <draw:polyline draw:style-name="gr8" draw:text-style-name="P1" draw:layer="layout" svg:width="0.009cm" svg:height="0.01cm" svg:x="16.286cm" svg:y="16.666cm" svg:viewBox="0 0 10 11" draw:points="4,0 10,5 4,11 0,5 4,0 4,11">
          <text:p/>
        </draw:polyline>
        <draw:polyline draw:style-name="gr8" draw:text-style-name="P1" draw:layer="layout" svg:width="0.01cm" svg:height="0.01cm" svg:x="16.333cm" svg:y="16.666cm" svg:viewBox="0 0 11 11" draw:points="5,0 11,5 5,11 0,5 5,0 5,11">
          <text:p/>
        </draw:polyline>
        <draw:polyline draw:style-name="gr8" draw:text-style-name="P1" draw:layer="layout" svg:width="0.047cm" svg:height="0.1cm" svg:x="16.386cm" svg:y="16.576cm" svg:viewBox="0 0 48 101" draw:points="48,101 0,101 0,0">
          <text:p/>
        </draw:polyline>
        <draw:line draw:style-name="gr8" draw:text-style-name="P1" draw:layer="layout" svg:x1="16.467cm" svg:y1="16.623cm" svg:x2="16.5cm" svg:y2="16.623cm">
          <text:p/>
        </draw:line>
        <draw:polyline draw:style-name="gr8" draw:text-style-name="P1" draw:layer="layout" svg:width="0.047cm" svg:height="0.1cm" svg:x="16.467cm" svg:y="16.576cm" svg:viewBox="0 0 48 101" draw:points="48,101 0,101 0,0 48,0">
          <text:p/>
        </draw:polyline>
        <draw:polygon draw:style-name="gr8" draw:text-style-name="P1" draw:layer="layout" svg:width="0.057cm" svg:height="0.1cm" svg:x="16.557cm" svg:y="16.576cm" svg:viewBox="0 0 58 101" draw:points="0,101 0,0 24,0 39,4 48,14 53,23 58,42 58,57 53,77 48,86 39,96 24,101">
          <text:p/>
        </draw:polygon>
        <draw:line draw:style-name="gr8" draw:text-style-name="P1" draw:layer="layout" svg:x1="16.709cm" svg:y1="16.676cm" svg:x2="16.652cm" svg:y2="16.676cm">
          <text:p/>
        </draw:line>
        <draw:polyline draw:style-name="gr8" draw:text-style-name="P1" draw:layer="layout" svg:width="0.028cm" svg:height="0.1cm" svg:x="16.652cm" svg:y="16.576cm" svg:viewBox="0 0 29 101" draw:points="29,101 29,0 20,14 9,23 0,28">
          <text:p/>
        </draw:polyline>
        <draw:polygon draw:style-name="gr8" draw:text-style-name="P1" draw:layer="layout" svg:width="0.057cm" svg:height="0.1cm" svg:x="16.747cm" svg:y="16.576cm" svg:viewBox="0 0 58 101" draw:points="25,0 34,0 44,4 49,9 54,19 58,38 58,62 54,82 49,91 44,96 34,101 25,101 15,96 11,91 5,82 0,62 0,38 5,19 11,9 15,4">
          <text:p/>
        </draw:polygon>
        <draw:line draw:style-name="gr8" draw:text-style-name="P1" draw:layer="layout" svg:x1="16.923cm" svg:y1="16.676cm" svg:x2="16.923cm" svg:y2="16.609cm">
          <text:p/>
        </draw:line>
        <draw:polyline draw:style-name="gr8" draw:text-style-name="P1" draw:layer="layout" svg:width="0.043cm" svg:height="0.067cm" svg:x="16.923cm" svg:y="16.609cm" svg:viewBox="0 0 44 68" draw:points="0,9 5,5 15,0 30,0 40,5 44,14 44,68">
          <text:p/>
        </draw:polyline>
        <draw:polyline draw:style-name="gr8" draw:text-style-name="P1" draw:layer="layout" svg:width="0.043cm" svg:height="0.067cm" svg:x="16.966cm" svg:y="16.609cm" svg:viewBox="0 0 44 68" draw:points="0,14 5,5 15,0 30,0 39,5 44,14 44,68">
          <text:p/>
        </draw:polyline>
        <draw:polygon draw:style-name="gr8" draw:text-style-name="P1" draw:layer="layout" svg:width="0.052cm" svg:height="0.067cm" svg:x="17.052cm" svg:y="16.609cm" svg:viewBox="0 0 53 68" draw:points="20,68 10,63 5,58 0,49 0,19 5,9 10,5 20,0 34,0 44,5 49,9 53,19 53,49 49,58 44,63 34,68">
          <text:p/>
        </draw:polygon>
        <draw:line draw:style-name="gr8" draw:text-style-name="P1" draw:layer="layout" svg:x1="17.19cm" svg:y1="16.609cm" svg:x2="17.19cm" svg:y2="16.676cm">
          <text:p/>
        </draw:line>
        <draw:polyline draw:style-name="gr8" draw:text-style-name="P1" draw:layer="layout" svg:width="0.043cm" svg:height="0.067cm" svg:x="17.147cm" svg:y="16.609cm" svg:viewBox="0 0 44 68" draw:points="0,0 0,53 5,63 16,68 30,68 39,63 44,58">
          <text:p/>
        </draw:polyline>
        <draw:line draw:style-name="gr8" draw:text-style-name="P1" draw:layer="layout" svg:x1="17.238cm" svg:y1="16.609cm" svg:x2="17.238cm" svg:y2="16.676cm">
          <text:p/>
        </draw:line>
        <draw:polyline draw:style-name="gr8" draw:text-style-name="P1" draw:layer="layout" svg:width="0.043cm" svg:height="0.067cm" svg:x="17.238cm" svg:y="16.609cm" svg:viewBox="0 0 44 68" draw:points="0,9 5,5 14,0 28,0 38,5 44,14 44,68">
          <text:p/>
        </draw:polyline>
        <draw:line draw:style-name="gr8" draw:text-style-name="P1" draw:layer="layout" svg:x1="17.314cm" svg:y1="16.609cm" svg:x2="17.352cm" svg:y2="16.609cm">
          <text:p/>
        </draw:line>
        <draw:polyline draw:style-name="gr8" draw:text-style-name="P1" draw:layer="layout" svg:width="0.024cm" svg:height="0.1cm" svg:x="17.328cm" svg:y="16.576cm" svg:viewBox="0 0 25 101" draw:points="0,0 0,86 5,96 15,101 25,101">
          <text:p/>
        </draw:polyline>
        <draw:polyline draw:style-name="gr8" draw:text-style-name="P1" draw:layer="layout" svg:width="0.047cm" svg:height="0.067cm" svg:x="17.381cm" svg:y="16.609cm" svg:viewBox="0 0 48 68" draw:points="44,63 34,68 14,68 4,63 0,53 0,14 4,5 14,0 34,0 44,5 48,14 48,24 0,34">
          <text:p/>
        </draw:polyline>
        <draw:line draw:style-name="gr8" draw:text-style-name="P1" draw:layer="layout" svg:x1="17.514cm" svg:y1="16.676cm" svg:x2="17.514cm" svg:y2="16.576cm">
          <text:p/>
        </draw:line>
        <draw:polyline draw:style-name="gr8" draw:text-style-name="P1" draw:layer="layout" svg:width="0.048cm" svg:height="0.067cm" svg:x="17.466cm" svg:y="16.609cm" svg:viewBox="0 0 49 68" draw:points="49,63 39,68 19,68 10,63 5,58 0,49 0,19 5,9 10,5 19,0 39,0 49,5">
          <text:p/>
        </draw:polyline>
        <draw:line draw:style-name="gr8" draw:text-style-name="P1" draw:layer="layout" svg:x1="17.623cm" svg:y1="16.609cm" svg:x2="17.662cm" svg:y2="16.609cm">
          <text:p/>
        </draw:line>
        <draw:polyline draw:style-name="gr8" draw:text-style-name="P1" draw:layer="layout" svg:width="0.024cm" svg:height="0.1cm" svg:x="17.638cm" svg:y="16.576cm" svg:viewBox="0 0 25 101" draw:points="0,0 0,86 6,96 15,101 25,101">
          <text:p/>
        </draw:polyline>
        <draw:polygon draw:style-name="gr8" draw:text-style-name="P1" draw:layer="layout" svg:width="0.053cm" svg:height="0.067cm" svg:x="17.69cm" svg:y="16.609cm" svg:viewBox="0 0 54 68" draw:points="19,68 10,63 5,58 0,49 0,19 5,9 10,5 19,0 34,0 43,5 49,9 54,19 54,49 49,58 43,63 34,68">
          <text:p/>
        </draw:polygon>
        <draw:line draw:style-name="gr8" draw:text-style-name="P1" draw:layer="layout" svg:x1="17.847cm" svg:y1="16.609cm" svg:x2="17.885cm" svg:y2="16.609cm">
          <text:p/>
        </draw:line>
        <draw:polyline draw:style-name="gr8" draw:text-style-name="P1" draw:layer="layout" svg:width="0.023cm" svg:height="0.1cm" svg:x="17.862cm" svg:y="16.576cm" svg:viewBox="0 0 24 101" draw:points="0,0 0,86 4,96 15,101 24,101">
          <text:p/>
        </draw:polyline>
        <draw:line draw:style-name="gr8" draw:text-style-name="P1" draw:layer="layout" svg:x1="17.919cm" svg:y1="16.676cm" svg:x2="17.919cm" svg:y2="16.576cm">
          <text:p/>
        </draw:line>
        <draw:polyline draw:style-name="gr8" draw:text-style-name="P1" draw:layer="layout" svg:width="0.043cm" svg:height="0.067cm" svg:x="17.919cm" svg:y="16.609cm" svg:viewBox="0 0 44 68" draw:points="44,68 44,14 39,5 28,0 14,0 5,5 0,9">
          <text:p/>
        </draw:polyline>
        <draw:polyline draw:style-name="gr8" draw:text-style-name="P1" draw:layer="layout" svg:width="0.048cm" svg:height="0.067cm" svg:x="18.004cm" svg:y="16.609cm" svg:viewBox="0 0 49 68" draw:points="44,63 35,68 16,68 5,63 0,53 0,14 5,5 16,0 35,0 44,5 49,14 49,24 0,34">
          <text:p/>
        </draw:polyline>
        <draw:line draw:style-name="gr8" draw:text-style-name="P1" draw:layer="layout" svg:x1="18.171cm" svg:y1="16.676cm" svg:x2="18.171cm" svg:y2="16.576cm">
          <text:p/>
        </draw:line>
        <draw:polyline draw:style-name="gr8" draw:text-style-name="P1" draw:layer="layout" svg:width="0.048cm" svg:height="0.067cm" svg:x="18.171cm" svg:y="16.609cm" svg:viewBox="0 0 49 68" draw:points="0,5 10,0 30,0 39,5 44,9 49,19 49,49 44,58 39,63 30,68 10,68 0,63">
          <text:p/>
        </draw:polyline>
        <draw:polyline draw:style-name="gr8" draw:text-style-name="P1" draw:layer="layout" svg:width="0.042cm" svg:height="0.067cm" svg:x="18.262cm" svg:y="16.609cm" svg:viewBox="0 0 43 68" draw:points="43,68 43,14 39,5 29,0 9,0 0,5">
          <text:p/>
        </draw:polyline>
        <draw:polyline draw:style-name="gr8" draw:text-style-name="P1" draw:layer="layout" svg:width="0.047cm" svg:height="0.043cm" svg:x="18.257cm" svg:y="16.633cm" svg:viewBox="0 0 48 44" draw:points="48,38 39,44 14,44 5,38 0,28 0,19 5,9 14,4 39,4 48,0">
          <text:p/>
        </draw:polyline>
        <draw:polyline draw:style-name="gr8" draw:text-style-name="P1" draw:layer="layout" svg:width="0.048cm" svg:height="0.067cm" svg:x="18.347cm" svg:y="16.609cm" svg:viewBox="0 0 49 68" draw:points="49,63 38,68 19,68 10,63 5,58 0,49 0,19 5,9 10,5 19,0 38,0 49,5">
          <text:p/>
        </draw:polyline>
        <draw:line draw:style-name="gr8" draw:text-style-name="P1" draw:layer="layout" svg:x1="18.438cm" svg:y1="16.676cm" svg:x2="18.438cm" svg:y2="16.576cm">
          <text:p/>
        </draw:line>
        <draw:line draw:style-name="gr8" draw:text-style-name="P1" draw:layer="layout" svg:x1="18.447cm" svg:y1="16.637cm" svg:x2="18.477cm" svg:y2="16.677cm">
          <text:p/>
        </draw:line>
        <draw:line draw:style-name="gr8" draw:text-style-name="P1" draw:layer="layout" svg:x1="18.477cm" svg:y1="16.609cm" svg:x2="18.438cm" svg:y2="16.648cm">
          <text:p/>
        </draw:line>
        <draw:polyline draw:style-name="gr8" draw:text-style-name="P1" draw:layer="layout" svg:width="0.043cm" svg:height="0.067cm" svg:x="18.59cm" svg:y="16.609cm" svg:viewBox="0 0 44 68" draw:points="0,63 10,68 29,68 39,63 44,53 44,49 39,39 29,34 15,34 5,28 0,19 0,14 5,5 15,0 29,0 39,5">
          <text:p/>
        </draw:polyline>
        <draw:line draw:style-name="gr8" draw:text-style-name="P1" draw:layer="layout" svg:x1="18.676cm" svg:y1="16.676cm" svg:x2="18.676cm" svg:y2="16.609cm">
          <text:p/>
        </draw:line>
        <draw:polyline draw:style-name="gr8" draw:text-style-name="P1" draw:layer="layout" svg:width="0.01cm" svg:height="0.009cm" svg:x="18.671cm" svg:y="16.576cm" svg:viewBox="0 0 11 10" draw:points="5,0 0,4 5,10 11,4 5,0 5,10">
          <text:p/>
        </draw:polyline>
        <draw:line draw:style-name="gr8" draw:text-style-name="P1" draw:layer="layout" svg:x1="18.767cm" svg:y1="16.676cm" svg:x2="18.767cm" svg:y2="16.576cm">
          <text:p/>
        </draw:line>
        <draw:polyline draw:style-name="gr8" draw:text-style-name="P1" draw:layer="layout" svg:width="0.048cm" svg:height="0.067cm" svg:x="18.719cm" svg:y="16.609cm" svg:viewBox="0 0 49 68" draw:points="49,63 38,68 19,68 9,63 5,58 0,49 0,19 5,9 9,5 19,0 38,0 49,5">
          <text:p/>
        </draw:polyline>
        <draw:polyline draw:style-name="gr8" draw:text-style-name="P1" draw:layer="layout" svg:width="0.049cm" svg:height="0.067cm" svg:x="18.809cm" svg:y="16.609cm" svg:viewBox="0 0 50 68" draw:points="44,63 35,68 16,68 6,63 0,53 0,14 6,5 16,0 35,0 44,5 50,14 50,24 0,34">
          <text:p/>
        </draw:polyline>
        <draw:polyline draw:style-name="gr7" draw:text-style-name="P1" draw:layer="layout" svg:width="0.086cm" svg:height="0.17cm" svg:x="15.25cm" svg:y="16.415cm" svg:viewBox="0 0 87 171" draw:points="0,171 0,0 58,0 73,8 80,16 87,33 87,57 80,73 73,81 58,89 0,89">
          <text:p/>
        </draw:polyline>
        <draw:line draw:style-name="gr7" draw:text-style-name="P1" draw:layer="layout" svg:x1="15.401cm" svg:y1="16.585cm" svg:x2="15.401cm" svg:y2="16.415cm">
          <text:p/>
        </draw:line>
        <draw:polyline draw:style-name="gr7" draw:text-style-name="P1" draw:layer="layout" svg:width="0.071cm" svg:height="0.113cm" svg:x="15.401cm" svg:y="16.472cm" svg:viewBox="0 0 72 114" draw:points="0,8 14,0 42,0 58,8 64,16 72,32 72,81 64,97 58,105 42,114 14,114 0,105">
          <text:p/>
        </draw:polyline>
        <draw:line draw:style-name="gr11" draw:text-style-name="P1" draw:layer="layout" svg:x1="15.23cm" svg:y1="16.394cm" svg:x2="15.474cm" svg:y2="16.637cm">
          <text:p/>
        </draw:line>
        <draw:polyline draw:style-name="gr7" draw:text-style-name="P1" draw:layer="layout" svg:width="0.073cm" svg:height="0.127cm" svg:x="17.517cm" svg:y="16.782cm" svg:viewBox="0 0 74 128" draw:points="0,0 0,104 7,116 12,122 25,128 50,128 61,122 68,116 74,104 74,0">
          <text:p/>
        </draw:polyline>
        <draw:line draw:style-name="gr7" draw:text-style-name="P1" draw:layer="layout" svg:x1="17.717cm" svg:y1="16.909cm" svg:x2="17.644cm" svg:y2="16.909cm">
          <text:p/>
        </draw:line>
        <draw:polyline draw:style-name="gr7" draw:text-style-name="P1" draw:layer="layout" svg:width="0.037cm" svg:height="0.127cm" svg:x="17.644cm" svg:y="16.782cm" svg:viewBox="0 0 38 128" draw:points="38,128 38,0 26,18 12,30 0,37">
          <text:p/>
        </draw:polyline>
        <draw:line draw:style-name="gr14" draw:text-style-name="P1" draw:layer="layout" svg:x1="15.468cm" svg:y1="17.619cm" svg:x2="15.531cm" svg:y2="17.653cm">
          <text:p/>
        </draw:line>
        <draw:line draw:style-name="gr14" draw:text-style-name="P1" draw:layer="layout" svg:x1="15.5cm" svg:y1="17.577cm" svg:x2="15.562cm" svg:y2="17.589cm">
          <text:p/>
        </draw:line>
        <draw:line draw:style-name="gr8" draw:text-style-name="P1" draw:layer="layout" svg:x1="15.482cm" svg:y1="17.489cm" svg:x2="15.458cm" svg:y2="17.421cm">
          <text:p/>
        </draw:line>
        <draw:line draw:style-name="gr8" draw:text-style-name="P1" draw:layer="layout" svg:x1="15.48cm" svg:y1="17.539cm" svg:x2="15.48cm" svg:y2="17.487cm">
          <text:p/>
        </draw:line>
        <draw:line draw:style-name="gr8" draw:text-style-name="P1" draw:layer="layout" svg:x1="15.443cm" svg:y1="17.611cm" svg:x2="15.481cm" svg:y2="17.539cm">
          <text:p/>
        </draw:line>
        <draw:line draw:style-name="gr8" draw:text-style-name="P1" draw:layer="layout" svg:x1="15.582cm" svg:y1="17.198cm" svg:x2="15.653cm" svg:y2="17.268cm">
          <text:p/>
        </draw:line>
        <draw:line draw:style-name="gr8" draw:text-style-name="P1" draw:layer="layout" svg:x1="15.481cm" svg:y1="17.267cm" svg:x2="15.583cm" svg:y2="17.198cm">
          <text:p/>
        </draw:line>
        <draw:line draw:style-name="gr13" draw:text-style-name="P1" draw:layer="layout" svg:x1="15.639cm" svg:y1="17.269cm" svg:x2="15.576cm" svg:y2="17.349cm">
          <text:p/>
        </draw:line>
        <draw:line draw:style-name="gr13" draw:text-style-name="P1" draw:layer="layout" svg:x1="15.582cm" svg:y1="17.214cm" svg:x2="15.639cm" svg:y2="17.27cm">
          <text:p/>
        </draw:line>
        <draw:line draw:style-name="gr13" draw:text-style-name="P1" draw:layer="layout" svg:x1="15.492cm" svg:y1="17.278cm" svg:x2="15.583cm" svg:y2="17.214cm">
          <text:p/>
        </draw:line>
        <draw:path draw:style-name="gr11" draw:text-style-name="P1" draw:layer="layout" svg:width="0.061cm" svg:height="0.06cm" svg:x="17.796cm" svg:y="17.84cm" svg:viewBox="0 0 62 61" svg:d="M62 31c0 17-13 30-30 30s-32-13-32-30c0-18 15-31 32-31s30 13 30 31z">
          <text:p/>
        </draw:path>
        <draw:line draw:style-name="gr7" draw:text-style-name="P1" draw:layer="layout" svg:x1="17.787cm" svg:y1="17.815cm" svg:x2="17.767cm" svg:y2="17.836cm">
          <text:p/>
        </draw:line>
        <draw:line draw:style-name="gr7" draw:text-style-name="P1" draw:layer="layout" svg:x1="17.767cm" svg:y1="17.835cm" svg:x2="17.467cm" svg:y2="17.835cm">
          <text:p/>
        </draw:line>
        <draw:path draw:style-name="gr11" draw:text-style-name="P1" draw:layer="layout" svg:width="0.061cm" svg:height="0.061cm" svg:x="17.686cm" svg:y="17.73cm" svg:viewBox="0 0 62 62" svg:d="M62 31c0 17-14 31-30 31-17 0-32-14-32-31 0-16 15-31 32-31 16 0 30 15 30 31z">
          <text:p/>
        </draw:path>
        <draw:line draw:style-name="gr10" draw:text-style-name="P1" draw:layer="layout" svg:x1="17.719cm" svg:y1="17.517cm" svg:x2="17.719cm" svg:y2="17.553cm">
          <text:p/>
        </draw:line>
        <draw:polyline draw:style-name="gr10" draw:text-style-name="P1" draw:layer="layout" svg:width="0.064cm" svg:height="0.019cm" svg:x="17.655cm" svg:y="17.534cm" svg:viewBox="0 0 65 20" draw:points="65,0 0,0 9,8 16,14 19,20">
          <text:p/>
        </draw:polyline>
        <draw:polyline draw:style-name="gr10" draw:text-style-name="P1" draw:layer="layout" svg:width="0.064cm" svg:height="0.036cm" svg:x="17.655cm" svg:y="17.456cm" svg:viewBox="0 0 65 37" draw:points="0,4 0,35 30,37 28,35 25,28 25,13 28,7 30,4 38,0 53,0 59,4 62,7 65,13 65,28 62,35 59,37">
          <text:p/>
        </draw:polyline>
        <draw:polygon draw:style-name="gr10" draw:text-style-name="P1" draw:layer="layout" svg:width="0.064cm" svg:height="0.036cm" svg:x="17.655cm" svg:y="17.396cm" svg:viewBox="0 0 65 37" draw:points="0,21 0,15 3,9 7,6 12,2 25,0 41,0 53,2 59,6 62,9 65,15 65,21 62,27 59,31 53,34 41,37 25,37 12,34 7,31 3,27">
          <text:p/>
        </draw:polygon>
        <draw:line draw:style-name="gr10" draw:text-style-name="P1" draw:layer="layout" svg:x1="17.719cm" svg:y1="17.368cm" svg:x2="17.676cm" svg:y2="17.368cm">
          <text:p/>
        </draw:line>
        <draw:polyline draw:style-name="gr10" draw:text-style-name="P1" draw:layer="layout" svg:width="0.043cm" svg:height="0.027cm" svg:x="17.676cm" svg:y="17.341cm" svg:viewBox="0 0 44 28" draw:points="7,28 4,24 0,18 0,9 4,3 9,0 44,0">
          <text:p/>
        </draw:polyline>
        <draw:polyline draw:style-name="gr10" draw:text-style-name="P1" draw:layer="layout" svg:width="0.043cm" svg:height="0.027cm" svg:x="17.676cm" svg:y="17.314cm" svg:viewBox="0 0 44 28" draw:points="9,28 4,24 0,18 0,9 4,3 9,0 44,0">
          <text:p/>
        </draw:polyline>
        <draw:line draw:style-name="gr10" draw:text-style-name="P1" draw:layer="layout" svg:x1="17.719cm" svg:y1="17.284cm" svg:x2="17.676cm" svg:y2="17.284cm">
          <text:p/>
        </draw:line>
        <draw:polyline draw:style-name="gr10" draw:text-style-name="P1" draw:layer="layout" svg:width="0.007cm" svg:height="0.007cm" svg:x="17.655cm" svg:y="17.28cm" svg:viewBox="0 0 8 8" draw:points="0,5 4,8 8,5 4,0 0,5 8,5">
          <text:p/>
        </draw:polyline>
        <draw:polyline draw:style-name="gr10" draw:text-style-name="P1" draw:layer="layout" svg:width="0.064cm" svg:height="0.008cm" svg:x="17.655cm" svg:y="17.245cm" svg:viewBox="0 0 65 9" draw:points="65,0 62,6 56,9 0,9">
          <text:p/>
        </draw:polyline>
        <draw:line draw:style-name="gr7" draw:text-style-name="P1" draw:layer="layout" svg:x1="17.786cm" svg:y1="16.965cm" svg:x2="17.786cm" svg:y2="17.815cm">
          <text:p/>
        </draw:line>
        <draw:line draw:style-name="gr7" draw:text-style-name="P1" draw:layer="layout" svg:x1="17.467cm" svg:y1="17.835cm" svg:x2="17.467cm" svg:y2="16.965cm">
          <text:p/>
        </draw:line>
        <draw:polyline draw:style-name="gr9" draw:text-style-name="P1" draw:layer="layout" svg:width="0.076cm" svg:height="0.044cm" svg:x="17.534cm" svg:y="17.594cm" svg:viewBox="0 0 77 45" draw:points="73,45 77,34 77,15 73,8 70,4 62,0 55,0 47,4 43,8 40,15 37,30 33,38 29,41 22,45 15,45 7,41 4,38 0,30 0,11 4,0">
          <text:p/>
        </draw:polyline>
        <draw:polygon draw:style-name="gr9" draw:text-style-name="P1" draw:layer="layout" svg:width="0.076cm" svg:height="0.051cm" svg:x="17.534cm" svg:y="17.514cm" svg:viewBox="0 0 77 52" draw:points="0,33 0,18 4,12 11,4 25,0 51,0 67,4 73,12 77,18 77,33 73,41 67,48 51,52 25,52 11,48 4,41">
          <text:p/>
        </draw:polygon>
        <draw:line draw:style-name="gr9" draw:text-style-name="P1" draw:layer="layout" svg:x1="17.61cm" svg:y1="17.482cm" svg:x2="17.534cm" svg:y2="17.482cm">
          <text:p/>
        </draw:line>
        <draw:polyline draw:style-name="gr9" draw:text-style-name="P1" draw:layer="layout" svg:width="0.076cm" svg:height="0.047cm" svg:x="17.534cm" svg:y="17.402cm" svg:viewBox="0 0 77 48" draw:points="70,0 73,3 77,14 77,22 73,33 67,40 58,45 43,48 33,48 18,45 11,40 4,33 0,22 0,14 4,3 7,0">
          <text:p/>
        </draw:polyline>
        <draw:line draw:style-name="gr9" draw:text-style-name="P1" draw:layer="layout" svg:x1="17.581cm" svg:y1="17.369cm" svg:x2="17.581cm" svg:y2="17.311cm">
          <text:p/>
        </draw:line>
        <draw:line draw:style-name="gr9" draw:text-style-name="P1" draw:layer="layout" svg:x1="17.61cm" svg:y1="17.235cm" svg:x2="17.61cm" svg:y2="17.278cm">
          <text:p/>
        </draw:line>
        <draw:polyline draw:style-name="gr9" draw:text-style-name="P1" draw:layer="layout" svg:width="0.076cm" svg:height="0.021cm" svg:x="17.534cm" svg:y="17.257cm" svg:viewBox="0 0 77 22" draw:points="77,0 0,0 11,7 18,16 22,22">
          <text:p/>
        </draw:polyline>
        <draw:line draw:style-name="gr9" draw:text-style-name="P1" draw:layer="layout" svg:x1="17.559cm" svg:y1="17.17cm" svg:x2="17.61cm" svg:y2="17.17cm">
          <text:p/>
        </draw:line>
        <draw:polyline draw:style-name="gr9" draw:text-style-name="P1" draw:layer="layout" svg:width="0.055cm" svg:height="0.047cm" svg:x="17.53cm" svg:y="17.159cm" svg:viewBox="0 0 56 48" draw:points="0,30 56,48 56,0">
          <text:p/>
        </draw:polyline>
        <draw:line draw:style-name="gr7" draw:text-style-name="P1" draw:layer="layout" svg:x1="17.467cm" svg:y1="16.965cm" svg:x2="17.786cm" svg:y2="16.965cm">
          <text:p/>
        </draw:line>
        <draw:line draw:style-name="gr7" draw:text-style-name="P1" draw:layer="layout" svg:x1="16.941cm" svg:y1="17.72cm" svg:x2="16.941cm" svg:y2="17.568cm">
          <text:p/>
        </draw:line>
        <draw:line draw:style-name="gr7" draw:text-style-name="P1" draw:layer="layout" svg:x1="17.17cm" svg:y1="17.72cm" svg:x2="17.17cm" svg:y2="17.568cm">
          <text:p/>
        </draw:line>
        <draw:line draw:style-name="gr7" draw:text-style-name="P1" draw:layer="layout" svg:x1="16.88cm" svg:y1="17.665cm" svg:x2="16.819cm" svg:y2="17.709cm">
          <text:p/>
        </draw:line>
        <draw:polyline draw:style-name="gr7" draw:text-style-name="P1" draw:layer="layout" svg:width="0.127cm" svg:height="0.073cm" svg:x="16.752cm" svg:y="17.665cm" svg:viewBox="0 0 128 74" draw:points="128,74 0,74 0,24 6,12 12,6 25,0 43,0 55,6 61,12 68,24 68,74">
          <text:p/>
        </draw:polyline>
        <draw:polyline draw:style-name="gr7" draw:text-style-name="P1" draw:layer="layout" svg:width="0.127cm" svg:height="0.079cm" svg:x="16.752cm" svg:y="17.544cm" svg:viewBox="0 0 128 80" draw:points="0,80 0,0 49,42 49,24 55,12 61,6 73,0 104,0 116,6 122,12 128,24 128,61 122,74 116,80">
          <text:p/>
        </draw:polyline>
        <draw:line draw:style-name="gr7" draw:text-style-name="P1" draw:layer="layout" svg:x1="19.227cm" svg:y1="17.72cm" svg:x2="19.227cm" svg:y2="17.568cm">
          <text:p/>
        </draw:line>
        <draw:line draw:style-name="gr7" draw:text-style-name="P1" draw:layer="layout" svg:x1="19.455cm" svg:y1="17.72cm" svg:x2="19.455cm" svg:y2="17.568cm">
          <text:p/>
        </draw:line>
        <draw:line draw:style-name="gr7" draw:text-style-name="P1" draw:layer="layout" svg:x1="19.628cm" svg:y1="17.663cm" svg:x2="19.567cm" svg:y2="17.706cm">
          <text:p/>
        </draw:line>
        <draw:polyline draw:style-name="gr7" draw:text-style-name="P1" draw:layer="layout" svg:width="0.127cm" svg:height="0.072cm" svg:x="19.5cm" svg:y="17.663cm" svg:viewBox="0 0 128 73" draw:points="128,73 0,73 0,24 6,12 12,6 24,0 43,0 55,6 62,12 68,24 68,73">
          <text:p/>
        </draw:polyline>
        <draw:polyline draw:style-name="gr7" draw:text-style-name="P1" draw:layer="layout" svg:width="0.127cm" svg:height="0.072cm" svg:x="19.5cm" svg:y="17.542cm" svg:viewBox="0 0 128 73" draw:points="0,6 0,67 62,73 55,67 50,55 50,24 55,12 62,6 74,0 104,0 116,6 122,12 128,24 128,55 122,67 116,73">
          <text:p/>
        </draw:polyline>
        <draw:line draw:style-name="gr7" draw:text-style-name="P1" draw:layer="layout" svg:x1="18.084cm" svg:y1="17.72cm" svg:x2="18.084cm" svg:y2="17.568cm">
          <text:p/>
        </draw:line>
        <draw:line draw:style-name="gr7" draw:text-style-name="P1" draw:layer="layout" svg:x1="18.312cm" svg:y1="17.72cm" svg:x2="18.312cm" svg:y2="17.568cm">
          <text:p/>
        </draw:line>
        <draw:line draw:style-name="gr7" draw:text-style-name="P1" draw:layer="layout" svg:x1="18.496cm" svg:y1="17.665cm" svg:x2="18.434cm" svg:y2="17.709cm">
          <text:p/>
        </draw:line>
        <draw:polyline draw:style-name="gr7" draw:text-style-name="P1" draw:layer="layout" svg:width="0.128cm" svg:height="0.073cm" svg:x="18.367cm" svg:y="17.665cm" svg:viewBox="0 0 129 74" draw:points="129,74 0,74 0,24 6,12 13,6 24,0 43,0 55,6 61,12 68,24 68,74">
          <text:p/>
        </draw:polyline>
        <draw:line draw:style-name="gr7" draw:text-style-name="P1" draw:layer="layout" svg:x1="18.41cm" svg:y1="17.556cm" svg:x2="18.495cm" svg:y2="17.556cm">
          <text:p/>
        </draw:line>
        <draw:polyline draw:style-name="gr7" draw:text-style-name="P1" draw:layer="layout" svg:width="0.091cm" svg:height="0.079cm" svg:x="18.361cm" svg:y="17.538cm" svg:viewBox="0 0 92 80" draw:points="0,48 92,80 92,0">
          <text:p/>
        </draw:polyline>
        <draw:line draw:style-name="gr14" draw:text-style-name="P1" draw:layer="layout" svg:x1="15.585cm" svg:y1="17.461cm" svg:x2="15.512cm" svg:y2="17.477cm">
          <text:p/>
        </draw:line>
        <draw:line draw:style-name="gr14" draw:text-style-name="P1" draw:layer="layout" svg:x1="15.561cm" svg:y1="17.392cm" svg:x2="15.494cm" svg:y2="17.43cm">
          <text:p/>
        </draw:line>
        <draw:line draw:style-name="gr14" draw:text-style-name="P1" draw:layer="layout" svg:x1="15.666cm" svg:y1="17.504cm" svg:x2="15.519cm" svg:y2="17.513cm">
          <text:p/>
        </draw:line>
        <draw:line draw:style-name="gr7" draw:text-style-name="P1" draw:layer="layout" svg:x1="16.026cm" svg:y1="17.72cm" svg:x2="16.026cm" svg:y2="17.568cm">
          <text:p/>
        </draw:line>
        <draw:line draw:style-name="gr7" draw:text-style-name="P1" draw:layer="layout" svg:x1="16.202cm" svg:y1="17.668cm" svg:x2="16.14cm" svg:y2="17.711cm">
          <text:p/>
        </draw:line>
        <draw:polyline draw:style-name="gr7" draw:text-style-name="P1" draw:layer="layout" svg:width="0.127cm" svg:height="0.072cm" svg:x="16.074cm" svg:y="17.668cm" svg:viewBox="0 0 128 73" draw:points="128,73 0,73 0,24 6,12 12,6 24,0 42,0 54,6 60,12 66,24 66,73">
          <text:p/>
        </draw:polyline>
        <draw:polyline draw:style-name="gr7" draw:text-style-name="P1" draw:layer="layout" svg:width="0.127cm" svg:height="0.079cm" svg:x="16.074cm" svg:y="17.547cm" svg:viewBox="0 0 128 80" draw:points="12,73 6,67 0,54 0,24 6,12 12,6 24,0 36,0 54,6 128,80 128,0">
          <text:p/>
        </draw:polyline>
        <draw:polygon draw:style-name="gr18" draw:text-style-name="P2" draw:layer="layout" svg:width="0.163cm" svg:height="0.164cm" svg:x="7.83cm" svg:y="17.054cm" svg:viewBox="0 0 164 165" draw:points="164,73 159,55 151,39 140,24 126,13 110,5 91,0 73,0 55,5 38,12 24,24 12,38 4,54 0,72 0,90 3,108 11,124 22,139 36,151 53,160 71,164 89,165 108,161 124,153 139,141 150,128 159,111 163,94">
          <text:p/>
        </draw:polygon>
        <draw:polygon draw:style-name="gr18" draw:text-style-name="P2" draw:layer="layout" svg:width="0.163cm" svg:height="0.163cm" svg:x="6.306cm" svg:y="16.928cm" svg:viewBox="0 0 164 164" draw:points="164,72 159,54 152,38 140,23 126,12 110,4 92,0 74,0 56,4 38,11 24,23 12,37 4,53 0,71 0,89 3,107 11,124 22,139 36,150 54,159 72,163 90,164 108,160 124,152 139,141 150,127 158,111 163,93">
          <text:p/>
        </draw:polygon>
        <draw:polygon draw:style-name="gr18" draw:text-style-name="P2" draw:layer="layout" svg:width="0.163cm" svg:height="0.163cm" svg:x="6.306cm" svg:y="17.182cm" svg:viewBox="0 0 164 164" draw:points="160,0 162,1 163,3 164,5 164,158 163,160 162,162 160,163 158,164 5,164 3,163 1,162 0,160 0,158 0,5 0,3 1,1 3,0 5,0 158,0">
          <text:p/>
        </draw:polygon>
        <draw:polygon draw:style-name="gr18" draw:text-style-name="P2" draw:layer="layout" svg:width="0.188cm" svg:height="0.163cm" svg:x="6.293cm" svg:y="17.423cm" svg:viewBox="0 0 189 164" draw:points="186,0 188,1 189,3 189,5 189,158 189,161 188,162 186,163 184,164 5,164 3,163 2,162 1,161 0,158 0,5 1,3 2,1 3,0 5,0 184,0">
          <text:p/>
        </draw:polygon>
        <draw:polygon draw:style-name="gr18" draw:text-style-name="P2" draw:layer="layout" svg:width="0.34cm" svg:height="0.34cm" svg:x="7.106cm" svg:y="17.474cm" svg:viewBox="0 0 341 341" draw:points="341,157 337,131 330,107 318,84 303,63 286,43 264,28 242,15 217,6 192,1 166,0 141,2 116,9 92,19 70,32 50,49 33,68 19,91 9,114 2,139 0,165 1,191 6,216 15,240 27,263 43,285 62,303 83,318 106,329 130,337 156,341 182,341 208,338 233,330 256,319 277,304 297,286 313,265 326,242 335,218 340,193">
          <text:p/>
        </draw:polygon>
        <draw:polygon draw:style-name="gr18" draw:text-style-name="P2" draw:layer="layout" svg:width="0.34cm" svg:height="0.34cm" svg:x="7.106cm" svg:y="16.458cm" svg:viewBox="0 0 341 341" draw:points="341,157 337,131 330,107 318,84 303,63 286,44 264,28 242,15 217,6 192,1 166,0 141,2 116,9 92,19 70,32 50,49 33,68 19,91 9,114 2,139 0,165 1,191 6,216 15,240 27,263 43,285 62,303 83,318 106,329 130,337 156,341 182,341 208,338 233,330 256,319 277,304 297,286 313,265 326,242 335,218 340,193">
          <text:p/>
        </draw:polygon>
        <draw:polygon draw:style-name="gr18" draw:text-style-name="P2" draw:layer="layout" svg:width="0.163cm" svg:height="0.163cm" svg:x="1.734cm" svg:y="16.928cm" svg:viewBox="0 0 164 164" draw:points="164,72 159,54 151,38 140,23 126,12 110,4 92,0 74,0 55,4 38,11 24,23 12,37 4,53 0,71 0,89 3,107 11,124 22,139 36,150 53,159 72,163 90,164 108,160 124,152 139,141 150,127 158,111 163,93">
          <text:p/>
        </draw:polygon>
        <draw:polygon draw:style-name="gr18" draw:text-style-name="P2" draw:layer="layout" svg:width="0.163cm" svg:height="0.163cm" svg:x="1.734cm" svg:y="17.182cm" svg:viewBox="0 0 164 164" draw:points="161,0 162,1 163,3 164,5 164,158 163,160 162,162 161,163 158,164 5,164 3,163 1,162 0,160 0,158 0,5 0,3 1,1 3,0 5,0 158,0">
          <text:p/>
        </draw:polygon>
        <draw:polygon draw:style-name="gr18" draw:text-style-name="P2" draw:layer="layout" svg:width="0.163cm" svg:height="0.163cm" svg:x="2.877cm" svg:y="16.928cm" svg:viewBox="0 0 164 164" draw:points="164,72 159,54 152,38 140,23 126,12 110,4 92,0 74,0 55,4 38,11 24,23 12,37 4,53 0,71 0,89 3,107 11,124 22,139 36,150 53,159 72,163 90,164 108,160 124,152 139,141 150,127 158,111 163,93">
          <text:p/>
        </draw:polygon>
        <draw:polygon draw:style-name="gr18" draw:text-style-name="P2" draw:layer="layout" svg:width="0.163cm" svg:height="0.163cm" svg:x="2.877cm" svg:y="17.182cm" svg:viewBox="0 0 164 164" draw:points="160,0 162,1 163,3 164,5 164,158 163,160 162,162 160,163 158,164 5,164 3,163 1,162 0,160 0,158 0,5 0,3 1,1 3,0 5,0 158,0">
          <text:p/>
        </draw:polygon>
        <draw:polygon draw:style-name="gr18" draw:text-style-name="P2" draw:layer="layout" svg:width="0.188cm" svg:height="0.163cm" svg:x="1.721cm" svg:y="17.702cm" svg:viewBox="0 0 189 164" draw:points="186,1 188,2 189,3 189,6 189,159 189,161 188,163 186,164 184,164 5,164 3,164 2,163 1,161 0,159 0,6 1,3 2,2 3,1 5,0 184,0">
          <text:p/>
        </draw:polygon>
        <draw:polygon draw:style-name="gr18" draw:text-style-name="P2" draw:layer="layout" svg:width="0.188cm" svg:height="0.163cm" svg:x="1.721cm" svg:y="17.423cm" svg:viewBox="0 0 189 164" draw:points="186,0 188,1 189,3 189,5 189,158 189,161 188,162 186,163 184,164 5,164 3,163 2,162 1,161 0,158 0,5 1,3 2,1 3,0 5,0 184,0">
          <text:p/>
        </draw:polygon>
        <draw:polygon draw:style-name="gr18" draw:text-style-name="P2" draw:layer="layout" svg:width="0.163cm" svg:height="0.163cm" svg:x="4.02cm" svg:y="16.928cm" svg:viewBox="0 0 164 164" draw:points="164,72 159,54 151,38 140,23 126,12 110,4 92,0 74,0 56,4 39,11 24,23 12,37 4,53 0,71 0,89 3,107 11,124 22,139 37,150 54,159 72,163 90,164 108,160 124,152 139,141 150,127 158,111 163,93">
          <text:p/>
        </draw:polygon>
        <draw:polygon draw:style-name="gr18" draw:text-style-name="P2" draw:layer="layout" svg:width="0.163cm" svg:height="0.163cm" svg:x="4.02cm" svg:y="17.182cm" svg:viewBox="0 0 164 164" draw:points="160,0 162,1 163,3 164,5 164,158 163,160 162,162 160,163 158,164 5,164 3,163 1,162 0,160 0,158 0,5 0,3 1,1 3,0 5,0 158,0">
          <text:p/>
        </draw:polygon>
        <draw:polygon draw:style-name="gr18" draw:text-style-name="P2" draw:layer="layout" svg:width="0.16cm" svg:height="0.07cm" svg:x="3.72cm" svg:y="17.243cm" svg:viewBox="0 0 161 71" draw:points="158,0 159,2 160,3 161,5 161,66 160,68 159,70 158,71 3,71 0,68 0,3 1,2 3,0 5,0 156,0">
          <text:p/>
        </draw:polygon>
        <draw:polygon draw:style-name="gr18" draw:text-style-name="P2" draw:layer="layout" svg:width="0.16cm" svg:height="0.07cm" svg:x="3.72cm" svg:y="16.989cm" svg:viewBox="0 0 161 71" draw:points="158,0 159,2 160,3 161,5 161,66 160,68 159,70 158,71 3,71 1,70 0,68 0,3 1,2 3,0 5,0 156,0">
          <text:p/>
        </draw:polygon>
        <draw:polygon draw:style-name="gr18" draw:text-style-name="P2" draw:layer="layout" svg:width="0.16cm" svg:height="0.07cm" svg:x="3.72cm" svg:y="17.116cm" svg:viewBox="0 0 161 71" draw:points="158,0 159,1 160,3 161,5 161,66 160,68 159,70 158,71 3,71 1,70 0,68 0,3 1,1 3,0 5,0 156,0">
          <text:p/>
        </draw:polygon>
        <draw:polygon draw:style-name="gr18" draw:text-style-name="P2" draw:layer="layout" svg:width="0.16cm" svg:height="0.07cm" svg:x="3.72cm" svg:y="17.751cm" svg:viewBox="0 0 161 71" draw:points="158,0 159,1 160,3 161,5 161,66 160,68 159,70 158,71 3,71 1,70 0,68 0,3 1,1 3,0 5,0 156,0">
          <text:p/>
        </draw:polygon>
        <draw:polygon draw:style-name="gr18" draw:text-style-name="P2" draw:layer="layout" svg:width="0.16cm" svg:height="0.07cm" svg:x="3.72cm" svg:y="17.624cm" svg:viewBox="0 0 161 71" draw:points="158,0 159,2 160,3 161,5 161,66 160,68 159,70 158,71 3,71 1,70 0,68 0,3 1,2 3,0 5,0 156,0">
          <text:p/>
        </draw:polygon>
        <draw:polygon draw:style-name="gr18" draw:text-style-name="P2" draw:layer="layout" svg:width="0.161cm" svg:height="0.07cm" svg:x="3.179cm" svg:y="17.624cm" svg:viewBox="0 0 162 71" draw:points="158,0 160,2 162,3 162,68 158,71 4,71 2,70 1,68 0,66 0,5 1,3 2,2 4,0 6,0 156,0">
          <text:p/>
        </draw:polygon>
        <draw:polygon draw:style-name="gr18" draw:text-style-name="P2" draw:layer="layout" svg:width="0.161cm" svg:height="0.07cm" svg:x="3.179cm" svg:y="17.751cm" svg:viewBox="0 0 162 71" draw:points="158,0 160,1 162,3 162,68 158,71 4,71 2,70 1,68 0,66 0,5 1,3 2,1 4,0 6,0 156,0">
          <text:p/>
        </draw:polygon>
        <draw:polygon draw:style-name="gr18" draw:text-style-name="P2" draw:layer="layout" svg:width="0.188cm" svg:height="0.163cm" svg:x="2.864cm" svg:y="17.702cm" svg:viewBox="0 0 189 164" draw:points="186,1 188,2 189,3 189,6 189,159 189,161 188,163 186,164 184,164 5,164 3,164 2,163 1,161 0,159 0,6 1,3 2,2 3,1 5,0 184,0">
          <text:p/>
        </draw:polygon>
        <draw:polygon draw:style-name="gr18" draw:text-style-name="P2" draw:layer="layout" svg:width="0.188cm" svg:height="0.163cm" svg:x="2.864cm" svg:y="17.423cm" svg:viewBox="0 0 189 164" draw:points="186,0 188,1 189,3 189,5 189,158 189,161 188,162 186,163 184,164 5,164 3,163 2,162 1,161 0,158 0,5 1,3 2,1 3,0 5,0 184,0">
          <text:p/>
        </draw:polygon>
        <draw:polygon draw:style-name="gr18" draw:text-style-name="P2" draw:layer="layout" svg:width="0.161cm" svg:height="0.07cm" svg:x="3.179cm" svg:y="17.37cm" svg:viewBox="0 0 162 71" draw:points="158,0 160,3 162,4 162,68 158,71 4,71 2,70 1,68 0,66 0,6 1,4 2,3 4,0 6,0 156,0">
          <text:p/>
        </draw:polygon>
        <draw:polygon draw:style-name="gr18" draw:text-style-name="P2" draw:layer="layout" svg:width="0.161cm" svg:height="0.07cm" svg:x="3.179cm" svg:y="17.497cm" svg:viewBox="0 0 162 71" draw:points="158,0 160,1 162,3 162,68 160,70 158,71 4,71 2,70 1,68 0,66 0,5 1,3 2,1 4,0 6,0 156,0">
          <text:p/>
        </draw:polygon>
        <draw:polygon draw:style-name="gr18" draw:text-style-name="P2" draw:layer="layout" svg:width="0.161cm" svg:height="0.07cm" svg:x="3.179cm" svg:y="16.989cm" svg:viewBox="0 0 162 71" draw:points="158,0 160,2 162,3 162,68 158,71 4,71 2,70 1,68 0,66 0,5 1,3 2,2 4,0 6,0 156,0">
          <text:p/>
        </draw:polygon>
        <draw:polygon draw:style-name="gr18" draw:text-style-name="P2" draw:layer="layout" svg:width="0.161cm" svg:height="0.07cm" svg:x="3.179cm" svg:y="17.116cm" svg:viewBox="0 0 162 71" draw:points="158,0 160,1 162,3 162,68 158,71 4,71 2,70 1,68 0,66 0,5 1,3 2,1 4,0 6,0 156,0">
          <text:p/>
        </draw:polygon>
        <draw:polygon draw:style-name="gr18" draw:text-style-name="P2" draw:layer="layout" svg:width="0.161cm" svg:height="0.07cm" svg:x="3.179cm" svg:y="17.243cm" svg:viewBox="0 0 162 71" draw:points="158,0 160,2 162,3 162,68 160,70 158,71 4,71 2,70 1,68 0,66 0,5 1,3 2,2 4,0 6,0 156,0">
          <text:p/>
        </draw:polygon>
        <draw:polygon draw:style-name="gr18" draw:text-style-name="P2" draw:layer="layout" svg:width="0.163cm" svg:height="0.163cm" svg:x="5.163cm" svg:y="16.928cm" svg:viewBox="0 0 164 164" draw:points="164,72 159,54 151,38 140,23 126,12 110,4 92,0 74,0 56,4 38,11 24,23 12,37 5,53 0,71 0,89 3,107 11,124 22,139 36,150 54,159 72,163 90,164 108,160 124,152 139,141 150,127 158,111 163,93">
          <text:p/>
        </draw:polygon>
        <draw:polygon draw:style-name="gr18" draw:text-style-name="P2" draw:layer="layout" svg:width="0.163cm" svg:height="0.163cm" svg:x="5.163cm" svg:y="17.182cm" svg:viewBox="0 0 164 164" draw:points="161,0 162,1 163,3 164,5 164,158 163,160 162,162 161,163 158,164 5,164 3,163 1,162 0,160 0,158 0,5 0,3 1,1 3,0 5,0 158,0">
          <text:p/>
        </draw:polygon>
        <draw:polygon draw:style-name="gr18" draw:text-style-name="P2" draw:layer="layout" svg:width="0.188cm" svg:height="0.163cm" svg:x="6.293cm" svg:y="17.702cm" svg:viewBox="0 0 189 164" draw:points="186,1 188,2 189,3 189,6 189,159 189,161 188,163 186,164 184,164 5,164 3,164 2,163 1,161 0,159 0,6 1,3 2,2 3,1 5,0 184,0">
          <text:p/>
        </draw:polygon>
        <draw:polygon draw:style-name="gr18" draw:text-style-name="P2" draw:layer="layout" svg:width="0.188cm" svg:height="0.163cm" svg:x="5.15cm" svg:y="17.702cm" svg:viewBox="0 0 189 164" draw:points="186,1 188,2 189,3 189,6 189,159 189,161 188,163 186,164 184,164 5,164 3,164 1,163 1,161 0,159 0,6 1,3 1,2 3,1 5,0 184,0">
          <text:p/>
        </draw:polygon>
        <draw:polygon draw:style-name="gr18" draw:text-style-name="P2" draw:layer="layout" svg:width="0.188cm" svg:height="0.163cm" svg:x="5.15cm" svg:y="17.423cm" svg:viewBox="0 0 189 164" draw:points="186,0 188,1 189,3 189,5 189,158 189,161 188,162 186,163 184,164 5,164 3,163 1,162 1,161 0,158 0,5 1,3 1,1 3,0 5,0 184,0">
          <text:p/>
        </draw:polygon>
        <draw:polygon draw:style-name="gr18" draw:text-style-name="P2" draw:layer="layout" svg:width="0.16cm" svg:height="0.07cm" svg:x="3.72cm" svg:y="17.497cm" svg:viewBox="0 0 161 71" draw:points="158,0 159,1 160,3 161,5 161,66 160,68 159,70 158,71 3,71 0,68 0,3 1,1 3,0 5,0 156,0">
          <text:p/>
        </draw:polygon>
        <draw:polygon draw:style-name="gr18" draw:text-style-name="P2" draw:layer="layout" svg:width="0.16cm" svg:height="0.07cm" svg:x="3.72cm" svg:y="17.37cm" svg:viewBox="0 0 161 71" draw:points="158,0 159,3 160,4 161,6 161,66 160,68 159,70 158,71 3,71 1,70 0,68 0,4 1,3 3,0 5,0 156,0">
          <text:p/>
        </draw:polygon>
        <draw:polygon draw:style-name="gr18" draw:text-style-name="P2" draw:layer="layout" svg:width="0.188cm" svg:height="0.163cm" svg:x="4.007cm" svg:y="17.702cm" svg:viewBox="0 0 189 164" draw:points="186,1 188,2 189,3 189,6 189,159 189,161 188,163 186,164 184,164 5,164 3,164 2,163 0,161 0,159 0,6 0,3 2,2 3,1 5,0 184,0">
          <text:p/>
        </draw:polygon>
        <draw:polygon draw:style-name="gr18" draw:text-style-name="P2" draw:layer="layout" svg:width="0.188cm" svg:height="0.163cm" svg:x="4.007cm" svg:y="17.423cm" svg:viewBox="0 0 189 164" draw:points="186,0 188,1 189,3 189,5 189,158 189,161 188,162 186,163 184,164 5,164 3,163 2,162 0,161 0,158 0,5 0,3 2,1 3,0 5,0 184,0">
          <text:p/>
        </draw:polygon>
        <draw:polygon draw:style-name="gr18" draw:text-style-name="P2" draw:layer="layout" svg:width="0.1cm" svg:height="0.081cm" svg:x="12.691cm" svg:y="16.614cm" svg:viewBox="0 0 101 82" draw:points="98,1 100,2 101,4 101,78 100,80 98,81 96,82 5,82 3,81 1,80 0,78 0,4 1,2 3,1 5,0 96,0">
          <text:p/>
        </draw:polygon>
        <draw:polygon draw:style-name="gr18" draw:text-style-name="P2" draw:layer="layout" svg:width="0.1cm" svg:height="0.081cm" svg:x="12.691cm" svg:y="16.424cm" svg:viewBox="0 0 101 82" draw:points="98,1 100,2 101,3 101,79 100,80 98,81 96,82 5,82 3,81 1,80 0,79 0,3 1,2 3,1 5,0 96,0">
          <text:p/>
        </draw:polygon>
        <draw:polygon draw:style-name="gr18" draw:text-style-name="P2" draw:layer="layout" svg:width="0.163cm" svg:height="0.164cm" svg:x="13.164cm" svg:y="17.054cm" svg:viewBox="0 0 164 165" draw:points="161,1 162,2 163,4 164,6 164,159 163,161 162,163 161,164 158,165 5,165 3,164 1,163 0,161 0,159 0,6 0,4 1,2 3,1 5,0 158,0">
          <text:p/>
        </draw:polygon>
        <draw:polygon draw:style-name="gr18" draw:text-style-name="P2" draw:layer="layout" svg:width="0.461cm" svg:height="0.285cm" svg:x="12.951cm" svg:y="16.323cm" svg:viewBox="0 0 462 286" draw:points="346,2 369,8 390,18 410,31 426,47 440,66 451,88 458,110 462,134 462,157 458,180 450,202 439,223 424,241 406,257 387,269 365,279 343,285 325,286 138,286 116,284 94,278 72,268 53,255 36,238 22,220 11,199 4,177 0,154 0,130 5,107 13,85 24,63 39,45 56,29 76,17 97,7 120,1 137,0 324,0">
          <text:p/>
        </draw:polygon>
        <draw:polygon draw:style-name="gr18" draw:text-style-name="P2" draw:layer="layout" svg:width="0.461cm" svg:height="0.285cm" svg:x="12.951cm" svg:y="16.648cm" svg:viewBox="0 0 462 286" draw:points="346,2 369,8 390,18 410,32 426,49 440,67 451,88 458,110 462,133 462,157 458,180 450,202 439,223 424,241 406,257 387,269 365,279 343,285 325,286 138,286 116,284 94,278 72,268 53,255 36,239 22,220 11,199 4,177 0,154 0,130 5,107 13,85 24,64 39,46 56,29 76,17 97,7 120,1 137,0 324,0">
          <text:p/>
        </draw:polygon>
        <draw:polygon draw:style-name="gr18" draw:text-style-name="P2" draw:layer="layout" svg:width="0.115cm" svg:height="0.138cm" svg:x="12.908cm" svg:y="17.067cm" svg:viewBox="0 0 116 139" draw:points="113,1 115,2 116,3 116,6 116,134 116,136 115,137 113,138 111,139 5,139 3,138 2,137 1,136 0,134 0,6 1,3 2,2 3,1 5,0 111,0">
          <text:p/>
        </draw:polygon>
        <draw:polygon draw:style-name="gr18" draw:text-style-name="P2" draw:layer="layout" svg:width="0.34cm" svg:height="0.34cm" svg:x="13.71cm" svg:y="16.458cm" svg:viewBox="0 0 341 341" draw:points="341,157 337,131 330,107 318,84 303,63 286,44 265,28 243,15 218,6 193,1 167,0 141,2 116,9 92,19 70,32 50,49 33,68 19,91 9,114 2,139 0,165 1,191 6,216 15,240 27,263 43,285 62,303 83,318 106,329 130,337 157,341 183,341 209,338 234,330 257,319 278,304 297,286 313,265 326,242 335,218 340,193">
          <text:p/>
        </draw:polygon>
        <draw:polygon draw:style-name="gr18" draw:text-style-name="P2" draw:layer="layout" svg:width="0.34cm" svg:height="0.34cm" svg:x="13.71cm" svg:y="17.474cm" svg:viewBox="0 0 341 341" draw:points="341,157 337,131 330,107 318,84 303,63 286,43 265,28 243,15 218,6 193,1 167,0 141,2 116,9 92,19 70,32 50,49 33,68 19,91 9,114 2,139 0,165 1,191 6,216 15,240 27,263 43,285 62,303 83,318 106,329 130,337 157,341 183,341 209,338 234,330 257,319 278,304 297,286 313,265 326,242 335,218 340,193">
          <text:p/>
        </draw:polygon>
        <draw:polygon draw:style-name="gr18" draw:text-style-name="P2" draw:layer="layout" svg:width="0.138cm" svg:height="0.163cm" svg:x="11.115cm" svg:y="17.42cm" svg:viewBox="0 0 139 164" draw:points="136,1 137,2 138,3 139,5 139,159 138,161 137,163 136,164 134,164 6,164 3,164 2,163 1,161 0,159 0,5 1,3 2,2 3,1 6,0 134,0">
          <text:p/>
        </draw:polygon>
        <draw:polygon draw:style-name="gr18" draw:text-style-name="P2" draw:layer="layout" svg:width="0.137cm" svg:height="0.164cm" svg:x="11.319cm" svg:y="17.661cm" svg:viewBox="0 0 138 165" draw:points="135,1 137,2 137,4 138,6 138,159 137,161 137,163 135,164 133,165 5,165 3,164 1,163 0,161 0,159 0,6 0,4 1,2 3,1 5,0 133,0">
          <text:p/>
        </draw:polygon>
        <draw:polygon draw:style-name="gr18" draw:text-style-name="P2" draw:layer="layout" svg:width="0.138cm" svg:height="0.164cm" svg:x="11.115cm" svg:y="17.661cm" svg:viewBox="0 0 139 165" draw:points="136,1 137,2 138,4 139,6 139,159 138,161 137,163 136,164 134,165 6,165 3,164 2,163 1,161 0,159 0,6 1,4 2,2 3,1 6,0 134,0">
          <text:p/>
        </draw:polygon>
        <draw:polygon draw:style-name="gr18" draw:text-style-name="P2" draw:layer="layout" svg:width="0.163cm" svg:height="0.138cm" svg:x="10.751cm" svg:y="17.27cm" svg:viewBox="0 0 164 139" draw:points="160,1 162,2 163,4 164,6 164,134 163,136 162,137 160,139 158,139 5,139 3,139 1,137 0,136 0,134 0,6 0,4 1,2 3,1 5,0 158,0">
          <text:p/>
        </draw:polygon>
        <draw:polygon draw:style-name="gr18" draw:text-style-name="P2" draw:layer="layout" svg:width="0.163cm" svg:height="0.138cm" svg:x="10.751cm" svg:y="17.067cm" svg:viewBox="0 0 164 139" draw:points="160,1 162,2 163,3 164,6 164,134 163,136 162,137 160,138 158,139 5,139 3,138 1,137 0,136 0,134 0,6 0,3 1,2 3,1 5,0 158,0">
          <text:p/>
        </draw:polygon>
        <draw:polygon draw:style-name="gr18" draw:text-style-name="P2" draw:layer="layout" svg:width="0.138cm" svg:height="0.115cm" svg:x="10.763cm" svg:y="17.688cm" svg:viewBox="0 0 139 116" draw:points="136,1 137,1 138,3 139,5 139,111 138,113 137,115 136,116 134,116 6,116 4,116 2,115 1,113 0,111 0,5 1,3 2,1 4,1 6,0 134,0">
          <text:p/>
        </draw:polygon>
        <draw:polygon draw:style-name="gr18" draw:text-style-name="P2" draw:layer="layout" svg:width="0.138cm" svg:height="0.115cm" svg:x="10.763cm" svg:y="17.485cm" svg:viewBox="0 0 139 116" draw:points="136,0 137,1 138,3 139,5 139,111 138,113 137,115 136,116 134,116 6,116 4,116 2,115 1,113 0,111 0,5 1,3 2,1 4,0 6,0 134,0">
          <text:p/>
        </draw:polygon>
        <draw:polygon draw:style-name="gr18" draw:text-style-name="P2" draw:layer="layout" svg:width="0.138cm" svg:height="0.163cm" svg:x="11.763cm" svg:y="17.42cm" svg:viewBox="0 0 139 164" draw:points="135,1 137,2 138,3 139,5 139,159 138,161 137,163 135,164 133,164 5,164 3,164 2,163 0,161 0,159 0,5 0,3 2,2 3,1 5,0 133,0">
          <text:p/>
        </draw:polygon>
        <draw:polygon draw:style-name="gr18" draw:text-style-name="P2" draw:layer="layout" svg:width="0.138cm" svg:height="0.164cm" svg:x="12.004cm" svg:y="17.661cm" svg:viewBox="0 0 139 165" draw:points="136,1 137,2 138,4 139,6 139,159 138,161 137,163 136,164 133,165 6,165 3,164 2,163 1,161 0,159 0,6 1,4 2,2 3,1 6,0 133,0">
          <text:p/>
        </draw:polygon>
        <draw:polygon draw:style-name="gr18" draw:text-style-name="P2" draw:layer="layout" svg:width="0.138cm" svg:height="0.164cm" svg:x="12.207cm" svg:y="17.661cm" svg:viewBox="0 0 139 165" draw:points="136,1 138,2 139,4 139,6 139,159 139,161 138,163 136,164 133,165 6,165 4,164 2,163 1,161 0,159 0,6 1,4 2,2 4,1 6,0 133,0">
          <text:p/>
        </draw:polygon>
        <draw:polygon draw:style-name="gr18" draw:text-style-name="P2" draw:layer="layout" svg:width="0.138cm" svg:height="0.163cm" svg:x="12.004cm" svg:y="17.42cm" svg:viewBox="0 0 139 164" draw:points="136,1 137,2 138,3 139,5 139,159 138,161 137,163 136,164 133,164 6,164 3,164 2,163 1,161 0,159 0,5 1,3 2,2 3,1 6,0 133,0">
          <text:p/>
        </draw:polygon>
        <draw:polygon draw:style-name="gr18" draw:text-style-name="P2" draw:layer="layout" svg:width="0.138cm" svg:height="0.163cm" svg:x="12.207cm" svg:y="17.42cm" svg:viewBox="0 0 139 164" draw:points="136,1 138,2 139,3 139,5 139,159 139,161 138,163 136,164 133,164 6,164 4,164 2,163 1,161 0,159 0,5 1,3 2,2 4,1 6,0 133,0">
          <text:p/>
        </draw:polygon>
        <draw:polygon draw:style-name="gr18" draw:text-style-name="P2" draw:layer="layout" svg:width="0.115cm" svg:height="0.138cm" svg:x="11.774cm" svg:y="17.674cm" svg:viewBox="0 0 116 139" draw:points="113,1 115,2 116,3 116,5 116,133 116,136 115,137 113,138 111,139 5,139 3,138 2,137 1,136 0,133 0,5 1,3 2,2 3,1 5,0 111,0">
          <text:p/>
        </draw:polygon>
        <draw:polygon draw:style-name="gr18" draw:text-style-name="P2" draw:layer="layout" svg:width="0.115cm" svg:height="0.138cm" svg:x="11.571cm" svg:y="17.674cm" svg:viewBox="0 0 116 139" draw:points="113,1 115,2 116,3 116,5 116,133 116,136 115,137 113,138 111,139 5,139 3,138 1,137 0,136 0,133 0,5 0,3 1,2 3,1 5,0 111,0">
          <text:p/>
        </draw:polygon>
        <draw:polygon draw:style-name="gr18" draw:text-style-name="P2" draw:layer="layout" svg:width="0.137cm" svg:height="0.163cm" svg:x="11.319cm" svg:y="17.42cm" svg:viewBox="0 0 138 164" draw:points="135,1 137,2 137,3 138,5 138,159 137,161 137,163 135,164 133,164 5,164 3,164 1,163 0,161 0,159 0,5 0,3 1,2 3,1 5,0 133,0">
          <text:p/>
        </draw:polygon>
        <draw:polygon draw:style-name="gr18" draw:text-style-name="P2" draw:layer="layout" svg:width="0.137cm" svg:height="0.163cm" svg:x="11.56cm" svg:y="17.42cm" svg:viewBox="0 0 138 164" draw:points="135,1 137,2 138,3 138,5 138,159 138,161 137,163 135,164 133,164 5,164 3,164 1,163 0,161 0,159 0,5 0,3 1,2 3,1 5,0 133,0">
          <text:p/>
        </draw:polygon>
        <draw:polygon draw:style-name="gr18" draw:text-style-name="P2" draw:layer="layout" svg:width="0.31cm" svg:height="0.51cm" svg:x="10.804cm" svg:y="16.246cm" svg:viewBox="0 0 311 511" draw:points="308,0 310,1 311,3 311,508 310,510 308,511 3,511 2,510 0,508 0,3 3,0">
          <text:p/>
        </draw:polygon>
        <draw:polygon draw:style-name="gr18" draw:text-style-name="P2" draw:layer="layout" svg:width="0.21cm" svg:height="0.18cm" svg:x="11.803cm" svg:y="16.411cm" svg:viewBox="0 0 211 181" draw:points="208,0 209,1 210,3 211,5 211,176 210,178 209,180 208,181 3,181 1,180 0,178 0,3 1,1 3,0">
          <text:p/>
        </draw:polygon>
        <draw:polygon draw:style-name="gr18" draw:text-style-name="P2" draw:layer="layout" svg:width="0.21cm" svg:height="0.18cm" svg:x="11.303cm" svg:y="16.411cm" svg:viewBox="0 0 211 181" draw:points="208,0 209,1 211,3 211,178 209,180 208,181 3,181 1,180 0,178 0,176 0,5 0,3 1,1 3,0">
          <text:p/>
        </draw:polygon>
        <draw:polygon draw:style-name="gr18" draw:text-style-name="P2" draw:layer="layout" svg:width="0.1cm" svg:height="0.08cm" svg:x="12.491cm" svg:y="16.519cm" svg:viewBox="0 0 101 81" draw:points="97,1 99,2 101,4 101,78 99,80 97,81 3,81 1,80 0,78 0,77 0,5 0,4 1,2 3,1 5,0 96,0">
          <text:p/>
        </draw:polygon>
        <draw:polygon draw:style-name="gr18" draw:text-style-name="P2" draw:layer="layout" svg:width="0.115cm" svg:height="0.138cm" svg:x="12.527cm" svg:y="17.067cm" svg:viewBox="0 0 116 139" draw:points="113,1 115,2 116,3 116,6 116,134 116,136 115,137 113,138 111,139 5,139 3,138 2,137 1,136 0,134 0,6 1,3 2,2 3,1 5,0 111,0">
          <text:p/>
        </draw:polygon>
        <draw:polygon draw:style-name="gr18" draw:text-style-name="P2" draw:layer="layout" svg:width="0.115cm" svg:height="0.138cm" svg:x="12.324cm" svg:y="17.067cm" svg:viewBox="0 0 116 139" draw:points="113,1 115,2 116,3 116,6 116,134 116,136 115,137 113,138 111,139 6,139 3,138 1,137 0,136 0,134 0,6 0,3 1,2 3,1 6,0 111,0">
          <text:p/>
        </draw:polygon>
        <draw:polygon draw:style-name="gr18" draw:text-style-name="P2" draw:layer="layout" svg:width="0.115cm" svg:height="0.138cm" svg:x="12.705cm" svg:y="17.067cm" svg:viewBox="0 0 116 139" draw:points="113,1 115,2 116,3 116,6 116,134 116,136 115,137 113,138 111,139 5,139 3,138 1,137 0,136 0,134 0,6 0,3 1,2 3,1 5,0 111,0">
          <text:p/>
        </draw:polygon>
        <draw:polygon draw:style-name="gr18" draw:text-style-name="P2" draw:layer="layout" svg:width="0.16cm" svg:height="0.069cm" svg:x="9.466cm" svg:y="17.419cm" svg:viewBox="0 0 161 70" draw:points="158,0 160,1 161,3 161,67 160,69 158,70 3,70 1,69 0,67 0,66 0,4 0,3 1,1 3,0">
          <text:p/>
        </draw:polygon>
        <draw:polygon draw:style-name="gr18" draw:text-style-name="P2" draw:layer="layout" svg:width="0.16cm" svg:height="0.069cm" svg:x="9.466cm" svg:y="17.546cm" svg:viewBox="0 0 161 70" draw:points="158,0 160,1 161,3 161,67 160,69 158,70 3,70 1,69 0,67 0,66 0,4 0,3 1,1 3,0">
          <text:p/>
        </draw:polygon>
        <draw:polygon draw:style-name="gr18" draw:text-style-name="P2" draw:layer="layout" svg:width="0.16cm" svg:height="0.069cm" svg:x="9.466cm" svg:y="17.673cm" svg:viewBox="0 0 161 70" draw:points="158,0 160,1 161,3 161,67 160,69 158,70 3,70 1,69 0,67 0,66 0,4 0,3 1,1 3,0">
          <text:p/>
        </draw:polygon>
        <draw:polygon draw:style-name="gr18" draw:text-style-name="P2" draw:layer="layout" svg:width="0.16cm" svg:height="0.069cm" svg:x="9.466cm" svg:y="17.8cm" svg:viewBox="0 0 161 70" draw:points="158,0 160,1 161,3 161,67 160,69 158,70 3,70 1,69 0,67 0,66 0,4 0,3 1,1 3,0">
          <text:p/>
        </draw:polygon>
        <draw:polygon draw:style-name="gr18" draw:text-style-name="P2" draw:layer="layout" svg:width="0.163cm" svg:height="0.138cm" svg:x="9.036cm" svg:y="17.74cm" svg:viewBox="0 0 164 139" draw:points="161,1 163,2 164,4 164,6 164,134 164,136 163,137 161,138 159,139 5,139 3,138 2,137 1,136 0,134 0,6 1,4 2,2 3,1 5,0 159,0">
          <text:p/>
        </draw:polygon>
        <draw:polygon draw:style-name="gr18" draw:text-style-name="P2" draw:layer="layout" svg:width="0.16cm" svg:height="0.069cm" svg:x="10.006cm" svg:y="17.8cm" svg:viewBox="0 0 161 70" draw:points="158,0 160,1 161,3 161,4 161,66 161,67 160,69 158,70 3,70 2,69 0,67 0,3 2,1 3,0">
          <text:p/>
        </draw:polygon>
        <draw:polygon draw:style-name="gr18" draw:text-style-name="P2" draw:layer="layout" svg:width="0.16cm" svg:height="0.069cm" svg:x="10.006cm" svg:y="17.673cm" svg:viewBox="0 0 161 70" draw:points="158,0 160,1 161,3 161,4 161,66 161,67 160,69 158,70 3,70 2,69 0,67 0,3 2,1 3,0">
          <text:p/>
        </draw:polygon>
        <draw:polygon draw:style-name="gr18" draw:text-style-name="P2" draw:layer="layout" svg:width="0.16cm" svg:height="0.069cm" svg:x="10.006cm" svg:y="17.546cm" svg:viewBox="0 0 161 70" draw:points="158,0 160,1 161,3 161,4 161,66 161,67 160,69 158,70 3,70 2,69 0,67 0,3 2,1 3,0">
          <text:p/>
        </draw:polygon>
        <draw:polygon draw:style-name="gr18" draw:text-style-name="P2" draw:layer="layout" svg:width="0.16cm" svg:height="0.069cm" svg:x="10.006cm" svg:y="17.419cm" svg:viewBox="0 0 161 70" draw:points="158,0 160,1 161,3 161,4 161,66 161,67 160,69 158,70 3,70 2,69 0,67 0,3 2,1 3,0">
          <text:p/>
        </draw:polygon>
        <draw:polygon draw:style-name="gr18" draw:text-style-name="P2" draw:layer="layout" svg:width="0.16cm" svg:height="0.07cm" svg:x="10.006cm" svg:y="17.292cm" svg:viewBox="0 0 161 71" draw:points="158,0 160,1 161,4 161,5 161,66 161,67 160,69 158,71 3,71 2,69 0,67 0,4 2,1 3,0">
          <text:p/>
        </draw:polygon>
        <draw:polygon draw:style-name="gr18" draw:text-style-name="P2" draw:layer="layout" svg:width="0.189cm" svg:height="0.163cm" svg:x="10.42cm" svg:y="17.423cm" svg:viewBox="0 0 190 164" draw:points="187,0 188,1 189,3 190,5 190,158 189,161 188,162 187,163 185,164 6,164 4,163 2,162 1,161 0,158 0,5 1,3 2,1 4,0 6,0 185,0">
          <text:p/>
        </draw:polygon>
        <draw:polygon draw:style-name="gr18" draw:text-style-name="P2" draw:layer="layout" svg:width="0.189cm" svg:height="0.163cm" svg:x="10.42cm" svg:y="17.702cm" svg:viewBox="0 0 190 164" draw:points="187,1 188,2 189,3 190,6 190,159 189,161 188,163 187,164 185,164 6,164 4,164 2,163 1,161 0,159 0,6 1,3 2,2 4,1 6,0 185,0">
          <text:p/>
        </draw:polygon>
        <draw:polygon draw:style-name="gr18" draw:text-style-name="P2" draw:layer="layout" svg:width="0.16cm" svg:height="0.069cm" svg:x="9.466cm" svg:y="17.038cm" svg:viewBox="0 0 161 70" draw:points="158,0 160,1 161,3 161,67 160,69 158,70 3,70 1,69 0,67 0,66 0,4 0,3 1,1 3,0">
          <text:p/>
        </draw:polygon>
        <draw:polygon draw:style-name="gr18" draw:text-style-name="P2" draw:layer="layout" svg:width="0.16cm" svg:height="0.069cm" svg:x="9.466cm" svg:y="17.165cm" svg:viewBox="0 0 161 70" draw:points="158,0 160,1 161,3 161,67 160,69 158,70 3,70 1,69 0,67 0,66 0,4 0,3 1,1 3,0">
          <text:p/>
        </draw:polygon>
        <draw:polygon draw:style-name="gr18" draw:text-style-name="P2" draw:layer="layout" svg:width="0.16cm" svg:height="0.07cm" svg:x="9.466cm" svg:y="17.292cm" svg:viewBox="0 0 161 71" draw:points="158,0 160,1 161,4 161,67 160,69 158,71 3,71 1,69 0,67 0,66 0,5 0,4 1,1 3,0">
          <text:p/>
        </draw:polygon>
        <draw:polygon draw:style-name="gr18" draw:text-style-name="P2" draw:layer="layout" svg:width="0.21cm" svg:height="0.18cm" svg:x="9.144cm" svg:y="16.411cm" svg:viewBox="0 0 211 181" draw:points="208,0 209,1 211,3 211,178 209,180 208,181 3,181 1,180 0,178 0,176 0,5 0,3 1,1 3,0">
          <text:p/>
        </draw:polygon>
        <draw:polygon draw:style-name="gr18" draw:text-style-name="P2" draw:layer="layout" svg:width="0.21cm" svg:height="0.18cm" svg:x="9.644cm" svg:y="16.411cm" svg:viewBox="0 0 211 181" draw:points="208,0 209,1 210,3 211,5 211,176 210,178 209,180 208,181 3,181 1,180 0,178 0,3 1,1 3,0">
          <text:p/>
        </draw:polygon>
        <draw:polygon draw:style-name="gr18" draw:text-style-name="P2" draw:layer="layout" svg:width="0.163cm" svg:height="0.138cm" svg:x="8.274cm" svg:y="16.851cm" svg:viewBox="0 0 164 139" draw:points="161,1 163,2 164,4 164,6 164,134 164,136 163,137 161,138 159,139 6,139 3,138 2,137 1,136 0,134 0,6 1,4 2,2 3,1 6,0 159,0">
          <text:p/>
        </draw:polygon>
        <draw:polygon draw:style-name="gr18" draw:text-style-name="P2" draw:layer="layout" svg:width="0.163cm" svg:height="0.138cm" svg:x="8.274cm" svg:y="16.648cm" svg:viewBox="0 0 164 139" draw:points="161,1 163,2 164,3 164,5 164,133 164,136 163,137 161,138 159,139 6,139 3,138 2,137 1,136 0,133 0,5 1,3 2,2 3,1 6,0 159,0">
          <text:p/>
        </draw:polygon>
        <draw:polygon draw:style-name="gr18" draw:text-style-name="P2" draw:layer="layout" svg:width="0.163cm" svg:height="0.137cm" svg:x="8.655cm" svg:y="17.093cm" svg:viewBox="0 0 164 138" draw:points="161,0 163,1 164,3 164,5 164,133 164,135 163,137 161,138 159,138 5,138 3,138 2,137 1,135 0,133 0,5 1,3 2,1 3,0 5,0 159,0">
          <text:p/>
        </draw:polygon>
        <draw:polygon draw:style-name="gr18" draw:text-style-name="P2" draw:layer="layout" svg:width="0.163cm" svg:height="0.137cm" svg:x="8.655cm" svg:y="17.296cm" svg:viewBox="0 0 164 138" draw:points="161,0 163,1 164,3 164,5 164,133 164,135 163,137 161,138 159,138 5,138 3,138 2,137 1,135 0,133 0,5 1,3 2,1 3,0 5,0 159,0">
          <text:p/>
        </draw:polygon>
        <draw:polygon draw:style-name="gr18" draw:text-style-name="P2" draw:layer="layout" svg:width="0.163cm" svg:height="0.137cm" svg:x="8.274cm" svg:y="17.296cm" svg:viewBox="0 0 164 138" draw:points="161,0 163,1 164,3 164,5 164,133 164,135 163,137 161,138 159,138 6,138 3,138 2,137 1,135 0,133 0,5 1,3 2,1 3,0 6,0 159,0">
          <text:p/>
        </draw:polygon>
        <draw:polygon draw:style-name="gr18" draw:text-style-name="P2" draw:layer="layout" svg:width="0.163cm" svg:height="0.137cm" svg:x="8.274cm" svg:y="17.093cm" svg:viewBox="0 0 164 138" draw:points="161,0 163,1 164,3 164,5 164,133 164,135 163,137 161,138 159,138 6,138 3,138 2,137 1,135 0,133 0,5 1,3 2,1 3,0 6,0 159,0">
          <text:p/>
        </draw:polygon>
        <draw:polygon draw:style-name="gr18" draw:text-style-name="P2" draw:layer="layout" svg:width="0.163cm" svg:height="0.138cm" svg:x="9.036cm" svg:y="17.537cm" svg:viewBox="0 0 164 139" draw:points="161,1 163,2 164,3 164,5 164,133 164,136 163,137 161,138 159,139 5,139 3,138 2,137 1,136 0,133 0,5 1,3 2,2 3,1 5,0 159,0">
          <text:p/>
        </draw:polygon>
        <draw:polygon draw:style-name="gr18" draw:text-style-name="P2" draw:layer="layout" svg:width="0.163cm" svg:height="0.137cm" svg:x="9.036cm" svg:y="17.296cm" svg:viewBox="0 0 164 138" draw:points="161,0 163,1 164,3 164,5 164,133 164,135 163,137 161,138 159,138 5,138 3,138 2,137 1,135 0,133 0,5 1,3 2,1 3,0 5,0 159,0">
          <text:p/>
        </draw:polygon>
        <draw:polygon draw:style-name="gr18" draw:text-style-name="P2" draw:layer="layout" svg:width="0.163cm" svg:height="0.137cm" svg:x="9.036cm" svg:y="17.093cm" svg:viewBox="0 0 164 138" draw:points="161,0 163,1 164,3 164,5 164,133 164,135 163,137 161,138 159,138 5,138 3,138 2,137 1,135 0,133 0,5 1,3 2,1 3,0 5,0 159,0">
          <text:p/>
        </draw:polygon>
        <draw:polygon draw:style-name="gr18" draw:text-style-name="P2" draw:layer="layout" svg:width="0.163cm" svg:height="0.138cm" svg:x="8.655cm" svg:y="17.537cm" svg:viewBox="0 0 164 139" draw:points="161,1 163,2 164,3 164,5 164,133 164,136 163,137 161,138 159,139 5,139 3,138 2,137 1,136 0,133 0,5 1,3 2,2 3,1 5,0 159,0">
          <text:p/>
        </draw:polygon>
        <draw:polygon draw:style-name="gr18" draw:text-style-name="P2" draw:layer="layout" svg:width="0.163cm" svg:height="0.138cm" svg:x="8.655cm" svg:y="17.74cm" svg:viewBox="0 0 164 139" draw:points="161,1 163,2 164,4 164,6 164,134 164,136 163,137 161,138 159,139 5,139 3,138 2,137 1,136 0,134 0,6 1,4 2,2 3,1 5,0 159,0">
          <text:p/>
        </draw:polygon>
        <draw:polygon draw:style-name="gr18" draw:text-style-name="P2" draw:layer="layout" svg:width="0.163cm" svg:height="0.138cm" svg:x="8.274cm" svg:y="17.74cm" svg:viewBox="0 0 164 139" draw:points="161,1 163,2 164,4 164,6 164,134 164,136 163,137 161,138 159,139 6,139 3,138 2,137 1,136 0,134 0,6 1,4 2,2 3,1 6,0 159,0">
          <text:p/>
        </draw:polygon>
        <draw:polygon draw:style-name="gr18" draw:text-style-name="P2" draw:layer="layout" svg:width="0.163cm" svg:height="0.138cm" svg:x="8.274cm" svg:y="17.537cm" svg:viewBox="0 0 164 139" draw:points="161,1 163,2 164,3 164,5 164,133 164,136 163,137 161,138 159,139 6,139 3,138 2,137 1,136 0,133 0,5 1,3 2,2 3,1 6,0 159,0">
          <text:p/>
        </draw:polygon>
        <draw:polygon draw:style-name="gr18" draw:text-style-name="P2" draw:layer="layout" svg:width="0.16cm" svg:height="0.069cm" svg:x="10.006cm" svg:y="17.038cm" svg:viewBox="0 0 161 70" draw:points="158,0 160,1 161,3 161,4 161,66 161,67 160,69 158,70 3,70 2,69 0,67 0,3 2,1 3,0">
          <text:p/>
        </draw:polygon>
        <draw:polygon draw:style-name="gr18" draw:text-style-name="P2" draw:layer="layout" svg:width="0.16cm" svg:height="0.069cm" svg:x="10.006cm" svg:y="17.165cm" svg:viewBox="0 0 161 70" draw:points="158,0 160,1 161,3 161,4 161,66 161,67 160,69 158,70 3,70 2,69 0,67 0,3 2,1 3,0">
          <text:p/>
        </draw:polygon>
        <draw:polygon draw:style-name="gr18" draw:text-style-name="P2" draw:layer="layout" svg:width="0.31cm" svg:height="0.51cm" svg:x="10.042cm" svg:y="16.246cm" svg:viewBox="0 0 311 511" draw:points="308,0 311,3 311,508 310,510 308,511 3,511 0,508 0,3 2,1 3,0">
          <text:p/>
        </draw:polygon>
        <draw:polygon draw:style-name="gr18" draw:text-style-name="P2" draw:layer="layout" svg:width="0.31cm" svg:height="0.51cm" svg:x="10.423cm" svg:y="16.246cm" svg:viewBox="0 0 311 511" draw:points="308,0 311,3 311,508 310,510 308,511 3,511 2,510 0,508 0,3 2,1 3,0">
          <text:p/>
        </draw:polygon>
        <draw:polygon draw:style-name="gr18" draw:text-style-name="P2" draw:layer="layout" svg:width="0.163cm" svg:height="0.163cm" svg:x="15.831cm" svg:y="16.928cm" svg:viewBox="0 0 164 164" draw:points="164,72 159,54 152,38 139,23 125,12 109,4 91,0 73,0 55,4 38,11 24,23 12,37 4,53 0,71 0,89 3,107 11,124 22,139 36,150 53,159 71,163 89,164 107,160 123,152 138,141 150,127 158,111 163,93">
          <text:p/>
        </draw:polygon>
        <draw:polygon draw:style-name="gr18" draw:text-style-name="P2" draw:layer="layout" svg:width="0.163cm" svg:height="0.163cm" svg:x="15.831cm" svg:y="17.182cm" svg:viewBox="0 0 164 164" draw:points="160,0 162,1 163,3 164,5 164,158 163,160 162,162 160,163 158,164 5,164 3,163 1,162 0,160 0,158 0,5 0,3 1,1 3,0 5,0 158,0">
          <text:p/>
        </draw:polygon>
        <draw:polygon draw:style-name="gr18" draw:text-style-name="P2" draw:layer="layout" svg:width="0.163cm" svg:height="0.163cm" svg:x="16.974cm" svg:y="16.928cm" svg:viewBox="0 0 164 164" draw:points="164,72 159,54 151,38 139,23 125,12 109,4 91,0 73,0 55,4 38,11 24,23 12,37 4,53 0,71 0,89 3,107 11,124 22,139 36,150 53,159 71,163 89,164 107,160 123,152 138,141 150,127 158,111 163,93">
          <text:p/>
        </draw:polygon>
        <draw:polygon draw:style-name="gr18" draw:text-style-name="P2" draw:layer="layout" svg:width="0.188cm" svg:height="0.163cm" svg:x="15.818cm" svg:y="17.423cm" svg:viewBox="0 0 189 164" draw:points="186,0 188,1 189,3 189,5 189,158 189,161 188,162 186,163 184,164 5,164 3,163 2,162 1,161 0,158 0,5 1,3 2,1 3,0 5,0 184,0">
          <text:p/>
        </draw:polygon>
        <draw:polygon draw:style-name="gr18" draw:text-style-name="P2" draw:layer="layout" svg:width="0.163cm" svg:height="0.163cm" svg:x="16.974cm" svg:y="17.182cm" svg:viewBox="0 0 164 164" draw:points="161,0 162,1 163,3 164,5 164,158 163,160 162,162 161,163 158,164 5,164 3,163 1,162 0,160 0,158 0,5 0,3 1,1 3,0 5,0 158,0">
          <text:p/>
        </draw:polygon>
        <draw:polygon draw:style-name="gr18" draw:text-style-name="P2" draw:layer="layout" svg:width="0.161cm" svg:height="0.071cm" svg:x="17.276cm" svg:y="17.365cm" svg:viewBox="0 0 162 72" draw:points="159,0 160,2 162,3 162,68 160,70 159,71 156,72 7,72 3,71 2,70 1,68 0,66 0,5 1,3 2,2 3,0">
          <text:p/>
        </draw:polygon>
        <draw:polygon draw:style-name="gr18" draw:text-style-name="P2" draw:layer="layout" svg:width="0.161cm" svg:height="0.07cm" svg:x="17.276cm" svg:y="16.984cm" svg:viewBox="0 0 162 71" draw:points="159,0 162,3 162,68 160,70 159,71 156,71 7,71 3,71 2,70 1,68 0,66 0,5 1,3 2,2 3,0">
          <text:p/>
        </draw:polygon>
        <draw:polygon draw:style-name="gr18" draw:text-style-name="P2" draw:layer="layout" svg:width="0.161cm" svg:height="0.071cm" svg:x="17.276cm" svg:y="17.111cm" svg:viewBox="0 0 162 72" draw:points="159,0 160,2 162,3 162,68 160,70 159,71 156,72 7,72 3,71 2,70 1,68 0,66 0,5 1,3 2,2 3,0">
          <text:p/>
        </draw:polygon>
        <draw:polygon draw:style-name="gr18" draw:text-style-name="P2" draw:layer="layout" svg:width="0.161cm" svg:height="0.071cm" svg:x="17.276cm" svg:y="17.238cm" svg:viewBox="0 0 162 72" draw:points="159,0 162,3 162,68 160,70 159,71 156,72 7,72 3,71 2,70 1,68 0,66 0,5 1,3 2,2 3,0">
          <text:p/>
        </draw:polygon>
        <draw:polygon draw:style-name="gr18" draw:text-style-name="P2" draw:layer="layout" svg:width="0.163cm" svg:height="0.163cm" svg:x="18.117cm" svg:y="16.928cm" svg:viewBox="0 0 164 164" draw:points="164,72 159,54 152,38 140,23 125,12 109,4 91,0 73,0 55,4 38,11 24,23 12,37 4,53 0,71 0,89 3,107 11,124 22,139 36,150 53,159 71,163 89,164 107,160 123,152 139,141 150,127 158,111 163,93">
          <text:p/>
        </draw:polygon>
        <draw:polygon draw:style-name="gr18" draw:text-style-name="P2" draw:layer="layout" svg:width="0.163cm" svg:height="0.163cm" svg:x="18.117cm" svg:y="17.182cm" svg:viewBox="0 0 164 164" draw:points="160,0 162,1 163,3 164,5 164,158 163,160 162,162 160,163 158,164 5,164 3,163 1,162 0,160 0,158 0,5 0,3 1,1 3,0 5,0 158,0">
          <text:p/>
        </draw:polygon>
        <draw:polygon draw:style-name="gr18" draw:text-style-name="P2" draw:layer="layout" svg:width="0.163cm" svg:height="0.163cm" svg:x="19.26cm" svg:y="16.928cm" svg:viewBox="0 0 164 164" draw:points="164,72 159,54 151,38 140,23 126,12 110,4 92,0 74,0 56,4 39,11 25,23 12,37 4,53 0,71 0,89 3,107 11,124 23,139 37,150 54,159 72,163 90,164 108,160 124,152 139,141 150,127 158,111 163,93">
          <text:p/>
        </draw:polygon>
        <draw:polygon draw:style-name="gr18" draw:text-style-name="P2" draw:layer="layout" svg:width="0.163cm" svg:height="0.163cm" svg:x="19.26cm" svg:y="17.182cm" svg:viewBox="0 0 164 164" draw:points="160,0 162,1 163,3 164,5 164,158 163,160 162,162 160,163 158,164 5,164 3,163 1,162 0,160 0,158 0,5 0,3 1,1 3,0 5,0 158,0">
          <text:p/>
        </draw:polygon>
        <draw:polygon draw:style-name="gr18" draw:text-style-name="P2" draw:layer="layout" svg:width="0.188cm" svg:height="0.163cm" svg:x="19.247cm" svg:y="17.702cm" svg:viewBox="0 0 189 164" draw:points="186,1 188,2 189,3 189,6 189,159 189,161 188,163 186,164 184,164 5,164 3,164 2,163 0,161 0,159 0,6 0,3 2,2 3,1 5,0 184,0">
          <text:p/>
        </draw:polygon>
        <draw:polygon draw:style-name="gr18" draw:text-style-name="P2" draw:layer="layout" svg:width="0.188cm" svg:height="0.163cm" svg:x="19.247cm" svg:y="17.423cm" svg:viewBox="0 0 189 164" draw:points="186,0 188,1 189,3 189,5 189,158 189,161 188,162 186,163 184,164 5,164 3,163 2,162 0,161 0,158 0,5 0,3 2,1 3,0 5,0 184,0">
          <text:p/>
        </draw:polygon>
        <draw:polygon draw:style-name="gr18" draw:text-style-name="P2" draw:layer="layout" svg:width="0.188cm" svg:height="0.163cm" svg:x="18.104cm" svg:y="17.702cm" svg:viewBox="0 0 189 164" draw:points="186,1 188,2 189,3 189,6 189,159 189,161 188,163 186,164 184,164 5,164 3,164 2,163 1,161 0,159 0,6 1,3 2,2 3,1 5,0 184,0">
          <text:p/>
        </draw:polygon>
        <draw:polygon draw:style-name="gr18" draw:text-style-name="P2" draw:layer="layout" svg:width="0.188cm" svg:height="0.163cm" svg:x="18.104cm" svg:y="17.423cm" svg:viewBox="0 0 189 164" draw:points="186,0 188,1 189,3 189,5 189,158 189,161 188,162 186,163 184,164 5,164 3,163 2,162 1,161 0,158 0,5 1,3 2,1 3,0 5,0 184,0">
          <text:p/>
        </draw:polygon>
        <draw:polygon draw:style-name="gr18" draw:text-style-name="P2" draw:layer="layout" svg:width="0.16cm" svg:height="0.071cm" svg:x="17.817cm" svg:y="17.746cm" svg:viewBox="0 0 161 72" draw:points="158,0 159,2 160,3 161,5 161,66 160,68 159,70 158,71 156,72 5,72 3,71 1,70 0,68 0,3 3,0">
          <text:p/>
        </draw:polygon>
        <draw:polygon draw:style-name="gr18" draw:text-style-name="P2" draw:layer="layout" svg:width="0.16cm" svg:height="0.07cm" svg:x="17.817cm" svg:y="17.619cm" svg:viewBox="0 0 161 71" draw:points="158,0 159,2 160,3 161,5 161,66 160,68 159,70 158,71 156,71 5,71 3,71 1,70 0,68 0,3 1,2 3,0">
          <text:p/>
        </draw:polygon>
        <draw:polygon draw:style-name="gr18" draw:text-style-name="P2" draw:layer="layout" svg:width="0.16cm" svg:height="0.071cm" svg:x="17.817cm" svg:y="17.492cm" svg:viewBox="0 0 161 72" draw:points="158,0 159,2 160,3 161,5 161,66 160,68 159,70 158,71 156,72 5,72 3,71 1,70 0,68 0,3 3,0">
          <text:p/>
        </draw:polygon>
        <draw:polygon draw:style-name="gr18" draw:text-style-name="P2" draw:layer="layout" svg:width="0.16cm" svg:height="0.071cm" svg:x="17.817cm" svg:y="17.365cm" svg:viewBox="0 0 161 72" draw:points="158,0 159,2 160,3 161,5 161,66 160,68 159,70 158,71 156,72 5,72 3,71 1,70 0,68 0,3 1,2 3,0">
          <text:p/>
        </draw:polygon>
        <draw:polygon draw:style-name="gr18" draw:text-style-name="P2" draw:layer="layout" svg:width="0.16cm" svg:height="0.071cm" svg:x="17.817cm" svg:y="17.238cm" svg:viewBox="0 0 161 72" draw:points="158,0 159,2 160,3 161,5 161,66 160,68 159,70 158,71 156,72 5,72 3,71 1,70 0,68 0,3 1,2 3,0">
          <text:p/>
        </draw:polygon>
        <draw:polygon draw:style-name="gr18" draw:text-style-name="P2" draw:layer="layout" svg:width="0.16cm" svg:height="0.07cm" svg:x="17.817cm" svg:y="16.984cm" svg:viewBox="0 0 161 71" draw:points="158,0 159,2 160,3 161,5 161,66 160,68 159,70 158,71 156,71 5,71 3,71 1,70 0,68 0,3 1,2 3,0">
          <text:p/>
        </draw:polygon>
        <draw:polygon draw:style-name="gr18" draw:text-style-name="P2" draw:layer="layout" svg:width="0.16cm" svg:height="0.071cm" svg:x="17.817cm" svg:y="17.111cm" svg:viewBox="0 0 161 72" draw:points="158,0 159,2 160,3 161,5 161,66 160,68 159,70 158,71 156,72 5,72 3,71 1,70 0,68 0,3 3,0">
          <text:p/>
        </draw:polygon>
        <draw:polygon draw:style-name="gr18" draw:text-style-name="P2" draw:layer="layout" svg:width="0.161cm" svg:height="0.071cm" svg:x="17.276cm" svg:y="17.492cm" svg:viewBox="0 0 162 72" draw:points="159,0 160,2 162,3 162,68 160,70 159,71 156,72 7,72 3,71 2,70 1,68 0,66 0,5 1,3 2,2 3,0">
          <text:p/>
        </draw:polygon>
        <draw:polygon draw:style-name="gr18" draw:text-style-name="P2" draw:layer="layout" svg:width="0.161cm" svg:height="0.07cm" svg:x="17.276cm" svg:y="17.619cm" svg:viewBox="0 0 162 71" draw:points="159,0 162,3 162,68 160,70 159,71 156,71 7,71 3,71 2,70 1,68 0,66 0,5 1,3 2,2 3,0">
          <text:p/>
        </draw:polygon>
        <draw:polygon draw:style-name="gr18" draw:text-style-name="P2" draw:layer="layout" svg:width="0.161cm" svg:height="0.071cm" svg:x="17.276cm" svg:y="17.746cm" svg:viewBox="0 0 162 72" draw:points="159,0 160,2 162,3 162,68 160,70 159,71 156,72 7,72 3,71 2,70 1,68 0,66 0,5 1,3 2,2 3,0">
          <text:p/>
        </draw:polygon>
        <draw:polygon draw:style-name="gr18" draw:text-style-name="P2" draw:layer="layout" svg:width="0.188cm" svg:height="0.163cm" svg:x="16.961cm" svg:y="17.702cm" svg:viewBox="0 0 189 164" draw:points="186,1 188,2 189,3 189,6 189,159 189,161 188,163 186,164 184,164 5,164 3,164 2,163 1,161 0,159 0,6 1,3 2,2 3,1 5,0 184,0">
          <text:p/>
        </draw:polygon>
        <draw:polygon draw:style-name="gr18" draw:text-style-name="P2" draw:layer="layout" svg:width="0.188cm" svg:height="0.163cm" svg:x="16.961cm" svg:y="17.423cm" svg:viewBox="0 0 189 164" draw:points="186,0 188,1 189,3 189,5 189,158 189,161 188,162 186,163 184,164 5,164 3,163 2,162 1,161 0,158 0,5 1,3 2,1 3,0 5,0 184,0">
          <text:p/>
        </draw:polygon>
        <draw:polygon draw:style-name="gr18" draw:text-style-name="P2" draw:layer="layout" svg:width="0.163cm" svg:height="0.163cm" svg:x="14.688cm" svg:y="16.928cm" svg:viewBox="0 0 164 164" draw:points="164,72 159,54 151,38 139,23 125,12 109,4 91,0 73,0 55,4 38,11 24,23 12,37 5,53 0,71 0,89 3,107 11,124 22,139 36,150 53,159 71,163 89,164 107,160 123,152 138,141 150,127 158,111 163,93">
          <text:p/>
        </draw:polygon>
        <draw:polygon draw:style-name="gr18" draw:text-style-name="P2" draw:layer="layout" svg:width="0.163cm" svg:height="0.163cm" svg:x="14.688cm" svg:y="17.182cm" svg:viewBox="0 0 164 164" draw:points="161,0 162,1 163,3 164,5 164,158 163,160 162,162 161,163 158,164 5,164 3,163 1,162 0,160 0,158 0,5 0,3 1,1 3,0 5,0 158,0">
          <text:p/>
        </draw:polygon>
        <draw:polygon draw:style-name="gr18" draw:text-style-name="P2" draw:layer="layout" svg:width="0.188cm" svg:height="0.163cm" svg:x="15.818cm" svg:y="17.702cm" svg:viewBox="0 0 189 164" draw:points="186,1 188,2 189,3 189,6 189,159 189,161 188,163 186,164 184,164 5,164 3,164 2,163 1,161 0,159 0,6 1,3 2,2 3,1 5,0 184,0">
          <text:p/>
        </draw:polygon>
        <draw:polygon draw:style-name="gr18" draw:text-style-name="P2" draw:layer="layout" svg:width="0.188cm" svg:height="0.163cm" svg:x="14.675cm" svg:y="17.702cm" svg:viewBox="0 0 189 164" draw:points="186,1 188,2 189,3 189,6 189,159 189,161 188,163 186,164 184,164 5,164 3,164 1,163 1,161 0,159 0,6 1,3 1,2 3,1 5,0 184,0">
          <text:p/>
        </draw:polygon>
        <draw:polygon draw:style-name="gr18" draw:text-style-name="P2" draw:layer="layout" svg:width="0.188cm" svg:height="0.163cm" svg:x="14.675cm" svg:y="17.423cm" svg:viewBox="0 0 189 164" draw:points="186,0 188,1 189,3 189,5 189,158 189,161 188,162 186,163 184,164 5,164 3,163 1,162 1,161 0,158 0,5 1,3 1,1 3,0 5,0 184,0">
          <text:p/>
        </draw:polygon>
        <draw:frame draw:style-name="gr19" draw:text-style-name="P3" draw:layer="layout" svg:width="12.319cm" svg:height="1.873cm" svg:x="4.953cm" svg:y="4.985cm">
          <draw:text-box>
            <text:p>Guide de montage du Bike-TSL-Kit</text:p>
          </draw:text-box>
        </draw:frame>
        <draw:frame draw:style-name="gr20" draw:text-style-name="P4" draw:layer="layout" svg:width="18.161cm" svg:height="8.737cm" svg:x="2.159cm" svg:y="7.493cm">
          <draw:text-box>
            <text:p><text:span text:style-name="T1">1. Souder les circuits intégrés U1, U2, U3, U4. Faites attention à la marque PIN1 de U1,U3,U4.</text:span></text:p>
            <text:p><text:span text:style-name="T1"/></text:p>
            <text:p><text:span text:style-name="T1">2. Soudez les résistances 1206 220 ohm (marque 221) : R1, R2, R3, R4, R5, R13, R14, R17, R19, R21, R23</text:span></text:p>
            <text:p><text:span text:style-name="T1"/></text:p>
            <text:p><text:span text:style-name="T1">3. Souder les résistances 0805 22 k ohm (marque 223) : R6, R7, R8, R9, R10, R11, R12, R15, R16, R18, R22, R22, R24</text:span></text:p>
            <text:p><text:span text:style-name="T1"/></text:p>
            <text:p><text:span text:style-name="T1">4. Souder les condensateurs 0805 10uF/6,3V : C1, C2, C3, C4</text:span></text:p>
            <text:p><text:span text:style-name="T1"/></text:p>
            <text:p><text:span text:style-name="T1">5. Souder les diodes SMA 1N5822 : D1, D2. Attention à la polarité, attention à la marque !</text:span></text:p>
            <text:p><text:span text:style-name="T1"/></text:p>
            <text:p><text:span text:style-name="T1">6. Souder l'inducteur CD43 4.7uH L1 </text:span></text:p>
            <text:p><text:span text:style-name="T1"/></text:p>
            <text:p><text:span text:style-name="T1"/></text:p>
          </draw:text-box>
        </draw:frame>
        <draw:frame draw:style-name="gr21" draw:text-style-name="P4" draw:layer="layout" svg:width="18.161cm" svg:height="3.556cm" svg:x="1.731cm" svg:y="21.59cm">
          <draw:text-box>
            <text:p><text:span text:style-name="T1">7. Souder les LED : LED1 ... LED10. Le fil long va dans le pad circulaire.</text:span></text:p>
            <text:p><text:span text:style-name="T1"/></text:p>
            <text:p><text:span text:style-name="T1">8. Soudez le support de la pile. Faites attention aux signes plus et moins.</text:span></text:p>
            <text:p><text:span text:style-name="T1"/></text:p>
            <text:p><text:span text:style-name="T1">9. Retirez l'isolation des câbles des boutons et soudez-les de cette façon :</text:span></text:p>
            <text:p><text:span text:style-name="T1">Les fils rouges vers les pads droit et gauche, les deux fils noirs vers le pad COMM.</text:span></text:p>
          </draw:text-box>
        </draw:frame>
        <draw:frame draw:style-name="gr22" draw:text-style-name="P5" draw:layer="layout" svg:width="20.364cm" svg:height="2.304cm" svg:x="0.337cm" svg:y="18.702cm">
          <draw:image xlink:href="Pictures/1000020100000697000000BFF340F653F36C8985.png" xlink:type="simple" xlink:show="embed" xlink:actuate="onLoad" loext:mime-type="image/png">
            <text:p/>
          </draw:image>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04-13T19:41:30.543000000</dc:date>
    <meta:editing-duration>PT43M27S</meta:editing-duration>
    <meta:editing-cycles>10</meta:editing-cycles>
    <meta:generator>LibreOffice/6.4.2.2$Windows_X86_64 LibreOffice_project/4e471d8c02c9c90f512f7f9ead8875b57fcb1ec3</meta:generator>
    <meta:document-statistic meta:object-count="743"/>
  </office:meta>
</office:document-meta>
</file>